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page" style:column-width="0.889in"/>
    </style:style>
    <style:style style:name="co3" style:family="table-column">
      <style:table-column-properties fo:break-before="auto" style:column-width="1.0362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1736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B" table:style-name="ta1">
        <table:shapes>
          <draw:frame draw:z-index="0" draw:style-name="gr1" draw:text-style-name="P1" svg:width="6.1835in" svg:height="3.5429in" svg:x="0in" svg:y="4.248in">
            <draw:object draw:notify-on-update-of-ranges="BB.A6:BB.A23 BB.B5:BB.B5 BB.B6:BB.B23 BB.C5:BB.C5 BB.C6:BB.C23 BB.D5:BB.D5 BB.D6:BB.D23 BB.E5:BB.E5 BB.E6:BB.E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Basic Blocks vs Graph Vertices</text:p>
          </table:table-cell>
          <table:covered-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E16</text:p>
          </table:table-cell>
          <table:table-cell table:style-name="ce3" office:value-type="string" calcext:value-type="string">
            <text:p>E3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808242" calcext:value-type="float">
            <text:p>1808242</text:p>
          </table:table-cell>
          <table:table-cell office:value-type="float" office:value="1429897" calcext:value-type="float">
            <text:p>1429897</text:p>
          </table:table-cell>
          <table:table-cell office:value-type="float" office:value="2014153" calcext:value-type="float">
            <text:p>2014153</text:p>
          </table:table-cell>
          <table:table-cell office:value-type="float" office:value="1696746" calcext:value-type="float">
            <text:p>169674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691708" calcext:value-type="float">
            <text:p>1691708</text:p>
          </table:table-cell>
          <table:table-cell office:value-type="float" office:value="1729676" calcext:value-type="float">
            <text:p>1729676</text:p>
          </table:table-cell>
          <table:table-cell office:value-type="float" office:value="1778331" calcext:value-type="float">
            <text:p>1778331</text:p>
          </table:table-cell>
          <table:table-cell office:value-type="float" office:value="1629258" calcext:value-type="float">
            <text:p>1629258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1977773" calcext:value-type="float">
            <text:p>1977773</text:p>
          </table:table-cell>
          <table:table-cell office:value-type="float" office:value="1458075" calcext:value-type="float">
            <text:p>1458075</text:p>
          </table:table-cell>
          <table:table-cell office:value-type="float" office:value="1822447" calcext:value-type="float">
            <text:p>1822447</text:p>
          </table:table-cell>
          <table:table-cell office:value-type="float" office:value="1628971" calcext:value-type="float">
            <text:p>162897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240370" calcext:value-type="float">
            <text:p>2240370</text:p>
          </table:table-cell>
          <table:table-cell office:value-type="float" office:value="1880820" calcext:value-type="float">
            <text:p>1880820</text:p>
          </table:table-cell>
          <table:table-cell office:value-type="float" office:value="1891705" calcext:value-type="float">
            <text:p>1891705</text:p>
          </table:table-cell>
          <table:table-cell office:value-type="float" office:value="2034524" calcext:value-type="float">
            <text:p>2034524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1725569" calcext:value-type="float">
            <text:p>1725569</text:p>
          </table:table-cell>
          <table:table-cell office:value-type="float" office:value="1812115" calcext:value-type="float">
            <text:p>1812115</text:p>
          </table:table-cell>
          <table:table-cell office:value-type="float" office:value="1908074" calcext:value-type="float">
            <text:p>1908074</text:p>
          </table:table-cell>
          <table:table-cell office:value-type="float" office:value="2551947" calcext:value-type="float">
            <text:p>2551947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459397" calcext:value-type="float">
            <text:p>2459397</text:p>
          </table:table-cell>
          <table:table-cell office:value-type="float" office:value="2281046" calcext:value-type="float">
            <text:p>2281046</text:p>
          </table:table-cell>
          <table:table-cell office:value-type="float" office:value="2842678" calcext:value-type="float">
            <text:p>2842678</text:p>
          </table:table-cell>
          <table:table-cell office:value-type="float" office:value="3669373" calcext:value-type="float">
            <text:p>366937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2654478" calcext:value-type="float">
            <text:p>2654478</text:p>
          </table:table-cell>
          <table:table-cell office:value-type="float" office:value="3723998" calcext:value-type="float">
            <text:p>3723998</text:p>
          </table:table-cell>
          <table:table-cell office:value-type="float" office:value="4679378" calcext:value-type="float">
            <text:p>4679378</text:p>
          </table:table-cell>
          <table:table-cell office:value-type="float" office:value="6515957" calcext:value-type="float">
            <text:p>651595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3513091" calcext:value-type="float">
            <text:p>3513091</text:p>
          </table:table-cell>
          <table:table-cell office:value-type="float" office:value="5634615" calcext:value-type="float">
            <text:p>5634615</text:p>
          </table:table-cell>
          <table:table-cell office:value-type="float" office:value="7837375" calcext:value-type="float">
            <text:p>7837375</text:p>
          </table:table-cell>
          <table:table-cell office:value-type="float" office:value="13161791" calcext:value-type="float">
            <text:p>13161791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5802893" calcext:value-type="float">
            <text:p>5802893</text:p>
          </table:table-cell>
          <table:table-cell office:value-type="float" office:value="8960046" calcext:value-type="float">
            <text:p>8960046</text:p>
          </table:table-cell>
          <table:table-cell office:value-type="float" office:value="14974988" calcext:value-type="float">
            <text:p>14974988</text:p>
          </table:table-cell>
          <table:table-cell office:value-type="float" office:value="25498508" calcext:value-type="float">
            <text:p>25498508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10472033" calcext:value-type="float">
            <text:p>10472033</text:p>
          </table:table-cell>
          <table:table-cell office:value-type="float" office:value="17105610" calcext:value-type="float">
            <text:p>17105610</text:p>
          </table:table-cell>
          <table:table-cell office:value-type="float" office:value="29778303" calcext:value-type="float">
            <text:p>29778303</text:p>
          </table:table-cell>
          <table:table-cell office:value-type="float" office:value="53846658" calcext:value-type="float">
            <text:p>5384665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19046623" calcext:value-type="float">
            <text:p>19046623</text:p>
          </table:table-cell>
          <table:table-cell office:value-type="float" office:value="33252641" calcext:value-type="float">
            <text:p>33252641</text:p>
          </table:table-cell>
          <table:table-cell office:value-type="float" office:value="60846620" calcext:value-type="float">
            <text:p>60846620</text:p>
          </table:table-cell>
          <table:table-cell office:value-type="float" office:value="110752990" calcext:value-type="float">
            <text:p>11075299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37541541" calcext:value-type="float">
            <text:p>37541541</text:p>
          </table:table-cell>
          <table:table-cell office:value-type="float" office:value="65950606" calcext:value-type="float">
            <text:p>65950606</text:p>
          </table:table-cell>
          <table:table-cell office:value-type="float" office:value="122087298" calcext:value-type="float">
            <text:p>122087298</text:p>
          </table:table-cell>
          <table:table-cell office:value-type="float" office:value="229058110" calcext:value-type="float">
            <text:p>22905811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74593527" calcext:value-type="float">
            <text:p>74593527</text:p>
          </table:table-cell>
          <table:table-cell office:value-type="float" office:value="133827646" calcext:value-type="float">
            <text:p>133827646</text:p>
          </table:table-cell>
          <table:table-cell office:value-type="float" office:value="250721509" calcext:value-type="float">
            <text:p>250721509</text:p>
          </table:table-cell>
          <table:table-cell office:value-type="float" office:value="472671621" calcext:value-type="float">
            <text:p>47267162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149932987" calcext:value-type="float">
            <text:p>149932987</text:p>
          </table:table-cell>
          <table:table-cell office:value-type="float" office:value="271659065" calcext:value-type="float">
            <text:p>271659065</text:p>
          </table:table-cell>
          <table:table-cell office:value-type="float" office:value="514857170" calcext:value-type="float">
            <text:p>514857170</text:p>
          </table:table-cell>
          <table:table-cell office:value-type="float" office:value="978933284" calcext:value-type="float">
            <text:p>978933284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295711136" calcext:value-type="float">
            <text:p>295711136</text:p>
          </table:table-cell>
          <table:table-cell office:value-type="float" office:value="550590994" calcext:value-type="float">
            <text:p>550590994</text:p>
          </table:table-cell>
          <table:table-cell office:value-type="float" office:value="1052583197" calcext:value-type="float">
            <text:p>1052583197</text:p>
          </table:table-cell>
          <table:table-cell office:value-type="float" office:value="2028865106" calcext:value-type="float">
            <text:p>202886510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595573691" calcext:value-type="float">
            <text:p>595573691</text:p>
          </table:table-cell>
          <table:table-cell office:value-type="float" office:value="1114085588" calcext:value-type="float">
            <text:p>1114085588</text:p>
          </table:table-cell>
          <table:table-cell office:value-type="float" office:value="2144809011" calcext:value-type="float">
            <text:p>2144809011</text:p>
          </table:table-cell>
          <table:table-cell office:value-type="float" office:value="4167368198" calcext:value-type="float">
            <text:p>4167368198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1203503598" calcext:value-type="float">
            <text:p>1203503598</text:p>
          </table:table-cell>
          <table:table-cell office:value-type="float" office:value="2256197335" calcext:value-type="float">
            <text:p>2256197335</text:p>
          </table:table-cell>
          <table:table-cell office:value-type="float" office:value="4291003239" calcext:value-type="float">
            <text:p>4291003239</text:p>
          </table:table-cell>
          <table:table-cell office:value-type="float" office:value="8389784272" calcext:value-type="float">
            <text:p>8389784272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2426381048" calcext:value-type="float">
            <text:p>2426381048</text:p>
          </table:table-cell>
          <table:table-cell office:value-type="float" office:value="4576312812" calcext:value-type="float">
            <text:p>4576312812</text:p>
          </table:table-cell>
          <table:table-cell office:value-type="float" office:value="8731516970" calcext:value-type="float">
            <text:p>8731516970</text:p>
          </table:table-cell>
          <table:table-cell office:value-type="float" office:value="17123336316" calcext:value-type="float">
            <text:p>17123336316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nstructions" table:style-name="ta1">
        <table:shapes>
          <draw:frame draw:z-index="0" draw:style-name="gr1" draw:text-style-name="P1" svg:width="6.1248in" svg:height="3.5429in" svg:x="6.2906in" svg:y="4.865in">
            <draw:object draw:notify-on-update-of-ranges="Instructions.A31:Instructions.A48 Instructions.B30:Instructions.B30 Instructions.B31:Instructions.B48 Instructions.C30:Instructions.C30 Instructions.C31:Instructions.C48 Instructions.D30:Instructions.D30 Instructions.D31:Instructions.D48 Instructions.E30:Instructions.E30 Instructions.E31:Instructions.E4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122in" svg:height="3.513in" svg:x="6.2228in" svg:y="9.4398in">
            <draw:object draw:notify-on-update-of-ranges="Instructions.A57:Instructions.A74 Instructions.B56:Instructions.B56 Instructions.B57:Instructions.B74 Instructions.C56:Instructions.C56 Instructions.C57:Instructions.C74 Instructions.D56:Instructions.D56 Instructions.D57:Instructions.D74 Instructions.E56:Instructions.E56 Instructions.E57:Instructions.E7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1732in" svg:height="3.5803in" svg:x="6.2232in" svg:y="0.5106in">
            <draw:object draw:notify-on-update-of-ranges="Instructions.A6:Instructions.A23 Instructions.B5:Instructions.B5 Instructions.B6:Instructions.B23 Instructions.C5:Instructions.C5 Instructions.C6:Instructions.C23 Instructions.D5:Instructions.D5 Instructions.D6:Instructions.D23 Instructions.E5:Instructions.E5 Instructions.E6:Instructions.E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6.0697in" svg:height="3.4524in" svg:x="12.5807in" svg:y="9.052in">
            <draw:object draw:notify-on-update-of-ranges="Instructions.P5:Instructions.P22 Instructions.Q4:Instructions.Q4 Instructions.Q5:Instructions.Q22 Instructions.R4:Instructions.R4 Instructions.R5:Instructions.R22 Instructions.S4:Instructions.S4 Instructions.S5:Instructions.S22 Instructions.T4:Instructions.T4 Instructions.T5:Instructions.T2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6.1024in" svg:height="3.4665in" svg:x="12.5484in" svg:y="12.6567in">
            <draw:object draw:notify-on-update-of-ranges="Instructions.P30:Instructions.P47 Instructions.Q29:Instructions.Q29 Instructions.Q30:Instructions.Q47 Instructions.R29:Instructions.R29 Instructions.R30:Instructions.R47 Instructions.S29:Instructions.S29 Instructions.S30:Instructions.S47 Instructions.T29:Instructions.T29 Instructions.T30:Instructions.T4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2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3">
          <table:table-cell table:style-name="Default"/>
          <table:table-cell table:number-columns-repeated="14"/>
          <table:table-cell table:style-name="ce1" office:value-type="string" calcext:value-type="string" table:number-columns-spanned="5" table:number-rows-spanned="1">
            <text:p>Read Memory Instruction Percentages vs Graph Vertices</text:p>
          </table:table-cell>
          <table:covered-table-cell table:number-columns-repeated="4"/>
        </table:table-row>
        <table:table-row table:style-name="ro3">
          <table:table-cell table:style-name="ce1" office:value-type="string" calcext:value-type="string" table:number-columns-spanned="5" table:number-rows-spanned="1">
            <text:p>Read Memory Instructions vs Graph Vertices</text:p>
          </table:table-cell>
          <table:covered-table-cell table:number-columns-repeated="4"/>
          <table:table-cell table:number-columns-repeated="11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formula="of:=([.B6]/[.B57])*100" office:value-type="float" office:value="20.0146565533785" calcext:value-type="float">
            <text:p>20.0146565534</text:p>
          </table:table-cell>
          <table:table-cell table:formula="of:=([.C6]/[.C57])*100" office:value-type="float" office:value="24.0190249077433" calcext:value-type="float">
            <text:p>24.0190249077</text:p>
          </table:table-cell>
          <table:table-cell table:formula="of:=([.D6]/[.D57])*100" office:value-type="float" office:value="14.3690676556196" calcext:value-type="float">
            <text:p>14.3690676556</text:p>
          </table:table-cell>
          <table:table-cell table:formula="of:=([.E6]/[.E57])*100" office:value-type="float" office:value="21.5709211194016" calcext:value-type="float">
            <text:p>21.57092111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2721" calcext:value-type="float">
            <text:p>1402721</text:p>
          </table:table-cell>
          <table:table-cell office:value-type="float" office:value="1370221" calcext:value-type="float">
            <text:p>1370221</text:p>
          </table:table-cell>
          <table:table-cell office:value-type="float" office:value="1111997" calcext:value-type="float">
            <text:p>1111997</text:p>
          </table:table-cell>
          <table:table-cell office:value-type="float" office:value="1434655" calcext:value-type="float">
            <text:p>1434655</text:p>
          </table:table-cell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formula="of:=([.B7]/[.B58])*100" office:value-type="float" office:value="20.1910173751503" calcext:value-type="float">
            <text:p>20.1910173752</text:p>
          </table:table-cell>
          <table:table-cell table:formula="of:=([.C7]/[.C58])*100" office:value-type="float" office:value="16.2576732795525" calcext:value-type="float">
            <text:p>16.2576732796</text:p>
          </table:table-cell>
          <table:table-cell table:formula="of:=([.D7]/[.D58])*100" office:value-type="float" office:value="20.3621411012688" calcext:value-type="float">
            <text:p>20.3621411013</text:p>
          </table:table-cell>
          <table:table-cell table:formula="of:=([.E7]/[.E58])*100" office:value-type="float" office:value="21.8891977487088" calcext:value-type="float">
            <text:p>21.88919774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39568" calcext:value-type="float">
            <text:p>1339568</text:p>
          </table:table-cell>
          <table:table-cell office:value-type="float" office:value="1102671" calcext:value-type="float">
            <text:p>1102671</text:p>
          </table:table-cell>
          <table:table-cell office:value-type="float" office:value="1427291" calcext:value-type="float">
            <text:p>1427291</text:p>
          </table:table-cell>
          <table:table-cell office:value-type="float" office:value="1423168" calcext:value-type="float">
            <text:p>1423168</text:p>
          </table:table-cell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formula="of:=([.B8]/[.B59])*100" office:value-type="float" office:value="17.1634764814995" calcext:value-type="float">
            <text:p>17.1634764815</text:p>
          </table:table-cell>
          <table:table-cell table:formula="of:=([.C8]/[.C59])*100" office:value-type="float" office:value="23.3668394793686" calcext:value-type="float">
            <text:p>23.3668394794</text:p>
          </table:table-cell>
          <table:table-cell table:formula="of:=([.D8]/[.D59])*100" office:value-type="float" office:value="18.6977951189472" calcext:value-type="float">
            <text:p>18.6977951189</text:p>
          </table:table-cell>
          <table:table-cell table:formula="of:=([.E8]/[.E59])*100" office:value-type="float" office:value="24.6834045628493" calcext:value-type="float">
            <text:p>24.68340456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24748" calcext:value-type="float">
            <text:p>1324748</text:p>
          </table:table-cell>
          <table:table-cell office:value-type="float" office:value="1393524" calcext:value-type="float">
            <text:p>1393524</text:p>
          </table:table-cell>
          <table:table-cell office:value-type="float" office:value="1365089" calcext:value-type="float">
            <text:p>1365089</text:p>
          </table:table-cell>
          <table:table-cell office:value-type="float" office:value="1661281" calcext:value-type="float">
            <text:p>1661281</text:p>
          </table:table-cell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formula="of:=([.B9]/[.B60])*100" office:value-type="float" office:value="17.056084246446" calcext:value-type="float">
            <text:p>17.0560842464</text:p>
          </table:table-cell>
          <table:table-cell table:formula="of:=([.C9]/[.C60])*100" office:value-type="float" office:value="17.9438864169124" calcext:value-type="float">
            <text:p>17.9438864169</text:p>
          </table:table-cell>
          <table:table-cell table:formula="of:=([.D9]/[.D60])*100" office:value-type="float" office:value="20.8701511228361" calcext:value-type="float">
            <text:p>20.8701511228</text:p>
          </table:table-cell>
          <table:table-cell table:formula="of:=([.E9]/[.E60])*100" office:value-type="float" office:value="21.1268844864215" calcext:value-type="float">
            <text:p>21.12688448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0691" calcext:value-type="float">
            <text:p>1500691</text:p>
          </table:table-cell>
          <table:table-cell office:value-type="float" office:value="1374719" calcext:value-type="float">
            <text:p>1374719</text:p>
          </table:table-cell>
          <table:table-cell office:value-type="float" office:value="1653713" calcext:value-type="float">
            <text:p>1653713</text:p>
          </table:table-cell>
          <table:table-cell office:value-type="float" office:value="1848910" calcext:value-type="float">
            <text:p>1848910</text:p>
          </table:table-cell>
          <table:table-cell table:number-columns-repeated="10"/>
          <table:table-cell table:style-name="ce2" office:value-type="float" office:value="9" calcext:value-type="float">
            <text:p>9</text:p>
          </table:table-cell>
          <table:table-cell table:formula="of:=([.B10]/[.B61])*100" office:value-type="float" office:value="20.2632217560923" calcext:value-type="float">
            <text:p>20.2632217561</text:p>
          </table:table-cell>
          <table:table-cell table:formula="of:=([.C10]/[.C61])*100" office:value-type="float" office:value="23.5793412419198" calcext:value-type="float">
            <text:p>23.5793412419</text:p>
          </table:table-cell>
          <table:table-cell table:formula="of:=([.D10]/[.D61])*100" office:value-type="float" office:value="25.4951226755556" calcext:value-type="float">
            <text:p>25.4951226756</text:p>
          </table:table-cell>
          <table:table-cell table:formula="of:=([.E10]/[.E61])*100" office:value-type="float" office:value="25.0142141941529" calcext:value-type="float">
            <text:p>25.01421419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82126" calcext:value-type="float">
            <text:p>1482126</text:p>
          </table:table-cell>
          <table:table-cell office:value-type="float" office:value="1866788" calcext:value-type="float">
            <text:p>1866788</text:p>
          </table:table-cell>
          <table:table-cell office:value-type="float" office:value="2235497" calcext:value-type="float">
            <text:p>2235497</text:p>
          </table:table-cell>
          <table:table-cell office:value-type="float" office:value="2955593" calcext:value-type="float">
            <text:p>2955593</text:p>
          </table:table-cell>
          <table:table-cell table:number-columns-repeated="10"/>
          <table:table-cell table:style-name="ce2" office:value-type="float" office:value="10" calcext:value-type="float">
            <text:p>10</text:p>
          </table:table-cell>
          <table:table-cell table:formula="of:=([.B11]/[.B62])*100" office:value-type="float" office:value="19.0626782113628" calcext:value-type="float">
            <text:p>19.0626782114</text:p>
          </table:table-cell>
          <table:table-cell table:formula="of:=([.C11]/[.C62])*100" office:value-type="float" office:value="23.8938847035523" calcext:value-type="float">
            <text:p>23.8938847036</text:p>
          </table:table-cell>
          <table:table-cell table:formula="of:=([.D11]/[.D62])*100" office:value-type="float" office:value="27.7963854809362" calcext:value-type="float">
            <text:p>27.7963854809</text:p>
          </table:table-cell>
          <table:table-cell table:formula="of:=([.E11]/[.E62])*100" office:value-type="float" office:value="29.2662139351514" calcext:value-type="float">
            <text:p>29.26621393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8968" calcext:value-type="float">
            <text:p>2008968</text:p>
          </table:table-cell>
          <table:table-cell office:value-type="float" office:value="2530144" calcext:value-type="float">
            <text:p>2530144</text:p>
          </table:table-cell>
          <table:table-cell office:value-type="float" office:value="3779258" calcext:value-type="float">
            <text:p>3779258</text:p>
          </table:table-cell>
          <table:table-cell office:value-type="float" office:value="5452605" calcext:value-type="float">
            <text:p>5452605</text:p>
          </table:table-cell>
          <table:table-cell table:number-columns-repeated="10"/>
          <table:table-cell table:style-name="ce2" office:value-type="float" office:value="11" calcext:value-type="float">
            <text:p>11</text:p>
          </table:table-cell>
          <table:table-cell table:formula="of:=([.B12]/[.B63])*100" office:value-type="float" office:value="23.8257001366354" calcext:value-type="float">
            <text:p>23.8257001366</text:p>
          </table:table-cell>
          <table:table-cell table:formula="of:=([.C12]/[.C63])*100" office:value-type="float" office:value="25.7953406418832" calcext:value-type="float">
            <text:p>25.7953406419</text:p>
          </table:table-cell>
          <table:table-cell table:formula="of:=([.D12]/[.D63])*100" office:value-type="float" office:value="28.6801162759311" calcext:value-type="float">
            <text:p>28.6801162759</text:p>
          </table:table-cell>
          <table:table-cell table:formula="of:=([.E12]/[.E63])*100" office:value-type="float" office:value="31.3146089157241" calcext:value-type="float">
            <text:p>31.31460891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63143" calcext:value-type="float">
            <text:p>2963143</text:p>
          </table:table-cell>
          <table:table-cell office:value-type="float" office:value="4582858" calcext:value-type="float">
            <text:p>4582858</text:p>
          </table:table-cell>
          <table:table-cell office:value-type="float" office:value="6736462" calcext:value-type="float">
            <text:p>6736462</text:p>
          </table:table-cell>
          <table:table-cell office:value-type="float" office:value="10721441" calcext:value-type="float">
            <text:p>10721441</text:p>
          </table:table-cell>
          <table:table-cell table:number-columns-repeated="10"/>
          <table:table-cell table:style-name="ce2" office:value-type="float" office:value="12" calcext:value-type="float">
            <text:p>12</text:p>
          </table:table-cell>
          <table:table-cell table:formula="of:=([.B13]/[.B64])*100" office:value-type="float" office:value="28.9773506711847" calcext:value-type="float">
            <text:p>28.9773506712</text:p>
          </table:table-cell>
          <table:table-cell table:formula="of:=([.C13]/[.C64])*100" office:value-type="float" office:value="27.5497593869004" calcext:value-type="float">
            <text:p>27.5497593869</text:p>
          </table:table-cell>
          <table:table-cell table:formula="of:=([.D13]/[.D64])*100" office:value-type="float" office:value="32.1826930091989" calcext:value-type="float">
            <text:p>32.1826930092</text:p>
          </table:table-cell>
          <table:table-cell table:formula="of:=([.E13]/[.E64])*100" office:value-type="float" office:value="31.6733859110382" calcext:value-type="float">
            <text:p>31.6733859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25929" calcext:value-type="float">
            <text:p>5225929</text:p>
          </table:table-cell>
          <table:table-cell office:value-type="float" office:value="7833106" calcext:value-type="float">
            <text:p>7833106</text:p>
          </table:table-cell>
          <table:table-cell office:value-type="float" office:value="13445355" calcext:value-type="float">
            <text:p>13445355</text:p>
          </table:table-cell>
          <table:table-cell office:value-type="float" office:value="22193583" calcext:value-type="float">
            <text:p>22193583</text:p>
          </table:table-cell>
          <table:table-cell table:number-columns-repeated="10"/>
          <table:table-cell table:style-name="ce2" office:value-type="float" office:value="13" calcext:value-type="float">
            <text:p>13</text:p>
          </table:table-cell>
          <table:table-cell table:formula="of:=([.B14]/[.B65])*100" office:value-type="float" office:value="30.1871161284559" calcext:value-type="float">
            <text:p>30.1871161285</text:p>
          </table:table-cell>
          <table:table-cell table:formula="of:=([.C14]/[.C65])*100" office:value-type="float" office:value="31.6513778330721" calcext:value-type="float">
            <text:p>31.6513778331</text:p>
          </table:table-cell>
          <table:table-cell table:formula="of:=([.D14]/[.D65])*100" office:value-type="float" office:value="32.6375846795093" calcext:value-type="float">
            <text:p>32.6375846795</text:p>
          </table:table-cell>
          <table:table-cell table:formula="of:=([.E14]/[.E65])*100" office:value-type="float" office:value="33.2065775586682" calcext:value-type="float">
            <text:p>33.20657755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58207" calcext:value-type="float">
            <text:p>9458207</text:p>
          </table:table-cell>
          <table:table-cell office:value-type="float" office:value="15411988" calcext:value-type="float">
            <text:p>15411988</text:p>
          </table:table-cell>
          <table:table-cell office:value-type="float" office:value="26742653" calcext:value-type="float">
            <text:p>26742653</text:p>
          </table:table-cell>
          <table:table-cell office:value-type="float" office:value="46599739" calcext:value-type="float">
            <text:p>46599739</text:p>
          </table:table-cell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formula="of:=([.B15]/[.B66])*100" office:value-type="float" office:value="30.6084672771491" calcext:value-type="float">
            <text:p>30.6084672771</text:p>
          </table:table-cell>
          <table:table-cell table:formula="of:=([.C15]/[.C66])*100" office:value-type="float" office:value="31.8810182232302" calcext:value-type="float">
            <text:p>31.8810182232</text:p>
          </table:table-cell>
          <table:table-cell table:formula="of:=([.D15]/[.D66])*100" office:value-type="float" office:value="33.0638324734887" calcext:value-type="float">
            <text:p>33.0638324735</text:p>
          </table:table-cell>
          <table:table-cell table:formula="of:=([.E15]/[.E66])*100" office:value-type="float" office:value="33.2707341169025" calcext:value-type="float">
            <text:p>33.27073411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517939" calcext:value-type="float">
            <text:p>17517939</text:p>
          </table:table-cell>
          <table:table-cell office:value-type="float" office:value="30222904" calcext:value-type="float">
            <text:p>30222904</text:p>
          </table:table-cell>
          <table:table-cell office:value-type="float" office:value="54670801" calcext:value-type="float">
            <text:p>54670801</text:p>
          </table:table-cell>
          <table:table-cell office:value-type="float" office:value="98595104" calcext:value-type="float">
            <text:p>98595104</text:p>
          </table:table-cell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formula="of:=([.B16]/[.B67])*100" office:value-type="float" office:value="31.6411625168789" calcext:value-type="float">
            <text:p>31.6411625169</text:p>
          </table:table-cell>
          <table:table-cell table:formula="of:=([.C16]/[.C67])*100" office:value-type="float" office:value="32.8524755858263" calcext:value-type="float">
            <text:p>32.8524755858</text:p>
          </table:table-cell>
          <table:table-cell table:formula="of:=([.D16]/[.D67])*100" office:value-type="float" office:value="32.8279977074345" calcext:value-type="float">
            <text:p>32.8279977074</text:p>
          </table:table-cell>
          <table:table-cell table:formula="of:=([.E16]/[.E67])*100" office:value-type="float" office:value="33.8469648564736" calcext:value-type="float">
            <text:p>33.84696485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039855" calcext:value-type="float">
            <text:p>34039855</text:p>
          </table:table-cell>
          <table:table-cell office:value-type="float" office:value="61422584" calcext:value-type="float">
            <text:p>61422584</text:p>
          </table:table-cell>
          <table:table-cell office:value-type="float" office:value="109298287" calcext:value-type="float">
            <text:p>109298287</text:p>
          </table:table-cell>
          <table:table-cell office:value-type="float" office:value="208179139" calcext:value-type="float">
            <text:p>208179139</text:p>
          </table:table-cell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formula="of:=([.B17]/[.B68])*100" office:value-type="float" office:value="32.1002766361973" calcext:value-type="float">
            <text:p>32.1002766362</text:p>
          </table:table-cell>
          <table:table-cell table:formula="of:=([.C17]/[.C68])*100" office:value-type="float" office:value="32.8142692332103" calcext:value-type="float">
            <text:p>32.8142692332</text:p>
          </table:table-cell>
          <table:table-cell table:formula="of:=([.D17]/[.D68])*100" office:value-type="float" office:value="33.3811111955886" calcext:value-type="float">
            <text:p>33.3811111956</text:p>
          </table:table-cell>
          <table:table-cell table:formula="of:=([.E17]/[.E68])*100" office:value-type="float" office:value="33.7382762339217" calcext:value-type="float">
            <text:p>33.73827623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524891" calcext:value-type="float">
            <text:p>68524891</text:p>
          </table:table-cell>
          <table:table-cell office:value-type="float" office:value="120315782" calcext:value-type="float">
            <text:p>120315782</text:p>
          </table:table-cell>
          <table:table-cell office:value-type="float" office:value="224839319" calcext:value-type="float">
            <text:p>224839319</text:p>
          </table:table-cell>
          <table:table-cell office:value-type="float" office:value="423133808" calcext:value-type="float">
            <text:p>423133808</text:p>
          </table:table-cell>
          <table:table-cell table:number-columns-repeated="10"/>
          <table:table-cell table:style-name="ce2" office:value-type="float" office:value="17" calcext:value-type="float">
            <text:p>17</text:p>
          </table:table-cell>
          <table:table-cell table:formula="of:=([.B18]/[.B69])*100" office:value-type="float" office:value="32.2901017040772" calcext:value-type="float">
            <text:p>32.2901017041</text:p>
          </table:table-cell>
          <table:table-cell table:formula="of:=([.C18]/[.C69])*100" office:value-type="float" office:value="32.9645368171218" calcext:value-type="float">
            <text:p>32.9645368171</text:p>
          </table:table-cell>
          <table:table-cell table:formula="of:=([.D18]/[.D69])*100" office:value-type="float" office:value="33.4745091904967" calcext:value-type="float">
            <text:p>33.4745091905</text:p>
          </table:table-cell>
          <table:table-cell table:formula="of:=([.E18]/[.E69])*100" office:value-type="float" office:value="33.9172030129314" calcext:value-type="float">
            <text:p>33.91720301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7596863" calcext:value-type="float">
            <text:p>137596863</text:p>
          </table:table-cell>
          <table:table-cell office:value-type="float" office:value="245511666" calcext:value-type="float">
            <text:p>245511666</text:p>
          </table:table-cell>
          <table:table-cell office:value-type="float" office:value="462803768" calcext:value-type="float">
            <text:p>462803768</text:p>
          </table:table-cell>
          <table:table-cell office:value-type="float" office:value="879048678" calcext:value-type="float">
            <text:p>879048678</text:p>
          </table:table-cell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formula="of:=([.B19]/[.B70])*100" office:value-type="float" office:value="32.4395416089814" calcext:value-type="float">
            <text:p>32.439541609</text:p>
          </table:table-cell>
          <table:table-cell table:formula="of:=([.C19]/[.C70])*100" office:value-type="float" office:value="33.0962936909894" calcext:value-type="float">
            <text:p>33.096293691</text:p>
          </table:table-cell>
          <table:table-cell table:formula="of:=([.D19]/[.D70])*100" office:value-type="float" office:value="33.6249431850789" calcext:value-type="float">
            <text:p>33.6249431851</text:p>
          </table:table-cell>
          <table:table-cell table:formula="of:=([.E19]/[.E70])*100" office:value-type="float" office:value="33.963017378683" calcext:value-type="float">
            <text:p>33.96301737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7794777" calcext:value-type="float">
            <text:p>277794777</text:p>
          </table:table-cell>
          <table:table-cell office:value-type="float" office:value="500427960" calcext:value-type="float">
            <text:p>500427960</text:p>
          </table:table-cell>
          <table:table-cell office:value-type="float" office:value="954517082" calcext:value-type="float">
            <text:p>954517082</text:p>
          </table:table-cell>
          <table:table-cell office:value-type="float" office:value="1820956801" calcext:value-type="float">
            <text:p>1820956801</text:p>
          </table:table-cell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formula="of:=([.B20]/[.B71])*100" office:value-type="float" office:value="32.4917037055766" calcext:value-type="float">
            <text:p>32.4917037056</text:p>
          </table:table-cell>
          <table:table-cell table:formula="of:=([.C20]/[.C71])*100" office:value-type="float" office:value="33.1798476946656" calcext:value-type="float">
            <text:p>33.1798476947</text:p>
          </table:table-cell>
          <table:table-cell table:formula="of:=([.D20]/[.D71])*100" office:value-type="float" office:value="33.6956123121488" calcext:value-type="float">
            <text:p>33.6956123121</text:p>
          </table:table-cell>
          <table:table-cell table:formula="of:=([.E20]/[.E71])*100" office:value-type="float" office:value="34.04120291749" calcext:value-type="float">
            <text:p>34.04120291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0741593" calcext:value-type="float">
            <text:p>540741593</text:p>
          </table:table-cell>
          <table:table-cell office:value-type="float" office:value="1015926168" calcext:value-type="float">
            <text:p>1015926168</text:p>
          </table:table-cell>
          <table:table-cell office:value-type="float" office:value="1954433957" calcext:value-type="float">
            <text:p>1954433957</text:p>
          </table:table-cell>
          <table:table-cell office:value-type="float" office:value="3779599941" calcext:value-type="float">
            <text:p>3779599941</text:p>
          </table:table-cell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formula="of:=([.B21]/[.B72])*100" office:value-type="float" office:value="32.5503338694547" calcext:value-type="float">
            <text:p>32.5503338695</text:p>
          </table:table-cell>
          <table:table-cell table:formula="of:=([.C21]/[.C72])*100" office:value-type="float" office:value="33.2687542343625" calcext:value-type="float">
            <text:p>33.2687542344</text:p>
          </table:table-cell>
          <table:table-cell table:formula="of:=([.D21]/[.D72])*100" office:value-type="float" office:value="33.7543165172632" calcext:value-type="float">
            <text:p>33.7543165173</text:p>
          </table:table-cell>
          <table:table-cell table:formula="of:=([.E21]/[.E72])*100" office:value-type="float" office:value="34.0988079425499" calcext:value-type="float">
            <text:p>34.09880794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89843251" calcext:value-type="float">
            <text:p>1089843251</text:p>
          </table:table-cell>
          <table:table-cell office:value-type="float" office:value="2058796395" calcext:value-type="float">
            <text:p>2058796395</text:p>
          </table:table-cell>
          <table:table-cell office:value-type="float" office:value="3985287359" calcext:value-type="float">
            <text:p>3985287359</text:p>
          </table:table-cell>
          <table:table-cell office:value-type="float" office:value="7771372861" calcext:value-type="float">
            <text:p>7771372861</text:p>
          </table:table-cell>
          <table:table-cell table:number-columns-repeated="10"/>
          <table:table-cell table:style-name="ce2" office:value-type="float" office:value="21" calcext:value-type="float">
            <text:p>21</text:p>
          </table:table-cell>
          <table:table-cell table:formula="of:=([.B22]/[.B73])*100" office:value-type="float" office:value="32.64136656239" calcext:value-type="float">
            <text:p>32.6413665624</text:p>
          </table:table-cell>
          <table:table-cell table:formula="of:=([.C22]/[.C73])*100" office:value-type="float" office:value="33.3311288819014" calcext:value-type="float">
            <text:p>33.3311288819</text:p>
          </table:table-cell>
          <table:table-cell table:formula="of:=([.D22]/[.D73])*100" office:value-type="float" office:value="33.6779138686664" calcext:value-type="float">
            <text:p>33.6779138687</text:p>
          </table:table-cell>
          <table:table-cell table:formula="of:=([.E22]/[.E73])*100" office:value-type="float" office:value="34.0063175385823" calcext:value-type="float">
            <text:p>34.00631753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04093817" calcext:value-type="float">
            <text:p>2204093817</text:p>
          </table:table-cell>
          <table:table-cell office:value-type="float" office:value="4172795470" calcext:value-type="float">
            <text:p>4172795470</text:p>
          </table:table-cell>
          <table:table-cell office:value-type="float" office:value="7840166520" calcext:value-type="float">
            <text:p>7840166520</text:p>
          </table:table-cell>
          <table:table-cell office:value-type="float" office:value="15390833953" calcext:value-type="float">
            <text:p>15390833953</text:p>
          </table:table-cell>
          <table:table-cell table:number-columns-repeated="10"/>
          <table:table-cell table:style-name="ce2" office:value-type="float" office:value="22" calcext:value-type="float">
            <text:p>22</text:p>
          </table:table-cell>
          <table:table-cell table:formula="of:=([.B23]/[.B74])*100" office:value-type="float" office:value="32.7188694154878" calcext:value-type="float">
            <text:p>32.7188694155</text:p>
          </table:table-cell>
          <table:table-cell table:formula="of:=([.C23]/[.C74])*100" office:value-type="float" office:value="33.3921616743962" calcext:value-type="float">
            <text:p>33.3921616744</text:p>
          </table:table-cell>
          <table:table-cell table:formula="of:=([.D23]/[.D74])*100" office:value-type="float" office:value="33.7303265511362" calcext:value-type="float">
            <text:p>33.7303265511</text:p>
          </table:table-cell>
          <table:table-cell table:formula="of:=([.E23]/[.E74])*100" office:value-type="float" office:value="34.0567263953767" calcext:value-type="float">
            <text:p>34.05672639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47907865" calcext:value-type="float">
            <text:p>4447907865</text:p>
          </table:table-cell>
          <table:table-cell office:value-type="float" office:value="8466201411" calcext:value-type="float">
            <text:p>8466201411</text:p>
          </table:table-cell>
          <table:table-cell office:value-type="float" office:value="15966867370" calcext:value-type="float">
            <text:p>15966867370</text:p>
          </table:table-cell>
          <table:table-cell office:value-type="float" office:value="31428374597" calcext:value-type="float">
            <text:p>31428374597</text:p>
          </table:table-cell>
          <table:table-cell table:number-columns-repeated="15"/>
        </table:table-row>
        <table:table-row table:style-name="ro2" table:number-rows-repeated="4">
          <table:table-cell table:style-name="Default"/>
          <table:table-cell table:number-columns-repeated="19"/>
        </table:table-row>
        <table:table-row table:style-name="ro3">
          <table:table-cell table:style-name="Default"/>
          <table:table-cell table:number-columns-repeated="14"/>
          <table:table-cell table:style-name="ce1" office:value-type="string" calcext:value-type="string" table:number-columns-spanned="5" table:number-rows-spanned="1">
            <text:p>Write Memory Instruction Percentages vs Graph Vertices</text:p>
          </table:table-cell>
          <table:covered-table-cell table:number-columns-repeated="4"/>
        </table:table-row>
        <table:table-row table:style-name="ro3">
          <table:table-cell table:style-name="ce1" office:value-type="string" calcext:value-type="string" table:number-columns-spanned="5" table:number-rows-spanned="1">
            <text:p>Write Memory Instructions vs Graph Vertices</text:p>
          </table:table-cell>
          <table:covered-table-cell table:number-columns-repeated="4"/>
          <table:table-cell table:number-columns-repeated="11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formula="of:=([.B31]/[.B57])*100" office:value-type="float" office:value="3.47498148311707" calcext:value-type="float">
            <text:p>3.4749814831</text:p>
          </table:table-cell>
          <table:table-cell table:formula="of:=([.C31]/[.C57])*100" office:value-type="float" office:value="4.35689178737932" calcext:value-type="float">
            <text:p>4.3568917874</text:p>
          </table:table-cell>
          <table:table-cell table:formula="of:=([.D31]/[.D57])*100" office:value-type="float" office:value="3.22254347397699" calcext:value-type="float">
            <text:p>3.222543474</text:p>
          </table:table-cell>
          <table:table-cell table:formula="of:=([.E31]/[.E57])*100" office:value-type="float" office:value="3.80411599977447" calcext:value-type="float">
            <text:p>3.80411599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3543" calcext:value-type="float">
            <text:p>243543</text:p>
          </table:table-cell>
          <table:table-cell office:value-type="float" office:value="248549" calcext:value-type="float">
            <text:p>248549</text:p>
          </table:table-cell>
          <table:table-cell office:value-type="float" office:value="249387" calcext:value-type="float">
            <text:p>249387</text:p>
          </table:table-cell>
          <table:table-cell office:value-type="float" office:value="253007" calcext:value-type="float">
            <text:p>253007</text:p>
          </table:table-cell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formula="of:=([.B32]/[.B58])*100" office:value-type="float" office:value="3.81786049385972" calcext:value-type="float">
            <text:p>3.8178604939</text:p>
          </table:table-cell>
          <table:table-cell table:formula="of:=([.C32]/[.C58])*100" office:value-type="float" office:value="3.82983177944892" calcext:value-type="float">
            <text:p>3.8298317794</text:p>
          </table:table-cell>
          <table:table-cell table:formula="of:=([.D32]/[.D58])*100" office:value-type="float" office:value="3.89966064786342" calcext:value-type="float">
            <text:p>3.8996606479</text:p>
          </table:table-cell>
          <table:table-cell table:formula="of:=([.E32]/[.E58])*100" office:value-type="float" office:value="4.33959411482336" calcext:value-type="float">
            <text:p>4.33959411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295" calcext:value-type="float">
            <text:p>253295</text:p>
          </table:table-cell>
          <table:table-cell office:value-type="float" office:value="259757" calcext:value-type="float">
            <text:p>259757</text:p>
          </table:table-cell>
          <table:table-cell office:value-type="float" office:value="273348" calcext:value-type="float">
            <text:p>273348</text:p>
          </table:table-cell>
          <table:table-cell office:value-type="float" office:value="282147" calcext:value-type="float">
            <text:p>282147</text:p>
          </table:table-cell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formula="of:=([.B33]/[.B59])*100" office:value-type="float" office:value="3.53098493174698" calcext:value-type="float">
            <text:p>3.5309849317</text:p>
          </table:table-cell>
          <table:table-cell table:formula="of:=([.C33]/[.C59])*100" office:value-type="float" office:value="4.8845495115266" calcext:value-type="float">
            <text:p>4.8845495115</text:p>
          </table:table-cell>
          <table:table-cell table:formula="of:=([.D33]/[.D59])*100" office:value-type="float" office:value="4.31952544391698" calcext:value-type="float">
            <text:p>4.3195254439</text:p>
          </table:table-cell>
          <table:table-cell table:formula="of:=([.E33]/[.E59])*100" office:value-type="float" office:value="5.2288318775411" calcext:value-type="float">
            <text:p>5.22883187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2536" calcext:value-type="float">
            <text:p>272536</text:p>
          </table:table-cell>
          <table:table-cell office:value-type="float" office:value="291299" calcext:value-type="float">
            <text:p>291299</text:p>
          </table:table-cell>
          <table:table-cell office:value-type="float" office:value="315360" calcext:value-type="float">
            <text:p>315360</text:p>
          </table:table-cell>
          <table:table-cell office:value-type="float" office:value="351919" calcext:value-type="float">
            <text:p>351919</text:p>
          </table:table-cell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formula="of:=([.B34]/[.B60])*100" office:value-type="float" office:value="3.58237881236797" calcext:value-type="float">
            <text:p>3.5823788124</text:p>
          </table:table-cell>
          <table:table-cell table:formula="of:=([.C34]/[.C60])*100" office:value-type="float" office:value="4.65529535735277" calcext:value-type="float">
            <text:p>4.6552953574</text:p>
          </table:table-cell>
          <table:table-cell table:formula="of:=([.D34]/[.D60])*100" office:value-type="float" office:value="5.34969312146075" calcext:value-type="float">
            <text:p>5.3496931215</text:p>
          </table:table-cell>
          <table:table-cell table:formula="of:=([.E34]/[.E60])*100" office:value-type="float" office:value="5.96763555687191" calcext:value-type="float">
            <text:p>5.96763555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5198" calcext:value-type="float">
            <text:p>315198</text:p>
          </table:table-cell>
          <table:table-cell office:value-type="float" office:value="356652" calcext:value-type="float">
            <text:p>356652</text:p>
          </table:table-cell>
          <table:table-cell office:value-type="float" office:value="423900" calcext:value-type="float">
            <text:p>423900</text:p>
          </table:table-cell>
          <table:table-cell office:value-type="float" office:value="522255" calcext:value-type="float">
            <text:p>522255</text:p>
          </table:table-cell>
          <table:table-cell table:number-columns-repeated="10"/>
          <table:table-cell table:style-name="ce2" office:value-type="float" office:value="9" calcext:value-type="float">
            <text:p>9</text:p>
          </table:table-cell>
          <table:table-cell table:formula="of:=([.B35]/[.B61])*100" office:value-type="float" office:value="5.43148995162259" calcext:value-type="float">
            <text:p>5.4314899516</text:p>
          </table:table-cell>
          <table:table-cell table:formula="of:=([.C35]/[.C61])*100" office:value-type="float" office:value="6.25008131186254" calcext:value-type="float">
            <text:p>6.2500813119</text:p>
          </table:table-cell>
          <table:table-cell table:formula="of:=([.D35]/[.D61])*100" office:value-type="float" office:value="7.43283899377898" calcext:value-type="float">
            <text:p>7.4328389938</text:p>
          </table:table-cell>
          <table:table-cell table:formula="of:=([.E35]/[.E61])*100" office:value-type="float" office:value="7.49317811777495" calcext:value-type="float">
            <text:p>7.49317811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7279" calcext:value-type="float">
            <text:p>397279</text:p>
          </table:table-cell>
          <table:table-cell office:value-type="float" office:value="494822" calcext:value-type="float">
            <text:p>494822</text:p>
          </table:table-cell>
          <table:table-cell office:value-type="float" office:value="651736" calcext:value-type="float">
            <text:p>651736</text:p>
          </table:table-cell>
          <table:table-cell office:value-type="float" office:value="885368" calcext:value-type="float">
            <text:p>885368</text:p>
          </table:table-cell>
          <table:table-cell table:number-columns-repeated="10"/>
          <table:table-cell table:style-name="ce2" office:value-type="float" office:value="10" calcext:value-type="float">
            <text:p>10</text:p>
          </table:table-cell>
          <table:table-cell table:formula="of:=([.B36]/[.B62])*100" office:value-type="float" office:value="5.4848250504092" calcext:value-type="float">
            <text:p>5.4848250504</text:p>
          </table:table-cell>
          <table:table-cell table:formula="of:=([.C36]/[.C62])*100" office:value-type="float" office:value="7.46047392570048" calcext:value-type="float">
            <text:p>7.4604739257</text:p>
          </table:table-cell>
          <table:table-cell table:formula="of:=([.D36]/[.D62])*100" office:value-type="float" office:value="8.40496046658847" calcext:value-type="float">
            <text:p>8.4049604666</text:p>
          </table:table-cell>
          <table:table-cell table:formula="of:=([.E36]/[.E62])*100" office:value-type="float" office:value="9.24354426053229" calcext:value-type="float">
            <text:p>9.24354426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8032" calcext:value-type="float">
            <text:p>578032</text:p>
          </table:table-cell>
          <table:table-cell office:value-type="float" office:value="789996" calcext:value-type="float">
            <text:p>789996</text:p>
          </table:table-cell>
          <table:table-cell office:value-type="float" office:value="1142757" calcext:value-type="float">
            <text:p>1142757</text:p>
          </table:table-cell>
          <table:table-cell office:value-type="float" office:value="1722170" calcext:value-type="float">
            <text:p>1722170</text:p>
          </table:table-cell>
          <table:table-cell table:number-columns-repeated="10"/>
          <table:table-cell table:style-name="ce2" office:value-type="float" office:value="11" calcext:value-type="float">
            <text:p>11</text:p>
          </table:table-cell>
          <table:table-cell table:formula="of:=([.B37]/[.B63])*100" office:value-type="float" office:value="7.46937041675917" calcext:value-type="float">
            <text:p>7.4693704168</text:p>
          </table:table-cell>
          <table:table-cell table:formula="of:=([.C37]/[.C63])*100" office:value-type="float" office:value="7.81208770079675" calcext:value-type="float">
            <text:p>7.8120877008</text:p>
          </table:table-cell>
          <table:table-cell table:formula="of:=([.D37]/[.D63])*100" office:value-type="float" office:value="9.28113637677639" calcext:value-type="float">
            <text:p>9.2811363768</text:p>
          </table:table-cell>
          <table:table-cell table:formula="of:=([.E37]/[.E63])*100" office:value-type="float" office:value="10.1973416827734" calcext:value-type="float">
            <text:p>10.19734168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8947" calcext:value-type="float">
            <text:p>928947</text:p>
          </table:table-cell>
          <table:table-cell office:value-type="float" office:value="1387913" calcext:value-type="float">
            <text:p>1387913</text:p>
          </table:table-cell>
          <table:table-cell office:value-type="float" office:value="2179978" calcext:value-type="float">
            <text:p>2179978</text:p>
          </table:table-cell>
          <table:table-cell office:value-type="float" office:value="3491348" calcext:value-type="float">
            <text:p>3491348</text:p>
          </table:table-cell>
          <table:table-cell table:number-columns-repeated="10"/>
          <table:table-cell table:style-name="ce2" office:value-type="float" office:value="12" calcext:value-type="float">
            <text:p>12</text:p>
          </table:table-cell>
          <table:table-cell table:formula="of:=([.B38]/[.B64])*100" office:value-type="float" office:value="9.14255597456657" calcext:value-type="float">
            <text:p>9.1425559746</text:p>
          </table:table-cell>
          <table:table-cell table:formula="of:=([.C38]/[.C64])*100" office:value-type="float" office:value="9.25518001798993" calcext:value-type="float">
            <text:p>9.255180018</text:p>
          </table:table-cell>
          <table:table-cell table:formula="of:=([.D38]/[.D64])*100" office:value-type="float" office:value="10.401985570662" calcext:value-type="float">
            <text:p>10.4019855707</text:p>
          </table:table-cell>
          <table:table-cell table:formula="of:=([.E38]/[.E64])*100" office:value-type="float" office:value="10.3803687765333" calcext:value-type="float">
            <text:p>10.38036877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48817" calcext:value-type="float">
            <text:p>1648817</text:p>
          </table:table-cell>
          <table:table-cell office:value-type="float" office:value="2631486" calcext:value-type="float">
            <text:p>2631486</text:p>
          </table:table-cell>
          <table:table-cell office:value-type="float" office:value="4345764" calcext:value-type="float">
            <text:p>4345764</text:p>
          </table:table-cell>
          <table:table-cell office:value-type="float" office:value="7273538" calcext:value-type="float">
            <text:p>7273538</text:p>
          </table:table-cell>
          <table:table-cell table:number-columns-repeated="10"/>
          <table:table-cell table:style-name="ce2" office:value-type="float" office:value="13" calcext:value-type="float">
            <text:p>13</text:p>
          </table:table-cell>
          <table:table-cell table:formula="of:=([.B39]/[.B65])*100" office:value-type="float" office:value="9.96419850636091" calcext:value-type="float">
            <text:p>9.9641985064</text:p>
          </table:table-cell>
          <table:table-cell table:formula="of:=([.C39]/[.C65])*100" office:value-type="float" office:value="10.6273034009342" calcext:value-type="float">
            <text:p>10.6273034009</text:p>
          </table:table-cell>
          <table:table-cell table:formula="of:=([.D39]/[.D65])*100" office:value-type="float" office:value="10.8389332542298" calcext:value-type="float">
            <text:p>10.8389332542</text:p>
          </table:table-cell>
          <table:table-cell table:formula="of:=([.E39]/[.E65])*100" office:value-type="float" office:value="10.9240703337209" calcext:value-type="float">
            <text:p>10.92407033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21976" calcext:value-type="float">
            <text:p>3121976</text:p>
          </table:table-cell>
          <table:table-cell office:value-type="float" office:value="5174747" calcext:value-type="float">
            <text:p>5174747</text:p>
          </table:table-cell>
          <table:table-cell office:value-type="float" office:value="8881228" calcext:value-type="float">
            <text:p>8881228</text:p>
          </table:table-cell>
          <table:table-cell office:value-type="float" office:value="15330060" calcext:value-type="float">
            <text:p>15330060</text:p>
          </table:table-cell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formula="of:=([.B40]/[.B66])*100" office:value-type="float" office:value="10.5823648976025" calcext:value-type="float">
            <text:p>10.5823648976</text:p>
          </table:table-cell>
          <table:table-cell table:formula="of:=([.C40]/[.C66])*100" office:value-type="float" office:value="10.9535585560426" calcext:value-type="float">
            <text:p>10.953558556</text:p>
          </table:table-cell>
          <table:table-cell table:formula="of:=([.D40]/[.D66])*100" office:value-type="float" office:value="11.0288406740699" calcext:value-type="float">
            <text:p>11.0288406741</text:p>
          </table:table-cell>
          <table:table-cell table:formula="of:=([.E40]/[.E66])*100" office:value-type="float" office:value="10.8494732105577" calcext:value-type="float">
            <text:p>10.84947321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56534" calcext:value-type="float">
            <text:p>6056534</text:p>
          </table:table-cell>
          <table:table-cell office:value-type="float" office:value="10383870" calcext:value-type="float">
            <text:p>10383870</text:p>
          </table:table-cell>
          <table:table-cell office:value-type="float" office:value="18236106" calcext:value-type="float">
            <text:p>18236106</text:p>
          </table:table-cell>
          <table:table-cell office:value-type="float" office:value="32151528" calcext:value-type="float">
            <text:p>32151528</text:p>
          </table:table-cell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formula="of:=([.B41]/[.B67])*100" office:value-type="float" office:value="11.1443000805608" calcext:value-type="float">
            <text:p>11.1443000806</text:p>
          </table:table-cell>
          <table:table-cell table:formula="of:=([.C41]/[.C67])*100" office:value-type="float" office:value="11.1865322369112" calcext:value-type="float">
            <text:p>11.1865322369</text:p>
          </table:table-cell>
          <table:table-cell table:formula="of:=([.D41]/[.D67])*100" office:value-type="float" office:value="11.2549847940764" calcext:value-type="float">
            <text:p>11.2549847941</text:p>
          </table:table-cell>
          <table:table-cell table:formula="of:=([.E41]/[.E67])*100" office:value-type="float" office:value="10.9458444680399" calcext:value-type="float">
            <text:p>10.945844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989141" calcext:value-type="float">
            <text:p>11989141</text:p>
          </table:table-cell>
          <table:table-cell office:value-type="float" office:value="20914884" calcext:value-type="float">
            <text:p>20914884</text:p>
          </table:table-cell>
          <table:table-cell office:value-type="float" office:value="37472604" calcext:value-type="float">
            <text:p>37472604</text:p>
          </table:table-cell>
          <table:table-cell office:value-type="float" office:value="67323510" calcext:value-type="float">
            <text:p>67323510</text:p>
          </table:table-cell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formula="of:=([.B42]/[.B68])*100" office:value-type="float" office:value="11.2662472102051" calcext:value-type="float">
            <text:p>11.2662472102</text:p>
          </table:table-cell>
          <table:table-cell table:formula="of:=([.C42]/[.C68])*100" office:value-type="float" office:value="11.5016128470557" calcext:value-type="float">
            <text:p>11.5016128471</text:p>
          </table:table-cell>
          <table:table-cell table:formula="of:=([.D42]/[.D68])*100" office:value-type="float" office:value="11.3808807161633" calcext:value-type="float">
            <text:p>11.3808807162</text:p>
          </table:table-cell>
          <table:table-cell table:formula="of:=([.E42]/[.E68])*100" office:value-type="float" office:value="11.1648982724099" calcext:value-type="float">
            <text:p>11.16489827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050209" calcext:value-type="float">
            <text:p>24050209</text:p>
          </table:table-cell>
          <table:table-cell office:value-type="float" office:value="42171457" calcext:value-type="float">
            <text:p>42171457</text:p>
          </table:table-cell>
          <table:table-cell office:value-type="float" office:value="76656210" calcext:value-type="float">
            <text:p>76656210</text:p>
          </table:table-cell>
          <table:table-cell office:value-type="float" office:value="140026298" calcext:value-type="float">
            <text:p>140026298</text:p>
          </table:table-cell>
          <table:table-cell table:number-columns-repeated="10"/>
          <table:table-cell table:style-name="ce2" office:value-type="float" office:value="17" calcext:value-type="float">
            <text:p>17</text:p>
          </table:table-cell>
          <table:table-cell table:formula="of:=([.B43]/[.B69])*100" office:value-type="float" office:value="11.3154100847469" calcext:value-type="float">
            <text:p>11.3154100847</text:p>
          </table:table-cell>
          <table:table-cell table:formula="of:=([.C43]/[.C69])*100" office:value-type="float" office:value="11.4930806119633" calcext:value-type="float">
            <text:p>11.493080612</text:p>
          </table:table-cell>
          <table:table-cell table:formula="of:=([.D43]/[.D69])*100" office:value-type="float" office:value="11.3086182209128" calcext:value-type="float">
            <text:p>11.3086182209</text:p>
          </table:table-cell>
          <table:table-cell table:formula="of:=([.E43]/[.E69])*100" office:value-type="float" office:value="11.140565548243" calcext:value-type="float">
            <text:p>11.14056554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218025" calcext:value-type="float">
            <text:p>48218025</text:p>
          </table:table-cell>
          <table:table-cell office:value-type="float" office:value="85597604" calcext:value-type="float">
            <text:p>85597604</text:p>
          </table:table-cell>
          <table:table-cell office:value-type="float" office:value="156347957" calcext:value-type="float">
            <text:p>156347957</text:p>
          </table:table-cell>
          <table:table-cell office:value-type="float" office:value="288735466" calcext:value-type="float">
            <text:p>288735466</text:p>
          </table:table-cell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formula="of:=([.B44]/[.B70])*100" office:value-type="float" office:value="11.3108327796194" calcext:value-type="float">
            <text:p>11.3108327796</text:p>
          </table:table-cell>
          <table:table-cell table:formula="of:=([.C44]/[.C70])*100" office:value-type="float" office:value="11.4505991052109" calcext:value-type="float">
            <text:p>11.4505991052</text:p>
          </table:table-cell>
          <table:table-cell table:formula="of:=([.D44]/[.D70])*100" office:value-type="float" office:value="11.2528422643485" calcext:value-type="float">
            <text:p>11.2528422643</text:p>
          </table:table-cell>
          <table:table-cell table:formula="of:=([.E44]/[.E70])*100" office:value-type="float" office:value="11.0477026698004" calcext:value-type="float">
            <text:p>11.04770266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859885" calcext:value-type="float">
            <text:p>96859885</text:p>
          </table:table-cell>
          <table:table-cell office:value-type="float" office:value="173137210" calcext:value-type="float">
            <text:p>173137210</text:p>
          </table:table-cell>
          <table:table-cell office:value-type="float" office:value="319436381" calcext:value-type="float">
            <text:p>319436381</text:p>
          </table:table-cell>
          <table:table-cell office:value-type="float" office:value="592332215" calcext:value-type="float">
            <text:p>592332215</text:p>
          </table:table-cell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formula="of:=([.B45]/[.B71])*100" office:value-type="float" office:value="11.6159754229088" calcext:value-type="float">
            <text:p>11.6159754229</text:p>
          </table:table-cell>
          <table:table-cell table:formula="of:=([.C45]/[.C71])*100" office:value-type="float" office:value="11.4075333621919" calcext:value-type="float">
            <text:p>11.4075333622</text:p>
          </table:table-cell>
          <table:table-cell table:formula="of:=([.D45]/[.D71])*100" office:value-type="float" office:value="11.190589317048" calcext:value-type="float">
            <text:p>11.190589317</text:p>
          </table:table-cell>
          <table:table-cell table:formula="of:=([.E45]/[.E71])*100" office:value-type="float" office:value="10.9622814693395" calcext:value-type="float">
            <text:p>10.96228146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3318304" calcext:value-type="float">
            <text:p>193318304</text:p>
          </table:table-cell>
          <table:table-cell office:value-type="float" office:value="349284655" calcext:value-type="float">
            <text:p>349284655</text:p>
          </table:table-cell>
          <table:table-cell office:value-type="float" office:value="649083553" calcext:value-type="float">
            <text:p>649083553</text:p>
          </table:table-cell>
          <table:table-cell office:value-type="float" office:value="1217143780" calcext:value-type="float">
            <text:p>1217143780</text:p>
          </table:table-cell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formula="of:=([.B46]/[.B72])*100" office:value-type="float" office:value="11.5647031784068" calcext:value-type="float">
            <text:p>11.5647031784</text:p>
          </table:table-cell>
          <table:table-cell table:formula="of:=([.C46]/[.C72])*100" office:value-type="float" office:value="11.3668256137347" calcext:value-type="float">
            <text:p>11.3668256137</text:p>
          </table:table-cell>
          <table:table-cell table:formula="of:=([.D46]/[.D72])*100" office:value-type="float" office:value="11.1296178711381" calcext:value-type="float">
            <text:p>11.1296178711</text:p>
          </table:table-cell>
          <table:table-cell table:formula="of:=([.E46]/[.E72])*100" office:value-type="float" office:value="10.8945036062698" calcext:value-type="float">
            <text:p>10.89450360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7206895" calcext:value-type="float">
            <text:p>387206895</text:p>
          </table:table-cell>
          <table:table-cell office:value-type="float" office:value="703422179" calcext:value-type="float">
            <text:p>703422179</text:p>
          </table:table-cell>
          <table:table-cell office:value-type="float" office:value="1314046024" calcext:value-type="float">
            <text:p>1314046024</text:p>
          </table:table-cell>
          <table:table-cell office:value-type="float" office:value="2482938694" calcext:value-type="float">
            <text:p>2482938694</text:p>
          </table:table-cell>
          <table:table-cell table:number-columns-repeated="10"/>
          <table:table-cell table:style-name="ce2" office:value-type="float" office:value="21" calcext:value-type="float">
            <text:p>21</text:p>
          </table:table-cell>
          <table:table-cell table:formula="of:=([.B47]/[.B73])*100" office:value-type="float" office:value="11.5202214655033" calcext:value-type="float">
            <text:p>11.5202214655</text:p>
          </table:table-cell>
          <table:table-cell table:formula="of:=([.C47]/[.C73])*100" office:value-type="float" office:value="11.2974283805597" calcext:value-type="float">
            <text:p>11.2974283806</text:p>
          </table:table-cell>
          <table:table-cell table:formula="of:=([.D47]/[.D73])*100" office:value-type="float" office:value="11.3842590026005" calcext:value-type="float">
            <text:p>11.3842590026</text:p>
          </table:table-cell>
          <table:table-cell table:formula="of:=([.E47]/[.E73])*100" office:value-type="float" office:value="11.133891103126" calcext:value-type="float">
            <text:p>11.13389110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77897851" calcext:value-type="float">
            <text:p>777897851</text:p>
          </table:table-cell>
          <table:table-cell office:value-type="float" office:value="1414349275" calcext:value-type="float">
            <text:p>1414349275</text:p>
          </table:table-cell>
          <table:table-cell office:value-type="float" office:value="2650237976" calcext:value-type="float">
            <text:p>2650237976</text:p>
          </table:table-cell>
          <table:table-cell office:value-type="float" office:value="5039059846" calcext:value-type="float">
            <text:p>5039059846</text:p>
          </table:table-cell>
          <table:table-cell table:number-columns-repeated="10"/>
          <table:table-cell table:style-name="ce2" office:value-type="float" office:value="22" calcext:value-type="float">
            <text:p>22</text:p>
          </table:table-cell>
          <table:table-cell table:formula="of:=([.B48]/[.B74])*100" office:value-type="float" office:value="11.480243677168" calcext:value-type="float">
            <text:p>11.4802436772</text:p>
          </table:table-cell>
          <table:table-cell table:formula="of:=([.C48]/[.C74])*100" office:value-type="float" office:value="11.2363939176" calcext:value-type="float">
            <text:p>11.2363939176</text:p>
          </table:table-cell>
          <table:table-cell table:formula="of:=([.D48]/[.D74])*100" office:value-type="float" office:value="11.3043678912611" calcext:value-type="float">
            <text:p>11.3043678913</text:p>
          </table:table-cell>
          <table:table-cell table:formula="of:=([.E48]/[.E74])*100" office:value-type="float" office:value="11.0593321341697" calcext:value-type="float">
            <text:p>11.05933213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60661082" calcext:value-type="float">
            <text:p>1560661082</text:p>
          </table:table-cell>
          <table:table-cell office:value-type="float" office:value="2848859411" calcext:value-type="float">
            <text:p>2848859411</text:p>
          </table:table-cell>
          <table:table-cell office:value-type="float" office:value="5351129422" calcext:value-type="float">
            <text:p>5351129422</text:p>
          </table:table-cell>
          <table:table-cell office:value-type="float" office:value="10205820403" calcext:value-type="float">
            <text:p>10205820403</text:p>
          </table:table-cell>
          <table:table-cell table:number-columns-repeated="15"/>
        </table:table-row>
        <table:table-row table:style-name="ro2" table:number-rows-repeated="2">
          <table:table-cell table:style-name="Default"/>
          <table:table-cell table:number-columns-repeated="19"/>
        </table:table-row>
        <table:table-row table:style-name="ro4">
          <table:table-cell table:style-name="Default"/>
          <table:table-cell table:number-columns-repeated="19"/>
        </table:table-row>
        <table:table-row table:style-name="ro2" table:number-rows-repeated="3">
          <table:table-cell table:style-name="Default"/>
          <table:table-cell table:number-columns-repeated="19"/>
        </table:table-row>
        <table:table-row table:style-name="ro3">
          <table:table-cell table:style-name="ce1" office:value-type="string" calcext:value-type="string" table:number-columns-spanned="5" table:number-rows-spanned="1">
            <text:p>Total Instructions vs Graph Vertices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8469" calcext:value-type="float">
            <text:p>7008469</text:p>
          </table:table-cell>
          <table:table-cell office:value-type="float" office:value="5704732" calcext:value-type="float">
            <text:p>5704732</text:p>
          </table:table-cell>
          <table:table-cell office:value-type="float" office:value="7738825" calcext:value-type="float">
            <text:p>7738825</text:p>
          </table:table-cell>
          <table:table-cell office:value-type="float" office:value="6650875" calcext:value-type="float">
            <text:p>6650875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34475" calcext:value-type="float">
            <text:p>6634475</text:p>
          </table:table-cell>
          <table:table-cell office:value-type="float" office:value="6782465" calcext:value-type="float">
            <text:p>6782465</text:p>
          </table:table-cell>
          <table:table-cell office:value-type="float" office:value="7009533" calcext:value-type="float">
            <text:p>7009533</text:p>
          </table:table-cell>
          <table:table-cell office:value-type="float" office:value="6501691" calcext:value-type="float">
            <text:p>650169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18413" calcext:value-type="float">
            <text:p>7718413</text:p>
          </table:table-cell>
          <table:table-cell office:value-type="float" office:value="5963682" calcext:value-type="float">
            <text:p>5963682</text:p>
          </table:table-cell>
          <table:table-cell office:value-type="float" office:value="7300802" calcext:value-type="float">
            <text:p>7300802</text:p>
          </table:table-cell>
          <table:table-cell office:value-type="float" office:value="6730356" calcext:value-type="float">
            <text:p>6730356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98567" calcext:value-type="float">
            <text:p>8798567</text:p>
          </table:table-cell>
          <table:table-cell office:value-type="float" office:value="7661211" calcext:value-type="float">
            <text:p>7661211</text:p>
          </table:table-cell>
          <table:table-cell office:value-type="float" office:value="7923819" calcext:value-type="float">
            <text:p>7923819</text:p>
          </table:table-cell>
          <table:table-cell office:value-type="float" office:value="8751456" calcext:value-type="float">
            <text:p>8751456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14365" calcext:value-type="float">
            <text:p>7314365</text:p>
          </table:table-cell>
          <table:table-cell office:value-type="float" office:value="7917049" calcext:value-type="float">
            <text:p>7917049</text:p>
          </table:table-cell>
          <table:table-cell office:value-type="float" office:value="8768332" calcext:value-type="float">
            <text:p>8768332</text:p>
          </table:table-cell>
          <table:table-cell office:value-type="float" office:value="11815654" calcext:value-type="float">
            <text:p>1181565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38750" calcext:value-type="float">
            <text:p>10538750</text:p>
          </table:table-cell>
          <table:table-cell office:value-type="float" office:value="10589086" calcext:value-type="float">
            <text:p>10589086</text:p>
          </table:table-cell>
          <table:table-cell office:value-type="float" office:value="13596221" calcext:value-type="float">
            <text:p>13596221</text:p>
          </table:table-cell>
          <table:table-cell office:value-type="float" office:value="18631057" calcext:value-type="float">
            <text:p>18631057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436751" calcext:value-type="float">
            <text:p>12436751</text:p>
          </table:table-cell>
          <table:table-cell office:value-type="float" office:value="17766224" calcext:value-type="float">
            <text:p>17766224</text:p>
          </table:table-cell>
          <table:table-cell office:value-type="float" office:value="23488266" calcext:value-type="float">
            <text:p>23488266</text:p>
          </table:table-cell>
          <table:table-cell office:value-type="float" office:value="34237825" calcext:value-type="float">
            <text:p>34237825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34530" calcext:value-type="float">
            <text:p>18034530</text:p>
          </table:table-cell>
          <table:table-cell office:value-type="float" office:value="28432575" calcext:value-type="float">
            <text:p>28432575</text:p>
          </table:table-cell>
          <table:table-cell office:value-type="float" office:value="41778216" calcext:value-type="float">
            <text:p>41778216</text:p>
          </table:table-cell>
          <table:table-cell office:value-type="float" office:value="70070131" calcext:value-type="float">
            <text:p>70070131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331933" calcext:value-type="float">
            <text:p>31331933</text:p>
          </table:table-cell>
          <table:table-cell office:value-type="float" office:value="48692945" calcext:value-type="float">
            <text:p>48692945</text:p>
          </table:table-cell>
          <table:table-cell office:value-type="float" office:value="81938211" calcext:value-type="float">
            <text:p>81938211</text:p>
          </table:table-cell>
          <table:table-cell office:value-type="float" office:value="140332857" calcext:value-type="float">
            <text:p>140332857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232330" calcext:value-type="float">
            <text:p>57232330</text:p>
          </table:table-cell>
          <table:table-cell office:value-type="float" office:value="94799055" calcext:value-type="float">
            <text:p>94799055</text:p>
          </table:table-cell>
          <table:table-cell office:value-type="float" office:value="165349256" calcext:value-type="float">
            <text:p>165349256</text:p>
          </table:table-cell>
          <table:table-cell office:value-type="float" office:value="296341835" calcext:value-type="float">
            <text:p>296341835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580924" calcext:value-type="float">
            <text:p>107580924</text:p>
          </table:table-cell>
          <table:table-cell office:value-type="float" office:value="186964857" calcext:value-type="float">
            <text:p>186964857</text:p>
          </table:table-cell>
          <table:table-cell office:value-type="float" office:value="332942289" calcext:value-type="float">
            <text:p>332942289</text:p>
          </table:table-cell>
          <table:table-cell office:value-type="float" office:value="615059991" calcext:value-type="float">
            <text:p>615059991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3471341" calcext:value-type="float">
            <text:p>213471341</text:p>
          </table:table-cell>
          <table:table-cell office:value-type="float" office:value="366656899" calcext:value-type="float">
            <text:p>366656899</text:p>
          </table:table-cell>
          <table:table-cell office:value-type="float" office:value="673552530" calcext:value-type="float">
            <text:p>673552530</text:p>
          </table:table-cell>
          <table:table-cell office:value-type="float" office:value="1254165462" calcext:value-type="float">
            <text:p>1254165462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6127066" calcext:value-type="float">
            <text:p>426127066</text:p>
          </table:table-cell>
          <table:table-cell office:value-type="float" office:value="744775112" calcext:value-type="float">
            <text:p>744775112</text:p>
          </table:table-cell>
          <table:table-cell office:value-type="float" office:value="1382555799" calcext:value-type="float">
            <text:p>1382555799</text:p>
          </table:table-cell>
          <table:table-cell office:value-type="float" office:value="2591748729" calcext:value-type="float">
            <text:p>2591748729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6346185" calcext:value-type="float">
            <text:p>856346185</text:p>
          </table:table-cell>
          <table:table-cell office:value-type="float" office:value="1512036256" calcext:value-type="float">
            <text:p>1512036256</text:p>
          </table:table-cell>
          <table:table-cell office:value-type="float" office:value="2838717308" calcext:value-type="float">
            <text:p>2838717308</text:p>
          </table:table-cell>
          <table:table-cell office:value-type="float" office:value="5361587225" calcext:value-type="float">
            <text:p>536158722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64245119" calcext:value-type="float">
            <text:p>1664245119</text:p>
          </table:table-cell>
          <table:table-cell office:value-type="float" office:value="3061877129" calcext:value-type="float">
            <text:p>3061877129</text:p>
          </table:table-cell>
          <table:table-cell office:value-type="float" office:value="5800262476" calcext:value-type="float">
            <text:p>5800262476</text:p>
          </table:table-cell>
          <table:table-cell office:value-type="float" office:value="11103015220" calcext:value-type="float">
            <text:p>11103015220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48178410" calcext:value-type="float">
            <text:p>3348178410</text:p>
          </table:table-cell>
          <table:table-cell office:value-type="float" office:value="6188378382" calcext:value-type="float">
            <text:p>6188378382</text:p>
          </table:table-cell>
          <table:table-cell office:value-type="float" office:value="11806748796" calcext:value-type="float">
            <text:p>11806748796</text:p>
          </table:table-cell>
          <table:table-cell office:value-type="float" office:value="22790746451" calcext:value-type="float">
            <text:p>22790746451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52455700" calcext:value-type="float">
            <text:p>6752455700</text:p>
          </table:table-cell>
          <table:table-cell office:value-type="float" office:value="12519214350" calcext:value-type="float">
            <text:p>12519214350</text:p>
          </table:table-cell>
          <table:table-cell office:value-type="float" office:value="23279846105" calcext:value-type="float">
            <text:p>23279846105</text:p>
          </table:table-cell>
          <table:table-cell office:value-type="float" office:value="45258749159" calcext:value-type="float">
            <text:p>45258749159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594320172" calcext:value-type="float">
            <text:p>13594320172</text:p>
          </table:table-cell>
          <table:table-cell office:value-type="float" office:value="25353858470" calcext:value-type="float">
            <text:p>25353858470</text:p>
          </table:table-cell>
          <table:table-cell office:value-type="float" office:value="47336830095" calcext:value-type="float">
            <text:p>47336830095</text:p>
          </table:table-cell>
          <table:table-cell office:value-type="float" office:value="92282429709" calcext:value-type="float">
            <text:p>92282429709</text:p>
          </table:table-cell>
          <table:table-cell table:number-columns-repeated="15"/>
        </table:table-row>
        <table:table-row table:style-name="ro2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2" table:number-rows-repeated="16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</table:table>
      <table:table table:name="Size" table:style-name="ta1">
        <table:shapes>
          <draw:frame draw:z-index="0" draw:style-name="gr1" draw:text-style-name="P1" svg:width="6.0965in" svg:height="3.5429in" svg:x="6.2417in" svg:y="0.5303in">
            <draw:object draw:notify-on-update-of-ranges="Size.A6:Size.A23 Size.B5:Size.B5 Size.B6:Size.B23 Size.C5:Size.C5 Size.C6:Size.C23 Size.D5:Size.D5 Size.D6:Size.D23 Size.E5:Size.E5 Size.E6:Size.E2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1539in" svg:height="3.5083in" svg:x="6.2618in" svg:y="4.8547in">
            <draw:object draw:notify-on-update-of-ranges="Size.A31:Size.A48 Size.B30:Size.B30 Size.B31:Size.B48 Size.C30:Size.C30 Size.C31:Size.C48 Size.D30:Size.D30 Size.D31:Size.D48 Size.E30:Size.E30 Size.E31:Size.E4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5" table:default-cell-style-name="Default"/>
        <table:table-column table:style-name="co2" table:default-cell-style-name="Default"/>
        <table:table-row table:style-name="ro2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4" table:number-rows-spanned="1">
            <text:p>Memory Read Size vs Graph Vertice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82580" calcext:value-type="float">
            <text:p>6082580</text:p>
          </table:table-cell>
          <table:table-cell office:value-type="float" office:value="5909857" calcext:value-type="float">
            <text:p>5909857</text:p>
          </table:table-cell>
          <table:table-cell office:value-type="float" office:value="4944177" calcext:value-type="float">
            <text:p>4944177</text:p>
          </table:table-cell>
          <table:table-cell office:value-type="float" office:value="6262682" calcext:value-type="float">
            <text:p>626268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86109" calcext:value-type="float">
            <text:p>5886109</text:p>
          </table:table-cell>
          <table:table-cell office:value-type="float" office:value="4968964" calcext:value-type="float">
            <text:p>4968964</text:p>
          </table:table-cell>
          <table:table-cell office:value-type="float" office:value="6331678" calcext:value-type="float">
            <text:p>6331678</text:p>
          </table:table-cell>
          <table:table-cell office:value-type="float" office:value="6325730" calcext:value-type="float">
            <text:p>632573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15194" calcext:value-type="float">
            <text:p>5915194</text:p>
          </table:table-cell>
          <table:table-cell office:value-type="float" office:value="6304187" calcext:value-type="float">
            <text:p>6304187</text:p>
          </table:table-cell>
          <table:table-cell office:value-type="float" office:value="6264004" calcext:value-type="float">
            <text:p>6264004</text:p>
          </table:table-cell>
          <table:table-cell office:value-type="float" office:value="7564767" calcext:value-type="float">
            <text:p>75647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26935" calcext:value-type="float">
            <text:p>6826935</text:p>
          </table:table-cell>
          <table:table-cell office:value-type="float" office:value="6499711" calcext:value-type="float">
            <text:p>6499711</text:p>
          </table:table-cell>
          <table:table-cell office:value-type="float" office:value="7904452" calcext:value-type="float">
            <text:p>7904452</text:p>
          </table:table-cell>
          <table:table-cell office:value-type="float" office:value="9109462" calcext:value-type="float">
            <text:p>910946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25376" calcext:value-type="float">
            <text:p>7125376</text:p>
          </table:table-cell>
          <table:table-cell office:value-type="float" office:value="9124010" calcext:value-type="float">
            <text:p>9124010</text:p>
          </table:table-cell>
          <table:table-cell office:value-type="float" office:value="11260512" calcext:value-type="float">
            <text:p>11260512</text:p>
          </table:table-cell>
          <table:table-cell office:value-type="float" office:value="15140824" calcext:value-type="float">
            <text:p>1514082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47440" calcext:value-type="float">
            <text:p>10147440</text:p>
          </table:table-cell>
          <table:table-cell office:value-type="float" office:value="13112748" calcext:value-type="float">
            <text:p>13112748</text:p>
          </table:table-cell>
          <table:table-cell office:value-type="float" office:value="19544284" calcext:value-type="float">
            <text:p>19544284</text:p>
          </table:table-cell>
          <table:table-cell office:value-type="float" office:value="28768399" calcext:value-type="float">
            <text:p>2876839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652588" calcext:value-type="float">
            <text:p>15652588</text:p>
          </table:table-cell>
          <table:table-cell office:value-type="float" office:value="24029959" calcext:value-type="float">
            <text:p>24029959</text:p>
          </table:table-cell>
          <table:table-cell office:value-type="float" office:value="35845397" calcext:value-type="float">
            <text:p>35845397</text:p>
          </table:table-cell>
          <table:table-cell office:value-type="float" office:value="57206782" calcext:value-type="float">
            <text:p>5720678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085399" calcext:value-type="float">
            <text:p>28085399</text:p>
          </table:table-cell>
          <table:table-cell office:value-type="float" office:value="42446718" calcext:value-type="float">
            <text:p>42446718</text:p>
          </table:table-cell>
          <table:table-cell office:value-type="float" office:value="72025438" calcext:value-type="float">
            <text:p>72025438</text:p>
          </table:table-cell>
          <table:table-cell office:value-type="float" office:value="119192451" calcext:value-type="float">
            <text:p>11919245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972501" calcext:value-type="float">
            <text:p>51972501</text:p>
          </table:table-cell>
          <table:table-cell office:value-type="float" office:value="84050445" calcext:value-type="float">
            <text:p>84050445</text:p>
          </table:table-cell>
          <table:table-cell office:value-type="float" office:value="144734806" calcext:value-type="float">
            <text:p>144734806</text:p>
          </table:table-cell>
          <table:table-cell office:value-type="float" office:value="250710175" calcext:value-type="float">
            <text:p>25071017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7376029" calcext:value-type="float">
            <text:p>97376029</text:p>
          </table:table-cell>
          <table:table-cell office:value-type="float" office:value="166170878" calcext:value-type="float">
            <text:p>166170878</text:p>
          </table:table-cell>
          <table:table-cell office:value-type="float" office:value="296518929" calcext:value-type="float">
            <text:p>296518929</text:p>
          </table:table-cell>
          <table:table-cell office:value-type="float" office:value="529699666" calcext:value-type="float">
            <text:p>52969966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0694374" calcext:value-type="float">
            <text:p>190694374</text:p>
          </table:table-cell>
          <table:table-cell office:value-type="float" office:value="337353574" calcext:value-type="float">
            <text:p>337353574</text:p>
          </table:table-cell>
          <table:table-cell office:value-type="float" office:value="593088733" calcext:value-type="float">
            <text:p>593088733</text:p>
          </table:table-cell>
          <table:table-cell office:value-type="float" office:value="1115692532" calcext:value-type="float">
            <text:p>111569253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3494025" calcext:value-type="float">
            <text:p>383494025</text:p>
          </table:table-cell>
          <table:table-cell office:value-type="float" office:value="661931897" calcext:value-type="float">
            <text:p>661931897</text:p>
          </table:table-cell>
          <table:table-cell office:value-type="float" office:value="1218440967" calcext:value-type="float">
            <text:p>1218440967</text:p>
          </table:table-cell>
          <table:table-cell office:value-type="float" office:value="2264610033" calcext:value-type="float">
            <text:p>226461003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9885362" calcext:value-type="float">
            <text:p>769885362</text:p>
          </table:table-cell>
          <table:table-cell office:value-type="float" office:value="1347594744" calcext:value-type="float">
            <text:p>1347594744</text:p>
          </table:table-cell>
          <table:table-cell office:value-type="float" office:value="2502822026" calcext:value-type="float">
            <text:p>2502822026</text:p>
          </table:table-cell>
          <table:table-cell office:value-type="float" office:value="4695796041" calcext:value-type="float">
            <text:p>469579604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51259464" calcext:value-type="float">
            <text:p>1551259464</text:p>
          </table:table-cell>
          <table:table-cell office:value-type="float" office:value="2739385543" calcext:value-type="float">
            <text:p>2739385543</text:p>
          </table:table-cell>
          <table:table-cell office:value-type="float" office:value="5144415710" calcext:value-type="float">
            <text:p>5144415710</text:p>
          </table:table-cell>
          <table:table-cell office:value-type="float" office:value="9707302994" calcext:value-type="float">
            <text:p>970730299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18096977" calcext:value-type="float">
            <text:p>3018096977</text:p>
          </table:table-cell>
          <table:table-cell office:value-type="float" office:value="5549428232" calcext:value-type="float">
            <text:p>5549428232</text:p>
          </table:table-cell>
          <table:table-cell office:value-type="float" office:value="10507541328" calcext:value-type="float">
            <text:p>10507541328</text:p>
          </table:table-cell>
          <table:table-cell office:value-type="float" office:value="20079457496" calcext:value-type="float">
            <text:p>2007945749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72143443" calcext:value-type="float">
            <text:p>6072143443</text:p>
          </table:table-cell>
          <table:table-cell office:value-type="float" office:value="11224146726" calcext:value-type="float">
            <text:p>11224146726</text:p>
          </table:table-cell>
          <table:table-cell office:value-type="float" office:value="21378113962" calcext:value-type="float">
            <text:p>21378113962</text:p>
          </table:table-cell>
          <table:table-cell office:value-type="float" office:value="41189440059" calcext:value-type="float">
            <text:p>4118944005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245255972" calcext:value-type="float">
            <text:p>12245255972</text:p>
          </table:table-cell>
          <table:table-cell office:value-type="float" office:value="22697730336" calcext:value-type="float">
            <text:p>22697730336</text:p>
          </table:table-cell>
          <table:table-cell office:value-type="float" office:value="42042732427" calcext:value-type="float">
            <text:p>42042732427</text:p>
          </table:table-cell>
          <table:table-cell office:value-type="float" office:value="81525837464" calcext:value-type="float">
            <text:p>8152583746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653905627" calcext:value-type="float">
            <text:p>24653905627</text:p>
          </table:table-cell>
          <table:table-cell office:value-type="float" office:value="45923595490" calcext:value-type="float">
            <text:p>45923595490</text:p>
          </table:table-cell>
          <table:table-cell office:value-type="float" office:value="85405166606" calcext:value-type="float">
            <text:p>85405166606</text:p>
          </table:table-cell>
          <table:table-cell office:value-type="float" office:value="166172956381" calcext:value-type="float">
            <text:p>166172956381</text:p>
          </table:table-cell>
          <table:table-cell table:number-columns-repeated="2"/>
        </table:table-row>
        <table:table-row table:style-name="ro2" table:number-rows-repeated="4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4" table:number-rows-spanned="1">
            <text:p>Memory Write Size vs Graph Vertice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4369" calcext:value-type="float">
            <text:p>1444369</text:p>
          </table:table-cell>
          <table:table-cell office:value-type="float" office:value="1475334" calcext:value-type="float">
            <text:p>1475334</text:p>
          </table:table-cell>
          <table:table-cell office:value-type="float" office:value="1478102" calcext:value-type="float">
            <text:p>1478102</text:p>
          </table:table-cell>
          <table:table-cell office:value-type="float" office:value="1500872" calcext:value-type="float">
            <text:p>150087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5578" calcext:value-type="float">
            <text:p>1505578</text:p>
          </table:table-cell>
          <table:table-cell office:value-type="float" office:value="1545685" calcext:value-type="float">
            <text:p>1545685</text:p>
          </table:table-cell>
          <table:table-cell office:value-type="float" office:value="1629714" calcext:value-type="float">
            <text:p>1629714</text:p>
          </table:table-cell>
          <table:table-cell office:value-type="float" office:value="1681780" calcext:value-type="float">
            <text:p>168178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26812" calcext:value-type="float">
            <text:p>1626812</text:p>
          </table:table-cell>
          <table:table-cell office:value-type="float" office:value="1740758" calcext:value-type="float">
            <text:p>1740758</text:p>
          </table:table-cell>
          <table:table-cell office:value-type="float" office:value="1888659" calcext:value-type="float">
            <text:p>1888659</text:p>
          </table:table-cell>
          <table:table-cell office:value-type="float" office:value="2110364" calcext:value-type="float">
            <text:p>211036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94371" calcext:value-type="float">
            <text:p>1894371</text:p>
          </table:table-cell>
          <table:table-cell office:value-type="float" office:value="2147696" calcext:value-type="float">
            <text:p>2147696</text:p>
          </table:table-cell>
          <table:table-cell office:value-type="float" office:value="2562096" calcext:value-type="float">
            <text:p>2562096</text:p>
          </table:table-cell>
          <table:table-cell office:value-type="float" office:value="3162765" calcext:value-type="float">
            <text:p>316276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09306" calcext:value-type="float">
            <text:p>2409306</text:p>
          </table:table-cell>
          <table:table-cell office:value-type="float" office:value="3003440" calcext:value-type="float">
            <text:p>3003440</text:p>
          </table:table-cell>
          <table:table-cell office:value-type="float" office:value="3963421" calcext:value-type="float">
            <text:p>3963421</text:p>
          </table:table-cell>
          <table:table-cell office:value-type="float" office:value="5391705" calcext:value-type="float">
            <text:p>539170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44416" calcext:value-type="float">
            <text:p>3544416</text:p>
          </table:table-cell>
          <table:table-cell office:value-type="float" office:value="4837592" calcext:value-type="float">
            <text:p>4837592</text:p>
          </table:table-cell>
          <table:table-cell office:value-type="float" office:value="6989242" calcext:value-type="float">
            <text:p>6989242</text:p>
          </table:table-cell>
          <table:table-cell office:value-type="float" office:value="10516568" calcext:value-type="float">
            <text:p>1051656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39962" calcext:value-type="float">
            <text:p>5739962</text:p>
          </table:table-cell>
          <table:table-cell office:value-type="float" office:value="8541067" calcext:value-type="float">
            <text:p>8541067</text:p>
          </table:table-cell>
          <table:table-cell office:value-type="float" office:value="13355143" calcext:value-type="float">
            <text:p>13355143</text:p>
          </table:table-cell>
          <table:table-cell office:value-type="float" office:value="21350110" calcext:value-type="float">
            <text:p>213501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255468" calcext:value-type="float">
            <text:p>10255468</text:p>
          </table:table-cell>
          <table:table-cell office:value-type="float" office:value="16212625" calcext:value-type="float">
            <text:p>16212625</text:p>
          </table:table-cell>
          <table:table-cell office:value-type="float" office:value="26656201" calcext:value-type="float">
            <text:p>26656201</text:p>
          </table:table-cell>
          <table:table-cell office:value-type="float" office:value="44492432" calcext:value-type="float">
            <text:p>4449243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473404" calcext:value-type="float">
            <text:p>19473404</text:p>
          </table:table-cell>
          <table:table-cell office:value-type="float" office:value="31950560" calcext:value-type="float">
            <text:p>31950560</text:p>
          </table:table-cell>
          <table:table-cell office:value-type="float" office:value="54482044" calcext:value-type="float">
            <text:p>54482044</text:p>
          </table:table-cell>
          <table:table-cell office:value-type="float" office:value="93674857" calcext:value-type="float">
            <text:p>9367485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799618" calcext:value-type="float">
            <text:p>37799618</text:p>
          </table:table-cell>
          <table:table-cell office:value-type="float" office:value="64095997" calcext:value-type="float">
            <text:p>64095997</text:p>
          </table:table-cell>
          <table:table-cell office:value-type="float" office:value="111853601" calcext:value-type="float">
            <text:p>111853601</text:p>
          </table:table-cell>
          <table:table-cell office:value-type="float" office:value="196574579" calcext:value-type="float">
            <text:p>19657457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891303" calcext:value-type="float">
            <text:p>74891303</text:p>
          </table:table-cell>
          <table:table-cell office:value-type="float" office:value="129127043" calcext:value-type="float">
            <text:p>129127043</text:p>
          </table:table-cell>
          <table:table-cell office:value-type="float" office:value="229552690" calcext:value-type="float">
            <text:p>229552690</text:p>
          </table:table-cell>
          <table:table-cell office:value-type="float" office:value="411254822" calcext:value-type="float">
            <text:p>41125482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203142" calcext:value-type="float">
            <text:p>150203142</text:p>
          </table:table-cell>
          <table:table-cell office:value-type="float" office:value="260254604" calcext:value-type="float">
            <text:p>260254604</text:p>
          </table:table-cell>
          <table:table-cell office:value-type="float" office:value="469519609" calcext:value-type="float">
            <text:p>469519609</text:p>
          </table:table-cell>
          <table:table-cell office:value-type="float" office:value="854022755" calcext:value-type="float">
            <text:p>85402275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1244012" calcext:value-type="float">
            <text:p>301244012</text:p>
          </table:table-cell>
          <table:table-cell office:value-type="float" office:value="527912612" calcext:value-type="float">
            <text:p>527912612</text:p>
          </table:table-cell>
          <table:table-cell office:value-type="float" office:value="958301556" calcext:value-type="float">
            <text:p>958301556</text:p>
          </table:table-cell>
          <table:table-cell office:value-type="float" office:value="1760988603" calcext:value-type="float">
            <text:p>176098860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4939554" calcext:value-type="float">
            <text:p>604939554</text:p>
          </table:table-cell>
          <table:table-cell office:value-type="float" office:value="1067393660" calcext:value-type="float">
            <text:p>1067393660</text:p>
          </table:table-cell>
          <table:table-cell office:value-type="float" office:value="1956586944" calcext:value-type="float">
            <text:p>1956586944</text:p>
          </table:table-cell>
          <table:table-cell office:value-type="float" office:value="3615543230" calcext:value-type="float">
            <text:p>361554323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5485388" calcext:value-type="float">
            <text:p>1205485388</text:p>
          </table:table-cell>
          <table:table-cell office:value-type="float" office:value="2152453297" calcext:value-type="float">
            <text:p>2152453297</text:p>
          </table:table-cell>
          <table:table-cell office:value-type="float" office:value="3973765793" calcext:value-type="float">
            <text:p>3973765793</text:p>
          </table:table-cell>
          <table:table-cell office:value-type="float" office:value="7423998713" calcext:value-type="float">
            <text:p>742399871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16147736" calcext:value-type="float">
            <text:p>2416147736</text:p>
          </table:table-cell>
          <table:table-cell office:value-type="float" office:value="4335285935" calcext:value-type="float">
            <text:p>4335285935</text:p>
          </table:table-cell>
          <table:table-cell office:value-type="float" office:value="8040431698" calcext:value-type="float">
            <text:p>8040431698</text:p>
          </table:table-cell>
          <table:table-cell office:value-type="float" office:value="15136249963" calcext:value-type="float">
            <text:p>1513624996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51631348" calcext:value-type="float">
            <text:p>4851631348</text:p>
          </table:table-cell>
          <table:table-cell office:value-type="float" office:value="8719808992" calcext:value-type="float">
            <text:p>8719808992</text:p>
          </table:table-cell>
          <table:table-cell office:value-type="float" office:value="16212356116" calcext:value-type="float">
            <text:p>16212356116</text:p>
          </table:table-cell>
          <table:table-cell office:value-type="float" office:value="30694470342" calcext:value-type="float">
            <text:p>3069447034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731055836" calcext:value-type="float">
            <text:p>9731055836</text:p>
          </table:table-cell>
          <table:table-cell office:value-type="float" office:value="17552153514" calcext:value-type="float">
            <text:p>17552153514</text:p>
          </table:table-cell>
          <table:table-cell office:value-type="float" office:value="32731339006" calcext:value-type="float">
            <text:p>32731339006</text:p>
          </table:table-cell>
          <table:table-cell office:value-type="float" office:value="62198298110" calcext:value-type="float">
            <text:p>62198298110</text:p>
          </table:table-cell>
          <table:table-cell table:number-columns-repeated="2"/>
        </table:table-row>
      </table:table>
      <table:table table:name="Time" table:style-name="ta1">
        <table:shapes>
          <draw:frame draw:z-index="0" draw:style-name="gr1" draw:text-style-name="P1" svg:width="6.2988in" svg:height="3.5429in" svg:x="5.1795in" svg:y="4.1382in">
            <draw:object draw:notify-on-update-of-ranges="Time.A27:Time.A44 Time.B26:Time.B26 Time.B27:Time.B44 Time.C26:Time.C26 Time.C27:Time.C44 Time.D26:Time.D26 Time.D27:Time.D44 Time.E26:Time.E26 Time.E27:Time.E4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4.4839in" svg:y="12.2059in">
            <draw:object draw:notify-on-update-of-ranges="Time.A72:Time.A89 Time.B71:Time.B71 Time.B72:Time.B89 Time.C71:Time.C71 Time.C72:Time.C89 Time.D71:Time.D71 Time.D72:Time.D89 Time.E71:Time.E71 Time.E72:Time.E89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office:value-type="string" calcext:value-type="string">
            <text:p>05_4_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5_8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5_16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5_32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6_4_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6_8_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6_16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6_32_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7_4_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7_8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7_16_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7_32_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8_4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8_8_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8_16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8_32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_4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9_8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9_16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9_32_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0_4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10_8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10_16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10_32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1_4_1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11_8_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11_16_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11_32_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2_4_1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12_8_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12_16_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12_32_1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3_4_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13_8_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13_16_1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13_32_1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4_4_1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14_8_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14_16_1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14_32_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5_4_1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15_8_1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15_16_1</text:p>
          </table:table-cell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15_32_1</text:p>
          </table:table-cell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6_4_1</text:p>
          </table:table-cell>
          <table:table-cell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16_8_1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16_16_1</text:p>
          </table:table-cell>
          <table:table-cell office:value-type="float" office:value="0" calcext:value-type="float">
            <text:p>0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16_32_1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7_4_1</text:p>
          </table:table-cell>
          <table:table-cell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17_8_1</text:p>
          </table:table-cell>
          <table:table-cell office:value-type="float" office:value="0" calcext:value-type="float">
            <text:p>0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17_16_1</text:p>
          </table:table-cell>
          <table:table-cell office:value-type="float" office:value="0" calcext:value-type="float">
            <text:p>0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17_32_1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8_4_1</text:p>
          </table:table-cell>
          <table:table-cell office:value-type="float" office:value="0" calcext:value-type="float">
            <text:p>0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18_8_1</text:p>
          </table:table-cell>
          <table:table-cell office:value-type="float" office:value="0" calcext:value-type="float">
            <text:p>0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18_16_1</text:p>
          </table:table-cell>
          <table:table-cell office:value-type="float" office:value="0" calcext:value-type="float">
            <text:p>0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18_32_1</text:p>
          </table:table-cell>
          <table:table-cell office:value-type="float" office:value="0" calcext:value-type="float">
            <text:p>0</text:p>
          </table:table-cell>
          <table:table-cell office:value-type="float" office:value="1.239" calcext:value-type="float">
            <text:p>1.23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9_4_1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19_8_1</text:p>
          </table:table-cell>
          <table:table-cell office:value-type="float" office:value="0" calcext:value-type="float">
            <text:p>0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19_16_1</text:p>
          </table:table-cell>
          <table:table-cell office:value-type="float" office:value="0" calcext:value-type="float">
            <text:p>0</text:p>
          </table:table-cell>
          <table:table-cell office:value-type="float" office:value="1.547" calcext:value-type="float">
            <text:p>1.547</text:p>
          </table:table-cell>
          <table:table-cell office:value-type="string" calcext:value-type="string">
            <text:p>19_32_1</text:p>
          </table:table-cell>
          <table:table-cell office:value-type="float" office:value="0" calcext:value-type="float">
            <text:p>0</text:p>
          </table:table-cell>
          <table:table-cell office:value-type="float" office:value="2.797" calcext:value-type="float">
            <text:p>2.79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_4_1</text:p>
          </table:table-cell>
          <table:table-cell office:value-type="float" office:value="0" calcext:value-type="float">
            <text:p>0</text:p>
          </table:table-cell>
          <table:table-cell office:value-type="float" office:value="1.005" calcext:value-type="float">
            <text:p>1.005</text:p>
          </table:table-cell>
          <table:table-cell office:value-type="string" calcext:value-type="string">
            <text:p>20_8_1</text:p>
          </table:table-cell>
          <table:table-cell office:value-type="float" office:value="0" calcext:value-type="float">
            <text:p>0</text:p>
          </table:table-cell>
          <table:table-cell office:value-type="float" office:value="1.831" calcext:value-type="float">
            <text:p>1.831</text:p>
          </table:table-cell>
          <table:table-cell office:value-type="string" calcext:value-type="string">
            <text:p>20_16_1</text:p>
          </table:table-cell>
          <table:table-cell office:value-type="float" office:value="0" calcext:value-type="float">
            <text:p>0</text:p>
          </table:table-cell>
          <table:table-cell office:value-type="float" office:value="3.821" calcext:value-type="float">
            <text:p>3.821</text:p>
          </table:table-cell>
          <table:table-cell office:value-type="string" calcext:value-type="string">
            <text:p>20_32_1</text:p>
          </table:table-cell>
          <table:table-cell office:value-type="float" office:value="0" calcext:value-type="float">
            <text:p>0</text:p>
          </table:table-cell>
          <table:table-cell office:value-type="float" office:value="7.128" calcext:value-type="float">
            <text:p>7.1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1_4_1</text:p>
          </table:table-cell>
          <table:table-cell office:value-type="float" office:value="0" calcext:value-type="float">
            <text:p>0</text:p>
          </table:table-cell>
          <table:table-cell office:value-type="float" office:value="2.255" calcext:value-type="float">
            <text:p>2.255</text:p>
          </table:table-cell>
          <table:table-cell office:value-type="string" calcext:value-type="string">
            <text:p>21_8_1</text:p>
          </table:table-cell>
          <table:table-cell office:value-type="float" office:value="0" calcext:value-type="float">
            <text:p>0</text:p>
          </table:table-cell>
          <table:table-cell office:value-type="float" office:value="4.371" calcext:value-type="float">
            <text:p>4.371</text:p>
          </table:table-cell>
          <table:table-cell office:value-type="string" calcext:value-type="string">
            <text:p>21_16_1</text:p>
          </table:table-cell>
          <table:table-cell office:value-type="float" office:value="0" calcext:value-type="float">
            <text:p>0</text:p>
          </table:table-cell>
          <table:table-cell office:value-type="float" office:value="7.644" calcext:value-type="float">
            <text:p>7.644</text:p>
          </table:table-cell>
          <table:table-cell office:value-type="string" calcext:value-type="string">
            <text:p>21_32_1</text:p>
          </table:table-cell>
          <table:table-cell office:value-type="float" office:value="0" calcext:value-type="float">
            <text:p>0</text:p>
          </table:table-cell>
          <table:table-cell office:value-type="float" office:value="15.982" calcext:value-type="float">
            <text:p>15.98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2_4_1</text:p>
          </table:table-cell>
          <table:table-cell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  <table:table-cell office:value-type="string" calcext:value-type="string">
            <text:p>22_8_1</text:p>
          </table:table-cell>
          <table:table-cell office:value-type="float" office:value="0" calcext:value-type="float">
            <text:p>0</text:p>
          </table:table-cell>
          <table:table-cell office:value-type="float" office:value="9.166" calcext:value-type="float">
            <text:p>9.166</text:p>
          </table:table-cell>
          <table:table-cell office:value-type="string" calcext:value-type="string">
            <text:p>22_16_1</text:p>
          </table:table-cell>
          <table:table-cell office:value-type="float" office:value="0" calcext:value-type="float">
            <text:p>0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22_32_1</text:p>
          </table:table-cell>
          <table:table-cell office:value-type="float" office:value="0" calcext:value-type="float">
            <text:p>0</text:p>
          </table:table-cell>
          <table:table-cell office:value-type="float" office:value="34.37" calcext:value-type="float">
            <text:p>34.37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4">
          <table:table-cell table:number-columns-repeated="20"/>
        </table:table-row>
        <table:table-row table:style-name="ro3">
          <table:table-cell office:value-type="string" calcext:value-type="string" table:number-columns-spanned="5" table:number-rows-spanned="1">
            <text:p>No Pin Page Rank Runtimes vs Graph Vertices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([.C5]*60)+[.D5]" office:value-type="float" office:value="0.032" calcext:value-type="float">
            <text:p>0.032</text:p>
          </table:table-cell>
          <table:table-cell table:formula="of:=([.F5]*60)+[.G5]" office:value-type="float" office:value="0.023" calcext:value-type="float">
            <text:p>0.023</text:p>
          </table:table-cell>
          <table:table-cell table:formula="of:=([.I5]*60)+[.J5]" office:value-type="float" office:value="0.023" calcext:value-type="float">
            <text:p>0.023</text:p>
          </table:table-cell>
          <table:table-cell table:formula="of:=([.L5]*60)+[.M5]" office:value-type="float" office:value="0.023" calcext:value-type="float">
            <text:p>0.023</text:p>
          </table:table-cell>
          <table:table-cell table:number-columns-repeated="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formula="of:=([.C6]*60)+[.D6]" office:value-type="float" office:value="0.032" calcext:value-type="float">
            <text:p>0.032</text:p>
          </table:table-cell>
          <table:table-cell table:formula="of:=([.F6]*60)+[.G6]" office:value-type="float" office:value="0.032" calcext:value-type="float">
            <text:p>0.032</text:p>
          </table:table-cell>
          <table:table-cell table:formula="of:=([.I6]*60)+[.J6]" office:value-type="float" office:value="0.023" calcext:value-type="float">
            <text:p>0.023</text:p>
          </table:table-cell>
          <table:table-cell table:formula="of:=([.L6]*60)+[.M6]" office:value-type="float" office:value="0.032" calcext:value-type="float">
            <text:p>0.032</text:p>
          </table:table-cell>
          <table:table-cell table:number-columns-repeated="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formula="of:=([.C7]*60)+[.D7]" office:value-type="float" office:value="0.032" calcext:value-type="float">
            <text:p>0.032</text:p>
          </table:table-cell>
          <table:table-cell table:formula="of:=([.F7]*60)+[.G7]" office:value-type="float" office:value="0.023" calcext:value-type="float">
            <text:p>0.023</text:p>
          </table:table-cell>
          <table:table-cell table:formula="of:=([.I7]*60)+[.J7]" office:value-type="float" office:value="0.032" calcext:value-type="float">
            <text:p>0.032</text:p>
          </table:table-cell>
          <table:table-cell table:formula="of:=([.L7]*60)+[.M7]" office:value-type="float" office:value="0.032" calcext:value-type="float">
            <text:p>0.032</text:p>
          </table:table-cell>
          <table:table-cell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formula="of:=([.C8]*60)+[.D8]" office:value-type="float" office:value="0.023" calcext:value-type="float">
            <text:p>0.023</text:p>
          </table:table-cell>
          <table:table-cell table:formula="of:=([.F8]*60)+[.G8]" office:value-type="float" office:value="0.032" calcext:value-type="float">
            <text:p>0.032</text:p>
          </table:table-cell>
          <table:table-cell table:formula="of:=([.I8]*60)+[.J8]" office:value-type="float" office:value="0.023" calcext:value-type="float">
            <text:p>0.023</text:p>
          </table:table-cell>
          <table:table-cell table:formula="of:=([.L8]*60)+[.M8]" office:value-type="float" office:value="0.023" calcext:value-type="float">
            <text:p>0.023</text:p>
          </table:table-cell>
          <table:table-cell table:number-columns-repeated="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formula="of:=([.C9]*60)+[.D9]" office:value-type="float" office:value="0.023" calcext:value-type="float">
            <text:p>0.023</text:p>
          </table:table-cell>
          <table:table-cell table:formula="of:=([.F9]*60)+[.G9]" office:value-type="float" office:value="0.023" calcext:value-type="float">
            <text:p>0.023</text:p>
          </table:table-cell>
          <table:table-cell table:formula="of:=([.I9]*60)+[.J9]" office:value-type="float" office:value="0.023" calcext:value-type="float">
            <text:p>0.023</text:p>
          </table:table-cell>
          <table:table-cell table:formula="of:=([.L9]*60)+[.M9]" office:value-type="float" office:value="0.032" calcext:value-type="float">
            <text:p>0.032</text:p>
          </table:table-cell>
          <table:table-cell table:number-columns-repeated="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([.C10]*60)+[.D10]" office:value-type="float" office:value="0.023" calcext:value-type="float">
            <text:p>0.023</text:p>
          </table:table-cell>
          <table:table-cell table:formula="of:=([.F10]*60)+[.G10]" office:value-type="float" office:value="0.023" calcext:value-type="float">
            <text:p>0.023</text:p>
          </table:table-cell>
          <table:table-cell table:formula="of:=([.I10]*60)+[.J10]" office:value-type="float" office:value="0.023" calcext:value-type="float">
            <text:p>0.023</text:p>
          </table:table-cell>
          <table:table-cell table:formula="of:=([.L10]*60)+[.M10]" office:value-type="float" office:value="0.023" calcext:value-type="float">
            <text:p>0.023</text:p>
          </table:table-cell>
          <table:table-cell table:number-columns-repeated="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formula="of:=([.C11]*60)+[.D11]" office:value-type="float" office:value="0.031" calcext:value-type="float">
            <text:p>0.031</text:p>
          </table:table-cell>
          <table:table-cell table:formula="of:=([.F11]*60)+[.G11]" office:value-type="float" office:value="0.032" calcext:value-type="float">
            <text:p>0.032</text:p>
          </table:table-cell>
          <table:table-cell table:formula="of:=([.I11]*60)+[.J11]" office:value-type="float" office:value="0.04" calcext:value-type="float">
            <text:p>0.04</text:p>
          </table:table-cell>
          <table:table-cell table:formula="of:=([.L11]*60)+[.M11]" office:value-type="float" office:value="0.04" calcext:value-type="float">
            <text:p>0.04</text:p>
          </table:table-cell>
          <table:table-cell table:number-columns-repeated="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formula="of:=([.C12]*60)+[.D12]" office:value-type="float" office:value="0.031" calcext:value-type="float">
            <text:p>0.031</text:p>
          </table:table-cell>
          <table:table-cell table:formula="of:=([.F12]*60)+[.G12]" office:value-type="float" office:value="0.032" calcext:value-type="float">
            <text:p>0.032</text:p>
          </table:table-cell>
          <table:table-cell table:formula="of:=([.I12]*60)+[.J12]" office:value-type="float" office:value="0.04" calcext:value-type="float">
            <text:p>0.04</text:p>
          </table:table-cell>
          <table:table-cell table:formula="of:=([.L12]*60)+[.M12]" office:value-type="float" office:value="0.048" calcext:value-type="float">
            <text:p>0.048</text:p>
          </table:table-cell>
          <table:table-cell table:number-columns-repeated="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formula="of:=([.C13]*60)+[.D13]" office:value-type="float" office:value="0.04" calcext:value-type="float">
            <text:p>0.04</text:p>
          </table:table-cell>
          <table:table-cell table:formula="of:=([.F13]*60)+[.G13]" office:value-type="float" office:value="0.04" calcext:value-type="float">
            <text:p>0.04</text:p>
          </table:table-cell>
          <table:table-cell table:formula="of:=([.I13]*60)+[.J13]" office:value-type="float" office:value="0.048" calcext:value-type="float">
            <text:p>0.048</text:p>
          </table:table-cell>
          <table:table-cell table:formula="of:=([.L13]*60)+[.M13]" office:value-type="float" office:value="0.056" calcext:value-type="float">
            <text:p>0.056</text:p>
          </table:table-cell>
          <table:table-cell table:number-columns-repeated="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formula="of:=([.C14]*60)+[.D14]" office:value-type="float" office:value="0.031" calcext:value-type="float">
            <text:p>0.031</text:p>
          </table:table-cell>
          <table:table-cell table:formula="of:=([.F14]*60)+[.G14]" office:value-type="float" office:value="0.04" calcext:value-type="float">
            <text:p>0.04</text:p>
          </table:table-cell>
          <table:table-cell table:formula="of:=([.I14]*60)+[.J14]" office:value-type="float" office:value="0.056" calcext:value-type="float">
            <text:p>0.056</text:p>
          </table:table-cell>
          <table:table-cell table:formula="of:=([.L14]*60)+[.M14]" office:value-type="float" office:value="0.09" calcext:value-type="float">
            <text:p>0.09</text:p>
          </table:table-cell>
          <table:table-cell table:number-columns-repeated="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formula="of:=([.C15]*60)+[.D15]" office:value-type="float" office:value="0.048" calcext:value-type="float">
            <text:p>0.048</text:p>
          </table:table-cell>
          <table:table-cell table:formula="of:=([.F15]*60)+[.G15]" office:value-type="float" office:value="0.065" calcext:value-type="float">
            <text:p>0.065</text:p>
          </table:table-cell>
          <table:table-cell table:formula="of:=([.I15]*60)+[.J15]" office:value-type="float" office:value="0.098" calcext:value-type="float">
            <text:p>0.098</text:p>
          </table:table-cell>
          <table:table-cell table:formula="of:=([.L15]*60)+[.M15]" office:value-type="float" office:value="0.165" calcext:value-type="float">
            <text:p>0.165</text:p>
          </table:table-cell>
          <table:table-cell table:number-columns-repeated="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formula="of:=([.C16]*60)+[.D16]" office:value-type="float" office:value="0.082" calcext:value-type="float">
            <text:p>0.082</text:p>
          </table:table-cell>
          <table:table-cell table:formula="of:=([.F16]*60)+[.G16]" office:value-type="float" office:value="0.106" calcext:value-type="float">
            <text:p>0.106</text:p>
          </table:table-cell>
          <table:table-cell table:formula="of:=([.I16]*60)+[.J16]" office:value-type="float" office:value="0.173" calcext:value-type="float">
            <text:p>0.173</text:p>
          </table:table-cell>
          <table:table-cell table:formula="of:=([.L16]*60)+[.M16]" office:value-type="float" office:value="0.29" calcext:value-type="float">
            <text:p>0.29</text:p>
          </table:table-cell>
          <table:table-cell table:number-columns-repeated="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formula="of:=([.C17]*60)+[.D17]" office:value-type="float" office:value="0.123" calcext:value-type="float">
            <text:p>0.123</text:p>
          </table:table-cell>
          <table:table-cell table:formula="of:=([.F17]*60)+[.G17]" office:value-type="float" office:value="0.189" calcext:value-type="float">
            <text:p>0.189</text:p>
          </table:table-cell>
          <table:table-cell table:formula="of:=([.I17]*60)+[.J17]" office:value-type="float" office:value="0.323" calcext:value-type="float">
            <text:p>0.323</text:p>
          </table:table-cell>
          <table:table-cell table:formula="of:=([.L17]*60)+[.M17]" office:value-type="float" office:value="0.605" calcext:value-type="float">
            <text:p>0.605</text:p>
          </table:table-cell>
          <table:table-cell table:number-columns-repeated="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formula="of:=([.C18]*60)+[.D18]" office:value-type="float" office:value="0.231" calcext:value-type="float">
            <text:p>0.231</text:p>
          </table:table-cell>
          <table:table-cell table:formula="of:=([.F18]*60)+[.G18]" office:value-type="float" office:value="0.381" calcext:value-type="float">
            <text:p>0.381</text:p>
          </table:table-cell>
          <table:table-cell table:formula="of:=([.I18]*60)+[.J18]" office:value-type="float" office:value="0.689" calcext:value-type="float">
            <text:p>0.689</text:p>
          </table:table-cell>
          <table:table-cell table:formula="of:=([.L18]*60)+[.M18]" office:value-type="float" office:value="1.239" calcext:value-type="float">
            <text:p>1.239</text:p>
          </table:table-cell>
          <table:table-cell table:number-columns-repeated="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formula="of:=([.C19]*60)+[.D19]" office:value-type="float" office:value="0.464" calcext:value-type="float">
            <text:p>0.464</text:p>
          </table:table-cell>
          <table:table-cell table:formula="of:=([.F19]*60)+[.G19]" office:value-type="float" office:value="0.822" calcext:value-type="float">
            <text:p>0.822</text:p>
          </table:table-cell>
          <table:table-cell table:formula="of:=([.I19]*60)+[.J19]" office:value-type="float" office:value="1.547" calcext:value-type="float">
            <text:p>1.547</text:p>
          </table:table-cell>
          <table:table-cell table:formula="of:=([.L19]*60)+[.M19]" office:value-type="float" office:value="2.797" calcext:value-type="float">
            <text:p>2.797</text:p>
          </table:table-cell>
          <table:table-cell table:number-columns-repeated="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formula="of:=([.C20]*60)+[.D20]" office:value-type="float" office:value="1.005" calcext:value-type="float">
            <text:p>1.005</text:p>
          </table:table-cell>
          <table:table-cell table:formula="of:=([.F20]*60)+[.G20]" office:value-type="float" office:value="1.831" calcext:value-type="float">
            <text:p>1.831</text:p>
          </table:table-cell>
          <table:table-cell table:formula="of:=([.I20]*60)+[.J20]" office:value-type="float" office:value="3.821" calcext:value-type="float">
            <text:p>3.821</text:p>
          </table:table-cell>
          <table:table-cell table:formula="of:=([.L20]*60)+[.M20]" office:value-type="float" office:value="7.128" calcext:value-type="float">
            <text:p>7.128</text:p>
          </table:table-cell>
          <table:table-cell table:number-columns-repeated="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formula="of:=([.C21]*60)+[.D21]" office:value-type="float" office:value="2.255" calcext:value-type="float">
            <text:p>2.255</text:p>
          </table:table-cell>
          <table:table-cell table:formula="of:=([.F21]*60)+[.G21]" office:value-type="float" office:value="4.371" calcext:value-type="float">
            <text:p>4.371</text:p>
          </table:table-cell>
          <table:table-cell table:formula="of:=([.I21]*60)+[.J21]" office:value-type="float" office:value="7.644" calcext:value-type="float">
            <text:p>7.644</text:p>
          </table:table-cell>
          <table:table-cell table:formula="of:=([.L21]*60)+[.M21]" office:value-type="float" office:value="15.982" calcext:value-type="float">
            <text:p>15.982</text:p>
          </table:table-cell>
          <table:table-cell table:number-columns-repeated="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formula="of:=([.C22]*60)+[.D22]" office:value-type="float" office:value="4.92" calcext:value-type="float">
            <text:p>4.92</text:p>
          </table:table-cell>
          <table:table-cell table:formula="of:=([.F22]*60)+[.G22]" office:value-type="float" office:value="9.166" calcext:value-type="float">
            <text:p>9.166</text:p>
          </table:table-cell>
          <table:table-cell table:formula="of:=([.I22]*60)+[.J22]" office:value-type="float" office:value="16.75" calcext:value-type="float">
            <text:p>16.75</text:p>
          </table:table-cell>
          <table:table-cell table:formula="of:=([.L22]*60)+[.M22]" office:value-type="float" office:value="34.37" calcext:value-type="float">
            <text:p>34.37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4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05_4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05_8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05_16_1</text:p>
          </table:table-cell>
          <table:table-cell office:value-type="float" office:value="0" calcext:value-type="float">
            <text:p>0</text:p>
          </table:table-cell>
          <table:table-cell office:value-type="float" office:value="0.842" calcext:value-type="float">
            <text:p>0.842</text:p>
          </table:table-cell>
          <table:table-cell office:value-type="float" office:value="0" calcext:value-type="float">
            <text:p>0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05_32_1</text:p>
          </table:table-cell>
          <table:table-cell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office:value-type="float" office:value="0" calcext:value-type="float">
            <text:p>0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>
          <table:table-cell office:value-type="string" calcext:value-type="string">
            <text:p>06_4_1</text:p>
          </table:table-cell>
          <table:table-cell office:value-type="float" office:value="0" calcext:value-type="float">
            <text:p>0</text:p>
          </table:table-cell>
          <table:table-cell office:value-type="float" office:value="0.842" calcext:value-type="float">
            <text:p>0.842</text:p>
          </table:table-cell>
          <table:table-cell office:value-type="float" office:value="0" calcext:value-type="float">
            <text:p>0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06_8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06_16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06_32_1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07_4_1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07_8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07_16_1</text:p>
          </table:table-cell>
          <table:table-cell office:value-type="float" office:value="0" calcext:value-type="float">
            <text:p>0</text:p>
          </table:table-cell>
          <table:table-cell office:value-type="float" office:value="0.842" calcext:value-type="float">
            <text:p>0.842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07_32_1</text:p>
          </table:table-cell>
          <table:table-cell office:value-type="float" office:value="0" calcext:value-type="float">
            <text:p>0</text:p>
          </table:table-cell>
          <table:table-cell office:value-type="float" office:value="0.825" calcext:value-type="float">
            <text:p>0.82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08_4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08_8_1</text:p>
          </table:table-cell>
          <table:table-cell office:value-type="float" office:value="0" calcext:value-type="float">
            <text:p>0</text:p>
          </table:table-cell>
          <table:table-cell office:value-type="float" office:value="0.834" calcext:value-type="float">
            <text:p>0.834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08_16_1</text:p>
          </table:table-cell>
          <table:table-cell office:value-type="float" office:value="0" calcext:value-type="float">
            <text:p>0</text:p>
          </table:table-cell>
          <table:table-cell office:value-type="float" office:value="0.842" calcext:value-type="float">
            <text:p>0.842</text:p>
          </table:table-cell>
          <table:table-cell office:value-type="float" office:value="0" calcext:value-type="float">
            <text:p>0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08_32_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09_4_1</text:p>
          </table:table-cell>
          <table:table-cell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09_8_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09_16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09_32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string" calcext:value-type="string">
            <text:p>10_4_1</text:p>
          </table:table-cell>
          <table:table-cell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office:value-type="float" office:value="0" calcext:value-type="float">
            <text:p>0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10_8_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10_16_1</text:p>
          </table:table-cell>
          <table:table-cell office:value-type="float" office:value="0" calcext:value-type="float">
            <text:p>0</text:p>
          </table:table-cell>
          <table:table-cell office:value-type="float" office:value="0.842" calcext:value-type="float">
            <text:p>0.842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10_32_1</text:p>
          </table:table-cell>
          <table:table-cell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string" calcext:value-type="string">
            <text:p>11_4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11_8_1</text:p>
          </table:table-cell>
          <table:table-cell office:value-type="float" office:value="0" calcext:value-type="float">
            <text:p>0</text:p>
          </table:table-cell>
          <table:table-cell office:value-type="float" office:value="0.909" calcext:value-type="float">
            <text:p>0.909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11_16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11_32_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string" calcext:value-type="string">
            <text:p>12_4_1</text:p>
          </table:table-cell>
          <table:table-cell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12_8_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12_16_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12_32_1</text:p>
          </table:table-cell>
          <table:table-cell office:value-type="float" office:value="0" calcext:value-type="float">
            <text:p>0</text:p>
          </table:table-cell>
          <table:table-cell office:value-type="float" office:value="0.884" calcext:value-type="float">
            <text:p>0.884</text:p>
          </table:table-cell>
          <table:table-cell office:value-type="float" office:value="0" calcext:value-type="float">
            <text:p>0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string" calcext:value-type="string">
            <text:p>13_4_1</text:p>
          </table:table-cell>
          <table:table-cell office:value-type="float" office:value="0" calcext:value-type="float">
            <text:p>0</text:p>
          </table:table-cell>
          <table:table-cell office:value-type="float" office:value="0.884" calcext:value-type="float">
            <text:p>0.884</text:p>
          </table:table-cell>
          <table:table-cell office:value-type="float" office:value="0" calcext:value-type="float">
            <text:p>0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13_8_1</text:p>
          </table:table-cell>
          <table:table-cell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13_16_1</text:p>
          </table:table-cell>
          <table:table-cell office:value-type="float" office:value="0" calcext:value-type="float">
            <text:p>0</text:p>
          </table:table-cell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13_32_1</text:p>
          </table:table-cell>
          <table:table-cell office:value-type="float" office:value="0" calcext:value-type="float">
            <text:p>0</text:p>
          </table:table-cell>
          <table:table-cell office:value-type="float" office:value="0.967" calcext:value-type="float">
            <text:p>0.967</text:p>
          </table:table-cell>
          <table:table-cell office:value-type="float" office:value="0" calcext:value-type="float">
            <text:p>0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string" calcext:value-type="string">
            <text:p>14_4_1</text:p>
          </table:table-cell>
          <table:table-cell office:value-type="float" office:value="0" calcext:value-type="float">
            <text:p>0</text:p>
          </table:table-cell>
          <table:table-cell office:value-type="float" office:value="0.909" calcext:value-type="float">
            <text:p>0.909</text:p>
          </table:table-cell>
          <table:table-cell office:value-type="float" office:value="0" calcext:value-type="float">
            <text:p>0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14_8_1</text:p>
          </table:table-cell>
          <table:table-cell office:value-type="float" office:value="0" calcext:value-type="float">
            <text:p>0</text:p>
          </table:table-cell>
          <table:table-cell office:value-type="float" office:value="0.942" calcext:value-type="float">
            <text:p>0.942</text:p>
          </table:table-cell>
          <table:table-cell office:value-type="float" office:value="0" calcext:value-type="float">
            <text:p>0</text:p>
          </table:table-cell>
          <table:table-cell office:value-type="float" office:value="0.832" calcext:value-type="float">
            <text:p>0.832</text:p>
          </table:table-cell>
          <table:table-cell office:value-type="string" calcext:value-type="string">
            <text:p>14_16_1</text:p>
          </table:table-cell>
          <table:table-cell office:value-type="float" office:value="0" calcext:value-type="float">
            <text:p>0</text:p>
          </table:table-cell>
          <table:table-cell office:value-type="float" office:value="1.009" calcext:value-type="float">
            <text:p>1.009</text:p>
          </table:table-cell>
          <table:table-cell office:value-type="float" office:value="0" calcext:value-type="float">
            <text:p>0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14_32_1</text:p>
          </table:table-cell>
          <table:table-cell office:value-type="float" office:value="0" calcext:value-type="float">
            <text:p>0</text:p>
          </table:table-cell>
          <table:table-cell office:value-type="float" office:value="1.117" calcext:value-type="float">
            <text:p>1.117</text:p>
          </table:table-cell>
          <table:table-cell office:value-type="float" office:value="0" calcext:value-type="float">
            <text:p>0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string" calcext:value-type="string">
            <text:p>15_4_1</text:p>
          </table:table-cell>
          <table:table-cell office:value-type="float" office:value="0" calcext:value-type="float">
            <text:p>0</text:p>
          </table:table-cell>
          <table:table-cell office:value-type="float" office:value="0.942" calcext:value-type="float">
            <text:p>0.942</text:p>
          </table:table-cell>
          <table:table-cell office:value-type="float" office:value="0" calcext:value-type="float">
            <text:p>0</text:p>
          </table:table-cell>
          <table:table-cell office:value-type="float" office:value="0.832" calcext:value-type="float">
            <text:p>0.832</text:p>
          </table:table-cell>
          <table:table-cell office:value-type="string" calcext:value-type="string">
            <text:p>15_8_1</text:p>
          </table:table-cell>
          <table:table-cell office:value-type="float" office:value="0" calcext:value-type="float">
            <text:p>0</text:p>
          </table:table-cell>
          <table:table-cell office:value-type="float" office:value="1.042" calcext:value-type="float">
            <text:p>1.042</text:p>
          </table:table-cell>
          <table:table-cell office:value-type="float" office:value="0" calcext:value-type="float">
            <text:p>0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15_16_1</text:p>
          </table:table-cell>
          <table:table-cell office:value-type="float" office:value="0" calcext:value-type="float">
            <text:p>0</text:p>
          </table:table-cell>
          <table:table-cell office:value-type="float" office:value="1.159" calcext:value-type="float">
            <text:p>1.159</text:p>
          </table:table-cell>
          <table:table-cell office:value-type="float" office:value="0" calcext:value-type="float">
            <text:p>0</text:p>
          </table:table-cell>
          <table:table-cell office:value-type="float" office:value="0.957" calcext:value-type="float">
            <text:p>0.957</text:p>
          </table:table-cell>
          <table:table-cell office:value-type="string" calcext:value-type="string">
            <text:p>15_32_1</text:p>
          </table:table-cell>
          <table:table-cell office:value-type="float" office:value="0" calcext:value-type="float">
            <text:p>0</text:p>
          </table:table-cell>
          <table:table-cell office:value-type="float" office:value="1.417" calcext:value-type="float">
            <text:p>1.417</text:p>
          </table:table-cell>
          <table:table-cell office:value-type="float" office:value="0" calcext:value-type="float">
            <text:p>0</text:p>
          </table:table-cell>
          <table:table-cell office:value-type="float" office:value="1.132" calcext:value-type="float">
            <text:p>1.132</text:p>
          </table:table-cell>
        </table:table-row>
        <table:table-row table:style-name="ro1">
          <table:table-cell office:value-type="string" calcext:value-type="string">
            <text:p>16_4_1</text:p>
          </table:table-cell>
          <table:table-cell office:value-type="float" office:value="0" calcext:value-type="float">
            <text:p>0</text:p>
          </table:table-cell>
          <table:table-cell office:value-type="float" office:value="1.117" calcext:value-type="float">
            <text:p>1.117</text:p>
          </table:table-cell>
          <table:table-cell office:value-type="float" office:value="0" calcext:value-type="float">
            <text:p>0</text:p>
          </table:table-cell>
          <table:table-cell office:value-type="float" office:value="0.907" calcext:value-type="float">
            <text:p>0.907</text:p>
          </table:table-cell>
          <table:table-cell office:value-type="string" calcext:value-type="string">
            <text:p>16_8_1</text:p>
          </table:table-cell>
          <table:table-cell office:value-type="float" office:value="0" calcext:value-type="float">
            <text:p>0</text:p>
          </table:table-cell>
          <table:table-cell office:value-type="float" office:value="1.234" calcext:value-type="float">
            <text:p>1.234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16_16_1</text:p>
          </table:table-cell>
          <table:table-cell office:value-type="float" office:value="0" calcext:value-type="float">
            <text:p>0</text:p>
          </table:table-cell>
          <table:table-cell office:value-type="float" office:value="1.475" calcext:value-type="float">
            <text:p>1.475</text:p>
          </table:table-cell>
          <table:table-cell office:value-type="float" office:value="0" calcext:value-type="float">
            <text:p>0</text:p>
          </table:table-cell>
          <table:table-cell office:value-type="float" office:value="1.198" calcext:value-type="float">
            <text:p>1.198</text:p>
          </table:table-cell>
          <table:table-cell office:value-type="string" calcext:value-type="string">
            <text:p>16_32_1</text:p>
          </table:table-cell>
          <table:table-cell office:value-type="float" office:value="0" calcext:value-type="float">
            <text:p>0</text:p>
          </table:table-cell>
          <table:table-cell office:value-type="float" office:value="2.008" calcext:value-type="float">
            <text:p>2.008</text:p>
          </table:table-cell>
          <table:table-cell office:value-type="float" office:value="0" calcext:value-type="float">
            <text:p>0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string" calcext:value-type="string">
            <text:p>17_4_1</text:p>
          </table:table-cell>
          <table:table-cell office:value-type="float" office:value="0" calcext:value-type="float">
            <text:p>0</text:p>
          </table:table-cell>
          <table:table-cell office:value-type="float" office:value="1.242" calcext:value-type="float">
            <text:p>1.242</text:p>
          </table:table-cell>
          <table:table-cell office:value-type="float" office:value="0" calcext:value-type="float">
            <text:p>0</text:p>
          </table:table-cell>
          <table:table-cell office:value-type="float" office:value="1.049" calcext:value-type="float">
            <text:p>1.049</text:p>
          </table:table-cell>
          <table:table-cell office:value-type="string" calcext:value-type="string">
            <text:p>17_8_1</text:p>
          </table:table-cell>
          <table:table-cell office:value-type="float" office:value="0" calcext:value-type="float">
            <text:p>0</text:p>
          </table:table-cell>
          <table:table-cell office:value-type="float" office:value="1.542" calcext:value-type="float">
            <text:p>1.542</text:p>
          </table:table-cell>
          <table:table-cell office:value-type="float" office:value="0" calcext:value-type="float">
            <text:p>0</text:p>
          </table:table-cell>
          <table:table-cell office:value-type="float" office:value="1.215" calcext:value-type="float">
            <text:p>1.215</text:p>
          </table:table-cell>
          <table:table-cell office:value-type="string" calcext:value-type="string">
            <text:p>17_16_1</text:p>
          </table:table-cell>
          <table:table-cell office:value-type="float" office:value="0" calcext:value-type="float">
            <text:p>0</text:p>
          </table:table-cell>
          <table:table-cell office:value-type="float" office:value="2.141" calcext:value-type="float">
            <text:p>2.141</text:p>
          </table:table-cell>
          <table:table-cell office:value-type="float" office:value="0" calcext:value-type="float">
            <text:p>0</text:p>
          </table:table-cell>
          <table:table-cell office:value-type="float" office:value="1.565" calcext:value-type="float">
            <text:p>1.565</text:p>
          </table:table-cell>
          <table:table-cell office:value-type="string" calcext:value-type="string">
            <text:p>17_32_1</text:p>
          </table:table-cell>
          <table:table-cell office:value-type="float" office:value="0" calcext:value-type="float">
            <text:p>0</text:p>
          </table:table-cell>
          <table:table-cell office:value-type="float" office:value="3.249" calcext:value-type="float">
            <text:p>3.249</text:p>
          </table:table-cell>
          <table:table-cell office:value-type="float" office:value="0" calcext:value-type="float">
            <text:p>0</text:p>
          </table:table-cell>
          <table:table-cell office:value-type="float" office:value="2.289" calcext:value-type="float">
            <text:p>2.289</text:p>
          </table:table-cell>
        </table:table-row>
        <table:table-row table:style-name="ro1">
          <table:table-cell office:value-type="string" calcext:value-type="string">
            <text:p>18_4_1</text:p>
          </table:table-cell>
          <table:table-cell office:value-type="float" office:value="0" calcext:value-type="float">
            <text:p>0</text:p>
          </table:table-cell>
          <table:table-cell office:value-type="float" office:value="1.692" calcext:value-type="float">
            <text:p>1.692</text:p>
          </table:table-cell>
          <table:table-cell office:value-type="float" office:value="0" calcext:value-type="float">
            <text:p>0</text:p>
          </table:table-cell>
          <table:table-cell office:value-type="float" office:value="1.323" calcext:value-type="float">
            <text:p>1.323</text:p>
          </table:table-cell>
          <table:table-cell office:value-type="string" calcext:value-type="string">
            <text:p>18_8_1</text:p>
          </table:table-cell>
          <table:table-cell office:value-type="float" office:value="0" calcext:value-type="float">
            <text:p>0</text:p>
          </table:table-cell>
          <table:table-cell office:value-type="float" office:value="2.283" calcext:value-type="float">
            <text:p>2.283</text:p>
          </table:table-cell>
          <table:table-cell office:value-type="float" office:value="0" calcext:value-type="float">
            <text:p>0</text:p>
          </table:table-cell>
          <table:table-cell office:value-type="float" office:value="1.665" calcext:value-type="float">
            <text:p>1.665</text:p>
          </table:table-cell>
          <table:table-cell office:value-type="string" calcext:value-type="string">
            <text:p>18_16_1</text:p>
          </table:table-cell>
          <table:table-cell office:value-type="float" office:value="0" calcext:value-type="float">
            <text:p>0</text:p>
          </table:table-cell>
          <table:table-cell office:value-type="float" office:value="3.574" calcext:value-type="float">
            <text:p>3.574</text:p>
          </table:table-cell>
          <table:table-cell office:value-type="float" office:value="0" calcext:value-type="float">
            <text:p>0</text:p>
          </table:table-cell>
          <table:table-cell office:value-type="float" office:value="2.422" calcext:value-type="float">
            <text:p>2.422</text:p>
          </table:table-cell>
          <table:table-cell office:value-type="string" calcext:value-type="string">
            <text:p>18_32_1</text:p>
          </table:table-cell>
          <table:table-cell office:value-type="float" office:value="0" calcext:value-type="float">
            <text:p>0</text:p>
          </table:table-cell>
          <table:table-cell office:value-type="float" office:value="5.898" calcext:value-type="float">
            <text:p>5.898</text:p>
          </table:table-cell>
          <table:table-cell office:value-type="float" office:value="0" calcext:value-type="float">
            <text:p>0</text:p>
          </table:table-cell>
          <table:table-cell office:value-type="float" office:value="3.951" calcext:value-type="float">
            <text:p>3.951</text:p>
          </table:table-cell>
        </table:table-row>
        <table:table-row table:style-name="ro1">
          <table:table-cell office:value-type="string" calcext:value-type="string">
            <text:p>19_4_1</text:p>
          </table:table-cell>
          <table:table-cell office:value-type="float" office:value="0" calcext:value-type="float">
            <text:p>0</text:p>
          </table:table-cell>
          <table:table-cell office:value-type="float" office:value="2.524" calcext:value-type="float">
            <text:p>2.524</text:p>
          </table:table-cell>
          <table:table-cell office:value-type="float" office:value="0" calcext:value-type="float">
            <text:p>0</text:p>
          </table:table-cell>
          <table:table-cell office:value-type="float" office:value="1.848" calcext:value-type="float">
            <text:p>1.848</text:p>
          </table:table-cell>
          <table:table-cell office:value-type="string" calcext:value-type="string">
            <text:p>19_8_1</text:p>
          </table:table-cell>
          <table:table-cell office:value-type="float" office:value="0" calcext:value-type="float">
            <text:p>0</text:p>
          </table:table-cell>
          <table:table-cell office:value-type="float" office:value="3.884" calcext:value-type="float">
            <text:p>3.884</text:p>
          </table:table-cell>
          <table:table-cell office:value-type="float" office:value="0" calcext:value-type="float">
            <text:p>0</text:p>
          </table:table-cell>
          <table:table-cell office:value-type="float" office:value="2.707" calcext:value-type="float">
            <text:p>2.707</text:p>
          </table:table-cell>
          <table:table-cell office:value-type="string" calcext:value-type="string">
            <text:p>19_16_1</text:p>
          </table:table-cell>
          <table:table-cell office:value-type="float" office:value="0" calcext:value-type="float">
            <text:p>0</text:p>
          </table:table-cell>
          <table:table-cell office:value-type="float" office:value="6.456" calcext:value-type="float">
            <text:p>6.456</text:p>
          </table:table-cell>
          <table:table-cell office:value-type="float" office:value="0" calcext:value-type="float">
            <text:p>0</text:p>
          </table:table-cell>
          <table:table-cell office:value-type="float" office:value="4.396" calcext:value-type="float">
            <text:p>4.396</text:p>
          </table:table-cell>
          <table:table-cell office:value-type="string" calcext:value-type="string">
            <text:p>19_32_1</text:p>
          </table:table-cell>
          <table:table-cell office:value-type="float" office:value="0" calcext:value-type="float">
            <text:p>0</text:p>
          </table:table-cell>
          <table:table-cell office:value-type="float" office:value="11.429" calcext:value-type="float">
            <text:p>11.429</text:p>
          </table:table-cell>
          <table:table-cell office:value-type="float" office:value="0" calcext:value-type="float">
            <text:p>0</text:p>
          </table:table-cell>
          <table:table-cell office:value-type="float" office:value="7.503" calcext:value-type="float">
            <text:p>7.503</text:p>
          </table:table-cell>
        </table:table-row>
        <table:table-row table:style-name="ro1">
          <table:table-cell office:value-type="string" calcext:value-type="string">
            <text:p>20_4_1</text:p>
          </table:table-cell>
          <table:table-cell office:value-type="float" office:value="0" calcext:value-type="float">
            <text:p>0</text:p>
          </table:table-cell>
          <table:table-cell office:value-type="float" office:value="4.457" calcext:value-type="float">
            <text:p>4.457</text:p>
          </table:table-cell>
          <table:table-cell office:value-type="float" office:value="0" calcext:value-type="float">
            <text:p>0</text:p>
          </table:table-cell>
          <table:table-cell office:value-type="float" office:value="3.114" calcext:value-type="float">
            <text:p>3.114</text:p>
          </table:table-cell>
          <table:table-cell office:value-type="string" calcext:value-type="string">
            <text:p>20_8_1</text:p>
          </table:table-cell>
          <table:table-cell office:value-type="float" office:value="0" calcext:value-type="float">
            <text:p>0</text:p>
          </table:table-cell>
          <table:table-cell office:value-type="float" office:value="7.589" calcext:value-type="float">
            <text:p>7.589</text:p>
          </table:table-cell>
          <table:table-cell office:value-type="float" office:value="0" calcext:value-type="float">
            <text:p>0</text:p>
          </table:table-cell>
          <table:table-cell office:value-type="float" office:value="5.034" calcext:value-type="float">
            <text:p>5.034</text:p>
          </table:table-cell>
          <table:table-cell office:value-type="string" calcext:value-type="string">
            <text:p>20_16_1</text:p>
          </table:table-cell>
          <table:table-cell office:value-type="float" office:value="0" calcext:value-type="float">
            <text:p>0</text:p>
          </table:table-cell>
          <table:table-cell office:value-type="float" office:value="13.794" calcext:value-type="float">
            <text:p>13.794</text:p>
          </table:table-cell>
          <table:table-cell office:value-type="float" office:value="0" calcext:value-type="float">
            <text:p>0</text:p>
          </table:table-cell>
          <table:table-cell office:value-type="float" office:value="9.127" calcext:value-type="float">
            <text:p>9.127</text:p>
          </table:table-cell>
          <table:table-cell office:value-type="string" calcext:value-type="string">
            <text:p>20_32_1</text:p>
          </table:table-cell>
          <table:table-cell office:value-type="float" office:value="0" calcext:value-type="float">
            <text:p>0</text:p>
          </table:table-cell>
          <table:table-cell office:value-type="float" office:value="24.689" calcext:value-type="float">
            <text:p>24.689</text:p>
          </table:table-cell>
          <table:table-cell office:value-type="float" office:value="0" calcext:value-type="float">
            <text:p>0</text:p>
          </table:table-cell>
          <table:table-cell office:value-type="float" office:value="16.601" calcext:value-type="float">
            <text:p>16.601</text:p>
          </table:table-cell>
        </table:table-row>
        <table:table-row table:style-name="ro1">
          <table:table-cell office:value-type="string" calcext:value-type="string">
            <text:p>21_4_1</text:p>
          </table:table-cell>
          <table:table-cell office:value-type="float" office:value="0" calcext:value-type="float">
            <text:p>0</text:p>
          </table:table-cell>
          <table:table-cell office:value-type="float" office:value="8.805" calcext:value-type="float">
            <text:p>8.805</text:p>
          </table:table-cell>
          <table:table-cell office:value-type="float" office:value="0" calcext:value-type="float">
            <text:p>0</text:p>
          </table:table-cell>
          <table:table-cell office:value-type="float" office:value="5.871" calcext:value-type="float">
            <text:p>5.871</text:p>
          </table:table-cell>
          <table:table-cell office:value-type="string" calcext:value-type="string">
            <text:p>21_8_1</text:p>
          </table:table-cell>
          <table:table-cell office:value-type="float" office:value="0" calcext:value-type="float">
            <text:p>0</text:p>
          </table:table-cell>
          <table:table-cell office:value-type="float" office:value="15.547" calcext:value-type="float">
            <text:p>15.547</text:p>
          </table:table-cell>
          <table:table-cell office:value-type="float" office:value="0" calcext:value-type="float">
            <text:p>0</text:p>
          </table:table-cell>
          <table:table-cell office:value-type="float" office:value="10.227" calcext:value-type="float">
            <text:p>10.227</text:p>
          </table:table-cell>
          <table:table-cell office:value-type="string" calcext:value-type="string">
            <text:p>21_16_1</text:p>
          </table:table-cell>
          <table:table-cell office:value-type="float" office:value="0" calcext:value-type="float">
            <text:p>0</text:p>
          </table:table-cell>
          <table:table-cell office:value-type="float" office:value="27.695" calcext:value-type="float">
            <text:p>27.695</text:p>
          </table:table-cell>
          <table:table-cell office:value-type="float" office:value="0" calcext:value-type="float">
            <text:p>0</text:p>
          </table:table-cell>
          <table:table-cell office:value-type="float" office:value="18.601" calcext:value-type="float">
            <text:p>18.601</text:p>
          </table:table-cell>
          <table:table-cell office:value-type="string" calcext:value-type="string">
            <text:p>21_32_1</text:p>
          </table:table-cell>
          <table:table-cell office:value-type="float" office:value="0" calcext:value-type="float">
            <text:p>0</text:p>
          </table:table-cell>
          <table:table-cell office:value-type="float" office:value="52.429" calcext:value-type="float">
            <text:p>52.429</text:p>
          </table:table-cell>
          <table:table-cell office:value-type="float" office:value="0" calcext:value-type="float">
            <text:p>0</text:p>
          </table:table-cell>
          <table:table-cell office:value-type="float" office:value="34.473" calcext:value-type="float">
            <text:p>34.473</text:p>
          </table:table-cell>
        </table:table-row>
        <table:table-row table:style-name="ro1">
          <table:table-cell office:value-type="string" calcext:value-type="string">
            <text:p>22_4_1</text:p>
          </table:table-cell>
          <table:table-cell office:value-type="float" office:value="0" calcext:value-type="float">
            <text:p>0</text:p>
          </table:table-cell>
          <table:table-cell office:value-type="float" office:value="17.811" calcext:value-type="float">
            <text:p>17.811</text:p>
          </table:table-cell>
          <table:table-cell office:value-type="float" office:value="0" calcext:value-type="float">
            <text:p>0</text:p>
          </table:table-cell>
          <table:table-cell office:value-type="float" office:value="11.494" calcext:value-type="float">
            <text:p>11.494</text:p>
          </table:table-cell>
          <table:table-cell office:value-type="string" calcext:value-type="string">
            <text:p>22_8_1</text:p>
          </table:table-cell>
          <table:table-cell office:value-type="float" office:value="0" calcext:value-type="float">
            <text:p>0</text:p>
          </table:table-cell>
          <table:table-cell office:value-type="float" office:value="32.485" calcext:value-type="float">
            <text:p>32.485</text:p>
          </table:table-cell>
          <table:table-cell office:value-type="float" office:value="0" calcext:value-type="float">
            <text:p>0</text:p>
          </table:table-cell>
          <table:table-cell office:value-type="float" office:value="21.055" calcext:value-type="float">
            <text:p>21.055</text:p>
          </table:table-cell>
          <table:table-cell office:value-type="string" calcext:value-type="string">
            <text:p>22_16_1</text:p>
          </table:table-cell>
          <table:table-cell office:value-type="float" office:value="0" calcext:value-type="float">
            <text:p>0</text:p>
          </table:table-cell>
          <table:table-cell office:value-type="float" office:value="58.03" calcext:value-type="float">
            <text:p>58.03</text:p>
          </table:table-cell>
          <table:table-cell office:value-type="float" office:value="0" calcext:value-type="float">
            <text:p>0</text:p>
          </table:table-cell>
          <table:table-cell office:value-type="float" office:value="37.676" calcext:value-type="float">
            <text:p>37.676</text:p>
          </table:table-cell>
          <table:table-cell office:value-type="string" calcext:value-type="string">
            <text:p>22_32_1</text:p>
          </table:table-cell>
          <table:table-cell office:value-type="float" office:value="1" calcext:value-type="float">
            <text:p>1</text:p>
          </table:table-cell>
          <table:table-cell office:value-type="float" office:value="52.212" calcext:value-type="float">
            <text:p>52.212</text:p>
          </table:table-cell>
          <table:table-cell office:value-type="float" office:value="1" calcext:value-type="float">
            <text:p>1</text:p>
          </table:table-cell>
          <table:table-cell office:value-type="float" office:value="13.499" calcext:value-type="float">
            <text:p>13.499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4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 table:number-columns-spanned="6" table:number-rows-spanned="1">
            <text:p>Pin Page Rank Runtimes vs Graph Vertices</text:p>
          </table:table-cell>
          <table:covered-table-cell table:number-columns-repeated="5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(([.B48]*60)+[.C48]+([.D48]*60)+[.E48])/2" office:value-type="float" office:value="0.816" calcext:value-type="float">
            <text:p>0.816</text:p>
          </table:table-cell>
          <table:table-cell table:formula="of:=(([.G48]*60)+[.H48]+([.I48]*60)+[.J48])/2" office:value-type="float" office:value="0.812" calcext:value-type="float">
            <text:p>0.812</text:p>
          </table:table-cell>
          <table:table-cell table:formula="of:=(([.L48]*60)+[.M48]+([.N48]*60)+[.O48])/2" office:value-type="float" office:value="0.8325" calcext:value-type="float">
            <text:p>0.8325</text:p>
          </table:table-cell>
          <table:table-cell table:formula="of:=(([.Q48]*60)+[.R48]+([.S48]*60)+[.T48])/2" office:value-type="float" office:value="0.833" calcext:value-type="float">
            <text:p>0.833</text:p>
          </table:table-cell>
          <table:table-cell table:number-columns-repeated="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formula="of:=(([.B49]*60)+[.C49]+([.D49]*60)+[.E49])/2" office:value-type="float" office:value="0.8075" calcext:value-type="float">
            <text:p>0.8075</text:p>
          </table:table-cell>
          <table:table-cell table:formula="of:=(([.G49]*60)+[.H49]+([.I49]*60)+[.J49])/2" office:value-type="float" office:value="0.808" calcext:value-type="float">
            <text:p>0.808</text:p>
          </table:table-cell>
          <table:table-cell table:formula="of:=(([.L49]*60)+[.M49]+([.N49]*60)+[.O49])/2" office:value-type="float" office:value="0.816" calcext:value-type="float">
            <text:p>0.816</text:p>
          </table:table-cell>
          <table:table-cell table:formula="of:=(([.Q49]*60)+[.R49]+([.S49]*60)+[.T49])/2" office:value-type="float" office:value="0.8115" calcext:value-type="float">
            <text:p>0.8115</text:p>
          </table:table-cell>
          <table:table-cell table:number-columns-repeated="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formula="of:=(([.B50]*60)+[.C50]+([.D50]*60)+[.E50])/2" office:value-type="float" office:value="0.82" calcext:value-type="float">
            <text:p>0.82</text:p>
          </table:table-cell>
          <table:table-cell table:formula="of:=(([.G50]*60)+[.H50]+([.I50]*60)+[.J50])/2" office:value-type="float" office:value="0.812" calcext:value-type="float">
            <text:p>0.812</text:p>
          </table:table-cell>
          <table:table-cell table:formula="of:=(([.L50]*60)+[.M50]+([.N50]*60)+[.O50])/2" office:value-type="float" office:value="0.7995" calcext:value-type="float">
            <text:p>0.7995</text:p>
          </table:table-cell>
          <table:table-cell table:formula="of:=(([.Q50]*60)+[.R50]+([.S50]*60)+[.T50])/2" office:value-type="float" office:value="0.8075" calcext:value-type="float">
            <text:p>0.8075</text:p>
          </table:table-cell>
          <table:table-cell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formula="of:=(([.B51]*60)+[.C51]+([.D51]*60)+[.E51])/2" office:value-type="float" office:value="0.837" calcext:value-type="float">
            <text:p>0.837</text:p>
          </table:table-cell>
          <table:table-cell table:formula="of:=(([.G51]*60)+[.H51]+([.I51]*60)+[.J51])/2" office:value-type="float" office:value="0.7995" calcext:value-type="float">
            <text:p>0.7995</text:p>
          </table:table-cell>
          <table:table-cell table:formula="of:=(([.L51]*60)+[.M51]+([.N51]*60)+[.O51])/2" office:value-type="float" office:value="0.7955" calcext:value-type="float">
            <text:p>0.7955</text:p>
          </table:table-cell>
          <table:table-cell table:formula="of:=(([.Q51]*60)+[.R51]+([.S51]*60)+[.T51])/2" office:value-type="float" office:value="0.8325" calcext:value-type="float">
            <text:p>0.8325</text:p>
          </table:table-cell>
          <table:table-cell table:number-columns-repeated="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formula="of:=(([.B52]*60)+[.C52]+([.D52]*60)+[.E52])/2" office:value-type="float" office:value="0.841" calcext:value-type="float">
            <text:p>0.841</text:p>
          </table:table-cell>
          <table:table-cell table:formula="of:=(([.G52]*60)+[.H52]+([.I52]*60)+[.J52])/2" office:value-type="float" office:value="0.849" calcext:value-type="float">
            <text:p>0.849</text:p>
          </table:table-cell>
          <table:table-cell table:formula="of:=(([.L52]*60)+[.M52]+([.N52]*60)+[.O52])/2" office:value-type="float" office:value="0.812" calcext:value-type="float">
            <text:p>0.812</text:p>
          </table:table-cell>
          <table:table-cell table:formula="of:=(([.Q52]*60)+[.R52]+([.S52]*60)+[.T52])/2" office:value-type="float" office:value="0.8155" calcext:value-type="float">
            <text:p>0.8155</text:p>
          </table:table-cell>
          <table:table-cell table:number-columns-repeated="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(([.B53]*60)+[.C53]+([.D53]*60)+[.E53])/2" office:value-type="float" office:value="0.837" calcext:value-type="float">
            <text:p>0.837</text:p>
          </table:table-cell>
          <table:table-cell table:formula="of:=(([.G53]*60)+[.H53]+([.I53]*60)+[.J53])/2" office:value-type="float" office:value="0.866" calcext:value-type="float">
            <text:p>0.866</text:p>
          </table:table-cell>
          <table:table-cell table:formula="of:=(([.L53]*60)+[.M53]+([.N53]*60)+[.O53])/2" office:value-type="float" office:value="0.8035" calcext:value-type="float">
            <text:p>0.8035</text:p>
          </table:table-cell>
          <table:table-cell table:formula="of:=(([.Q53]*60)+[.R53]+([.S53]*60)+[.T53])/2" office:value-type="float" office:value="0.808" calcext:value-type="float">
            <text:p>0.808</text:p>
          </table:table-cell>
          <table:table-cell table:number-columns-repeated="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formula="of:=(([.B54]*60)+[.C54]+([.D54]*60)+[.E54])/2" office:value-type="float" office:value="0.8325" calcext:value-type="float">
            <text:p>0.8325</text:p>
          </table:table-cell>
          <table:table-cell table:formula="of:=(([.G54]*60)+[.H54]+([.I54]*60)+[.J54])/2" office:value-type="float" office:value="0.8535" calcext:value-type="float">
            <text:p>0.8535</text:p>
          </table:table-cell>
          <table:table-cell table:formula="of:=(([.L54]*60)+[.M54]+([.N54]*60)+[.O54])/2" office:value-type="float" office:value="0.8535" calcext:value-type="float">
            <text:p>0.8535</text:p>
          </table:table-cell>
          <table:table-cell table:formula="of:=(([.Q54]*60)+[.R54]+([.S54]*60)+[.T54])/2" office:value-type="float" office:value="0.837" calcext:value-type="float">
            <text:p>0.837</text:p>
          </table:table-cell>
          <table:table-cell table:number-columns-repeated="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formula="of:=(([.B55]*60)+[.C55]+([.D55]*60)+[.E55])/2" office:value-type="float" office:value="0.841" calcext:value-type="float">
            <text:p>0.841</text:p>
          </table:table-cell>
          <table:table-cell table:formula="of:=(([.G55]*60)+[.H55]+([.I55]*60)+[.J55])/2" office:value-type="float" office:value="0.8575" calcext:value-type="float">
            <text:p>0.8575</text:p>
          </table:table-cell>
          <table:table-cell table:formula="of:=(([.L55]*60)+[.M55]+([.N55]*60)+[.O55])/2" office:value-type="float" office:value="0.841" calcext:value-type="float">
            <text:p>0.841</text:p>
          </table:table-cell>
          <table:table-cell table:formula="of:=(([.Q55]*60)+[.R55]+([.S55]*60)+[.T55])/2" office:value-type="float" office:value="0.833" calcext:value-type="float">
            <text:p>0.833</text:p>
          </table:table-cell>
          <table:table-cell table:number-columns-repeated="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formula="of:=(([.B56]*60)+[.C56]+([.D56]*60)+[.E56])/2" office:value-type="float" office:value="0.8455" calcext:value-type="float">
            <text:p>0.8455</text:p>
          </table:table-cell>
          <table:table-cell table:formula="of:=(([.G56]*60)+[.H56]+([.I56]*60)+[.J56])/2" office:value-type="float" office:value="0.8535" calcext:value-type="float">
            <text:p>0.8535</text:p>
          </table:table-cell>
          <table:table-cell table:formula="of:=(([.L56]*60)+[.M56]+([.N56]*60)+[.O56])/2" office:value-type="float" office:value="0.9145" calcext:value-type="float">
            <text:p>0.9145</text:p>
          </table:table-cell>
          <table:table-cell table:formula="of:=(([.Q56]*60)+[.R56]+([.S56]*60)+[.T56])/2" office:value-type="float" office:value="0.9075" calcext:value-type="float">
            <text:p>0.9075</text:p>
          </table:table-cell>
          <table:table-cell table:number-columns-repeated="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formula="of:=(([.B57]*60)+[.C57]+([.D57]*60)+[.E57])/2" office:value-type="float" office:value="0.858" calcext:value-type="float">
            <text:p>0.858</text:p>
          </table:table-cell>
          <table:table-cell table:formula="of:=(([.G57]*60)+[.H57]+([.I57]*60)+[.J57])/2" office:value-type="float" office:value="0.887" calcext:value-type="float">
            <text:p>0.887</text:p>
          </table:table-cell>
          <table:table-cell table:formula="of:=(([.L57]*60)+[.M57]+([.N57]*60)+[.O57])/2" office:value-type="float" office:value="0.937" calcext:value-type="float">
            <text:p>0.937</text:p>
          </table:table-cell>
          <table:table-cell table:formula="of:=(([.Q57]*60)+[.R57]+([.S57]*60)+[.T57])/2" office:value-type="float" office:value="1.0245" calcext:value-type="float">
            <text:p>1.0245</text:p>
          </table:table-cell>
          <table:table-cell table:number-columns-repeated="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formula="of:=(([.B58]*60)+[.C58]+([.D58]*60)+[.E58])/2" office:value-type="float" office:value="0.887" calcext:value-type="float">
            <text:p>0.887</text:p>
          </table:table-cell>
          <table:table-cell table:formula="of:=(([.G58]*60)+[.H58]+([.I58]*60)+[.J58])/2" office:value-type="float" office:value="0.97" calcext:value-type="float">
            <text:p>0.97</text:p>
          </table:table-cell>
          <table:table-cell table:formula="of:=(([.L58]*60)+[.M58]+([.N58]*60)+[.O58])/2" office:value-type="float" office:value="1.058" calcext:value-type="float">
            <text:p>1.058</text:p>
          </table:table-cell>
          <table:table-cell table:formula="of:=(([.Q58]*60)+[.R58]+([.S58]*60)+[.T58])/2" office:value-type="float" office:value="1.2745" calcext:value-type="float">
            <text:p>1.2745</text:p>
          </table:table-cell>
          <table:table-cell table:number-columns-repeated="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formula="of:=(([.B59]*60)+[.C59]+([.D59]*60)+[.E59])/2" office:value-type="float" office:value="1.012" calcext:value-type="float">
            <text:p>1.012</text:p>
          </table:table-cell>
          <table:table-cell table:formula="of:=(([.G59]*60)+[.H59]+([.I59]*60)+[.J59])/2" office:value-type="float" office:value="1.0995" calcext:value-type="float">
            <text:p>1.0995</text:p>
          </table:table-cell>
          <table:table-cell table:formula="of:=(([.L59]*60)+[.M59]+([.N59]*60)+[.O59])/2" office:value-type="float" office:value="1.3365" calcext:value-type="float">
            <text:p>1.3365</text:p>
          </table:table-cell>
          <table:table-cell table:formula="of:=(([.Q59]*60)+[.R59]+([.S59]*60)+[.T59])/2" office:value-type="float" office:value="1.7655" calcext:value-type="float">
            <text:p>1.7655</text:p>
          </table:table-cell>
          <table:table-cell table:number-columns-repeated="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formula="of:=(([.B60]*60)+[.C60]+([.D60]*60)+[.E60])/2" office:value-type="float" office:value="1.1455" calcext:value-type="float">
            <text:p>1.1455</text:p>
          </table:table-cell>
          <table:table-cell table:formula="of:=(([.G60]*60)+[.H60]+([.I60]*60)+[.J60])/2" office:value-type="float" office:value="1.3785" calcext:value-type="float">
            <text:p>1.3785</text:p>
          </table:table-cell>
          <table:table-cell table:formula="of:=(([.L60]*60)+[.M60]+([.N60]*60)+[.O60])/2" office:value-type="float" office:value="1.853" calcext:value-type="float">
            <text:p>1.853</text:p>
          </table:table-cell>
          <table:table-cell table:formula="of:=(([.Q60]*60)+[.R60]+([.S60]*60)+[.T60])/2" office:value-type="float" office:value="2.769" calcext:value-type="float">
            <text:p>2.769</text:p>
          </table:table-cell>
          <table:table-cell table:number-columns-repeated="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formula="of:=(([.B61]*60)+[.C61]+([.D61]*60)+[.E61])/2" office:value-type="float" office:value="1.5075" calcext:value-type="float">
            <text:p>1.5075</text:p>
          </table:table-cell>
          <table:table-cell table:formula="of:=(([.G61]*60)+[.H61]+([.I61]*60)+[.J61])/2" office:value-type="float" office:value="1.974" calcext:value-type="float">
            <text:p>1.974</text:p>
          </table:table-cell>
          <table:table-cell table:formula="of:=(([.L61]*60)+[.M61]+([.N61]*60)+[.O61])/2" office:value-type="float" office:value="2.998" calcext:value-type="float">
            <text:p>2.998</text:p>
          </table:table-cell>
          <table:table-cell table:formula="of:=(([.Q61]*60)+[.R61]+([.S61]*60)+[.T61])/2" office:value-type="float" office:value="4.9245" calcext:value-type="float">
            <text:p>4.9245</text:p>
          </table:table-cell>
          <table:table-cell table:number-columns-repeated="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formula="of:=(([.B62]*60)+[.C62]+([.D62]*60)+[.E62])/2" office:value-type="float" office:value="2.186" calcext:value-type="float">
            <text:p>2.186</text:p>
          </table:table-cell>
          <table:table-cell table:formula="of:=(([.G62]*60)+[.H62]+([.I62]*60)+[.J62])/2" office:value-type="float" office:value="3.2955" calcext:value-type="float">
            <text:p>3.2955</text:p>
          </table:table-cell>
          <table:table-cell table:formula="of:=(([.L62]*60)+[.M62]+([.N62]*60)+[.O62])/2" office:value-type="float" office:value="5.426" calcext:value-type="float">
            <text:p>5.426</text:p>
          </table:table-cell>
          <table:table-cell table:formula="of:=(([.Q62]*60)+[.R62]+([.S62]*60)+[.T62])/2" office:value-type="float" office:value="9.466" calcext:value-type="float">
            <text:p>9.466</text:p>
          </table:table-cell>
          <table:table-cell table:number-columns-repeated="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formula="of:=(([.B63]*60)+[.C63]+([.D63]*60)+[.E63])/2" office:value-type="float" office:value="3.7855" calcext:value-type="float">
            <text:p>3.7855</text:p>
          </table:table-cell>
          <table:table-cell table:formula="of:=(([.G63]*60)+[.H63]+([.I63]*60)+[.J63])/2" office:value-type="float" office:value="6.3115" calcext:value-type="float">
            <text:p>6.3115</text:p>
          </table:table-cell>
          <table:table-cell table:formula="of:=(([.L63]*60)+[.M63]+([.N63]*60)+[.O63])/2" office:value-type="float" office:value="11.4605" calcext:value-type="float">
            <text:p>11.4605</text:p>
          </table:table-cell>
          <table:table-cell table:formula="of:=(([.Q63]*60)+[.R63]+([.S63]*60)+[.T63])/2" office:value-type="float" office:value="20.645" calcext:value-type="float">
            <text:p>20.645</text:p>
          </table:table-cell>
          <table:table-cell table:number-columns-repeated="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formula="of:=(([.B64]*60)+[.C64]+([.D64]*60)+[.E64])/2" office:value-type="float" office:value="7.338" calcext:value-type="float">
            <text:p>7.338</text:p>
          </table:table-cell>
          <table:table-cell table:formula="of:=(([.G64]*60)+[.H64]+([.I64]*60)+[.J64])/2" office:value-type="float" office:value="12.887" calcext:value-type="float">
            <text:p>12.887</text:p>
          </table:table-cell>
          <table:table-cell table:formula="of:=(([.L64]*60)+[.M64]+([.N64]*60)+[.O64])/2" office:value-type="float" office:value="23.148" calcext:value-type="float">
            <text:p>23.148</text:p>
          </table:table-cell>
          <table:table-cell table:formula="of:=(([.Q64]*60)+[.R64]+([.S64]*60)+[.T64])/2" office:value-type="float" office:value="43.451" calcext:value-type="float">
            <text:p>43.451</text:p>
          </table:table-cell>
          <table:table-cell table:number-columns-repeated="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formula="of:=(([.B65]*60)+[.C65]+([.D65]*60)+[.E65])/2" office:value-type="float" office:value="14.6525" calcext:value-type="float">
            <text:p>14.6525</text:p>
          </table:table-cell>
          <table:table-cell table:formula="of:=(([.G65]*60)+[.H65]+([.I65]*60)+[.J65])/2" office:value-type="float" office:value="26.77" calcext:value-type="float">
            <text:p>26.77</text:p>
          </table:table-cell>
          <table:table-cell table:formula="of:=(([.L65]*60)+[.M65]+([.N65]*60)+[.O65])/2" office:value-type="float" office:value="47.853" calcext:value-type="float">
            <text:p>47.853</text:p>
          </table:table-cell>
          <table:table-cell table:formula="of:=(([.Q65]*60)+[.R65]+([.S65]*60)+[.T65])/2" office:value-type="float" office:value="92.8555" calcext:value-type="float">
            <text:p>92.8555</text:p>
          </table:table-cell>
          <table:table-cell table:number-columns-repeated="15"/>
        </table:table-row>
        <table:table-row table:style-name="ro1" table:number-rows-repeated="104848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cale-to="3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 style:data-style-name="N2" text:time-value="0000-00-00T16:25:23.691604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peranza Medina</meta:initial-creator>
    <meta:creation-date>2015-10-12T14:48:21.564373525</meta:creation-date>
    <dc:date>2015-10-20T16:41:26.293916744</dc:date>
    <dc:creator>Esperanza Medina</dc:creator>
    <meta:editing-duration>PT2H9M46S</meta:editing-duration>
    <meta:editing-cycles>19</meta:editing-cycles>
    <meta:generator>LibreOffice/4.1.6.2$Linux_X86_64 LibreOffice_project/410m0$Build-2</meta:generator>
    <meta:document-statistic meta:table-count="4" meta:cell-count="152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07cm" svg:height="9cm" xlink:href=".." xlink:type="simple" chart:class="chart:line" chart:style-name="ch1">
        <chart:title svg:x="5.339cm" svg:y="0.315cm" chart:style-name="ch2">
          <text:p>Basic Block vs Vertices </text:p>
        </chart:title>
        <chart:legend chart:legend-position="end" svg:x="13.734cm" svg:y="3.424cm" style:legend-expansion="high" chart:style-name="ch3"/>
        <chart:plot-area chart:style-name="ch4" table:cell-range-address="BB.A5:BB.E23" chart:data-source-has-labels="both" svg:x="1.318cm" svg:y="1.64cm" svg:width="11.788cm" svg:height="6.206cm">
          <chartooo:coordinate-region svg:x="3.698cm" svg:y="1.847cm" svg:width="9.213cm" svg:height="5.337cm"/>
          <chart:axis chart:dimension="x" chart:name="primary-x" chart:style-name="ch5" chartooo:axis-type="auto">
            <chartooo:date-scale/>
            <chart:title svg:x="5.812cm" svg:y="8.027cm" chart:style-name="ch6">
              <text:p># of Graph Vertices</text:p>
            </chart:title>
            <chart:categories table:cell-range-address="BB.A6:BB.A23"/>
            <chart:grid chart:style-name="ch7" chart:class="major"/>
          </chart:axis>
          <chart:axis chart:dimension="y" chart:name="primary-y" chart:style-name="ch5">
            <chart:title svg:x="0.451cm" svg:y="6.748cm" chart:style-name="ch8">
              <text:p># of Executed Basic Blocks</text:p>
            </chart:title>
            <chart:grid chart:style-name="ch7" chart:class="major"/>
          </chart:axis>
          <chart:series chart:style-name="ch9" chart:values-cell-range-address="BB.B6:BB.B23" chart:label-cell-address="BB.B5:BB.B5" chart:class="chart:line">
            <chart:data-point chart:repeated="18"/>
          </chart:series>
          <chart:series chart:style-name="ch10" chart:values-cell-range-address="BB.C6:BB.C23" chart:label-cell-address="BB.C5:BB.C5" chart:class="chart:line">
            <chart:data-point chart:repeated="18"/>
          </chart:series>
          <chart:series chart:style-name="ch11" chart:values-cell-range-address="BB.D6:BB.D23" chart:label-cell-address="BB.D5:BB.D5" chart:class="chart:line">
            <chart:data-point chart:repeated="18"/>
          </chart:series>
          <chart:series chart:style-name="ch12" chart:values-cell-range-address="BB.E6:BB.E23" chart:label-cell-address="BB.E5:BB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BB.B5:BB.B5</svg:desc>
                </draw:g>
              </table:table-cell>
              <table:table-cell office:value-type="string">
                <text:p>E8</text:p>
                <draw:g>
                  <svg:desc>BB.C5:BB.C5</svg:desc>
                </draw:g>
              </table:table-cell>
              <table:table-cell office:value-type="string">
                <text:p>E16</text:p>
                <draw:g>
                  <svg:desc>BB.D5:BB.D5</svg:desc>
                </draw:g>
              </table:table-cell>
              <table:table-cell office:value-type="string">
                <text:p>E32</text:p>
                <draw:g>
                  <svg:desc>BB.E5:BB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BB.A6:BB.A23</svg:desc>
                </draw:g>
              </table:table-cell>
              <table:table-cell office:value-type="float" office:value="1808242">
                <text:p>1808242</text:p>
                <draw:g>
                  <svg:desc>BB.B6:BB.B23</svg:desc>
                </draw:g>
              </table:table-cell>
              <table:table-cell office:value-type="float" office:value="1429897">
                <text:p>1429897</text:p>
                <draw:g>
                  <svg:desc>BB.C6:BB.C23</svg:desc>
                </draw:g>
              </table:table-cell>
              <table:table-cell office:value-type="float" office:value="2014153">
                <text:p>2014153</text:p>
                <draw:g>
                  <svg:desc>BB.D6:BB.D23</svg:desc>
                </draw:g>
              </table:table-cell>
              <table:table-cell office:value-type="float" office:value="1696746">
                <text:p>1696746</text:p>
                <draw:g>
                  <svg:desc>BB.E6:BB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91708">
                <text:p>1691708</text:p>
              </table:table-cell>
              <table:table-cell office:value-type="float" office:value="1729676">
                <text:p>1729676</text:p>
              </table:table-cell>
              <table:table-cell office:value-type="float" office:value="1778331">
                <text:p>1778331</text:p>
              </table:table-cell>
              <table:table-cell office:value-type="float" office:value="1629258">
                <text:p>162925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977773">
                <text:p>1977773</text:p>
              </table:table-cell>
              <table:table-cell office:value-type="float" office:value="1458075">
                <text:p>1458075</text:p>
              </table:table-cell>
              <table:table-cell office:value-type="float" office:value="1822447">
                <text:p>1822447</text:p>
              </table:table-cell>
              <table:table-cell office:value-type="float" office:value="1628971">
                <text:p>162897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240370">
                <text:p>2240370</text:p>
              </table:table-cell>
              <table:table-cell office:value-type="float" office:value="1880820">
                <text:p>1880820</text:p>
              </table:table-cell>
              <table:table-cell office:value-type="float" office:value="1891705">
                <text:p>1891705</text:p>
              </table:table-cell>
              <table:table-cell office:value-type="float" office:value="2034524">
                <text:p>20345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725569">
                <text:p>1725569</text:p>
              </table:table-cell>
              <table:table-cell office:value-type="float" office:value="1812115">
                <text:p>1812115</text:p>
              </table:table-cell>
              <table:table-cell office:value-type="float" office:value="1908074">
                <text:p>1908074</text:p>
              </table:table-cell>
              <table:table-cell office:value-type="float" office:value="2551947">
                <text:p>25519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59397">
                <text:p>2459397</text:p>
              </table:table-cell>
              <table:table-cell office:value-type="float" office:value="2281046">
                <text:p>2281046</text:p>
              </table:table-cell>
              <table:table-cell office:value-type="float" office:value="2842678">
                <text:p>2842678</text:p>
              </table:table-cell>
              <table:table-cell office:value-type="float" office:value="3669373">
                <text:p>366937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654478">
                <text:p>2654478</text:p>
              </table:table-cell>
              <table:table-cell office:value-type="float" office:value="3723998">
                <text:p>3723998</text:p>
              </table:table-cell>
              <table:table-cell office:value-type="float" office:value="4679378">
                <text:p>4679378</text:p>
              </table:table-cell>
              <table:table-cell office:value-type="float" office:value="6515957">
                <text:p>651595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513091">
                <text:p>3513091</text:p>
              </table:table-cell>
              <table:table-cell office:value-type="float" office:value="5634615">
                <text:p>5634615</text:p>
              </table:table-cell>
              <table:table-cell office:value-type="float" office:value="7837375">
                <text:p>7837375</text:p>
              </table:table-cell>
              <table:table-cell office:value-type="float" office:value="13161791">
                <text:p>1316179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802893">
                <text:p>5802893</text:p>
              </table:table-cell>
              <table:table-cell office:value-type="float" office:value="8960046">
                <text:p>8960046</text:p>
              </table:table-cell>
              <table:table-cell office:value-type="float" office:value="14974988">
                <text:p>14974988</text:p>
              </table:table-cell>
              <table:table-cell office:value-type="float" office:value="25498508">
                <text:p>2549850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0472033">
                <text:p>10472033</text:p>
              </table:table-cell>
              <table:table-cell office:value-type="float" office:value="17105610">
                <text:p>17105610</text:p>
              </table:table-cell>
              <table:table-cell office:value-type="float" office:value="29778303">
                <text:p>29778303</text:p>
              </table:table-cell>
              <table:table-cell office:value-type="float" office:value="53846658">
                <text:p>538466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9046623">
                <text:p>19046623</text:p>
              </table:table-cell>
              <table:table-cell office:value-type="float" office:value="33252641">
                <text:p>33252641</text:p>
              </table:table-cell>
              <table:table-cell office:value-type="float" office:value="60846620">
                <text:p>60846620</text:p>
              </table:table-cell>
              <table:table-cell office:value-type="float" office:value="110752990">
                <text:p>11075299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7541541">
                <text:p>37541541</text:p>
              </table:table-cell>
              <table:table-cell office:value-type="float" office:value="65950606">
                <text:p>65950606</text:p>
              </table:table-cell>
              <table:table-cell office:value-type="float" office:value="122087298">
                <text:p>122087298</text:p>
              </table:table-cell>
              <table:table-cell office:value-type="float" office:value="229058110">
                <text:p>22905811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4593527">
                <text:p>74593527</text:p>
              </table:table-cell>
              <table:table-cell office:value-type="float" office:value="133827646">
                <text:p>133827646</text:p>
              </table:table-cell>
              <table:table-cell office:value-type="float" office:value="250721509">
                <text:p>250721509</text:p>
              </table:table-cell>
              <table:table-cell office:value-type="float" office:value="472671621">
                <text:p>47267162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9932987">
                <text:p>149932987</text:p>
              </table:table-cell>
              <table:table-cell office:value-type="float" office:value="271659065">
                <text:p>271659065</text:p>
              </table:table-cell>
              <table:table-cell office:value-type="float" office:value="514857170">
                <text:p>514857170</text:p>
              </table:table-cell>
              <table:table-cell office:value-type="float" office:value="978933284">
                <text:p>9789332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95711136">
                <text:p>295711136</text:p>
              </table:table-cell>
              <table:table-cell office:value-type="float" office:value="550590994">
                <text:p>550590994</text:p>
              </table:table-cell>
              <table:table-cell office:value-type="float" office:value="1052583197">
                <text:p>1052583197</text:p>
              </table:table-cell>
              <table:table-cell office:value-type="float" office:value="2028865106">
                <text:p>20288651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95573691">
                <text:p>595573691</text:p>
              </table:table-cell>
              <table:table-cell office:value-type="float" office:value="1114085588">
                <text:p>1114085588</text:p>
              </table:table-cell>
              <table:table-cell office:value-type="float" office:value="2144809011">
                <text:p>2144809011</text:p>
              </table:table-cell>
              <table:table-cell office:value-type="float" office:value="4167368198">
                <text:p>416736819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03503598">
                <text:p>1203503598</text:p>
              </table:table-cell>
              <table:table-cell office:value-type="float" office:value="2256197335">
                <text:p>2256197335</text:p>
              </table:table-cell>
              <table:table-cell office:value-type="float" office:value="4291003239">
                <text:p>4291003239</text:p>
              </table:table-cell>
              <table:table-cell office:value-type="float" office:value="8389784272">
                <text:p>838978427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426381048">
                <text:p>2426381048</text:p>
              </table:table-cell>
              <table:table-cell office:value-type="float" office:value="4576312812">
                <text:p>4576312812</text:p>
              </table:table-cell>
              <table:table-cell office:value-type="float" office:value="8731516970">
                <text:p>8731516970</text:p>
              </table:table-cell>
              <table:table-cell office:value-type="float" office:value="17123336316">
                <text:p>17123336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14cm" svg:y="0.315cm" chart:style-name="ch2">
          <text:p>Pin Page Rank Runtimes vs Graph Vertices</text:p>
        </chart:title>
        <chart:legend chart:legend-position="end" svg:x="14.027cm" svg:y="3.424cm" style:legend-expansion="high" chart:style-name="ch3"/>
        <chart:plot-area chart:style-name="ch4" table:cell-range-address="Time.A71:Time.E89" chart:data-source-has-labels="both" svg:x="1.324cm" svg:y="1.64cm" svg:width="12.063cm" svg:height="6.206cm">
          <chartooo:coordinate-region svg:x="2.156cm" svg:y="1.847cm" svg:width="11.036cm" svg:height="5.337cm"/>
          <chart:axis chart:dimension="x" chart:name="primary-x" chart:style-name="ch5" chartooo:axis-type="auto">
            <chartooo:date-scale/>
            <chart:title svg:x="6.427cm" svg:y="8.027cm" chart:style-name="ch6">
              <text:p># of Vertices</text:p>
            </chart:title>
            <chart:categories table:cell-range-address="Time.A72:Time.A89"/>
            <chart:grid chart:style-name="ch7" chart:class="major"/>
          </chart:axis>
          <chart:axis chart:dimension="y" chart:name="primary-y" chart:style-name="ch5">
            <chart:title svg:x="0.451cm" svg:y="7.328cm" chart:style-name="ch8">
              <text:p>Pin Page Rank Runtimes (Seconds)</text:p>
            </chart:title>
            <chart:grid chart:style-name="ch7" chart:class="major"/>
          </chart:axis>
          <chart:series chart:style-name="ch9" chart:values-cell-range-address="Time.B72:Time.B89" chart:label-cell-address="Time.B71:Time.B71" chart:class="chart:line">
            <chart:data-point chart:repeated="18"/>
          </chart:series>
          <chart:series chart:style-name="ch10" chart:values-cell-range-address="Time.C72:Time.C89" chart:label-cell-address="Time.C71:Time.C71" chart:class="chart:line">
            <chart:data-point chart:repeated="18"/>
          </chart:series>
          <chart:series chart:style-name="ch11" chart:values-cell-range-address="Time.D72:Time.D89" chart:label-cell-address="Time.D71:Time.D71" chart:class="chart:line">
            <chart:data-point chart:repeated="18"/>
          </chart:series>
          <chart:series chart:style-name="ch12" chart:values-cell-range-address="Time.E72:Time.E89" chart:label-cell-address="Time.E71:Time.E7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Time.B71:Time.B71</svg:desc>
                </draw:g>
              </table:table-cell>
              <table:table-cell office:value-type="string">
                <text:p>E8</text:p>
                <draw:g>
                  <svg:desc>Time.C71:Time.C71</svg:desc>
                </draw:g>
              </table:table-cell>
              <table:table-cell office:value-type="string">
                <text:p>E16</text:p>
                <draw:g>
                  <svg:desc>Time.D71:Time.D71</svg:desc>
                </draw:g>
              </table:table-cell>
              <table:table-cell office:value-type="string">
                <text:p>E32</text:p>
                <draw:g>
                  <svg:desc>Time.E71:Time.E7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Time.A72:Time.A89</svg:desc>
                </draw:g>
              </table:table-cell>
              <table:table-cell office:value-type="float" office:value="0.816">
                <text:p>0.816</text:p>
                <draw:g>
                  <svg:desc>Time.B72:Time.B89</svg:desc>
                </draw:g>
              </table:table-cell>
              <table:table-cell office:value-type="float" office:value="0.812">
                <text:p>0.812</text:p>
                <draw:g>
                  <svg:desc>Time.C72:Time.C89</svg:desc>
                </draw:g>
              </table:table-cell>
              <table:table-cell office:value-type="float" office:value="0.8325">
                <text:p>0.8325</text:p>
                <draw:g>
                  <svg:desc>Time.D72:Time.D89</svg:desc>
                </draw:g>
              </table:table-cell>
              <table:table-cell office:value-type="float" office:value="0.833">
                <text:p>0.833</text:p>
                <draw:g>
                  <svg:desc>Time.E72:Time.E89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075">
                <text:p>0.8075</text:p>
              </table:table-cell>
              <table:table-cell office:value-type="float" office:value="0.808">
                <text:p>0.808</text:p>
              </table:table-cell>
              <table:table-cell office:value-type="float" office:value="0.816">
                <text:p>0.816</text:p>
              </table:table-cell>
              <table:table-cell office:value-type="float" office:value="0.8115">
                <text:p>0.811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812">
                <text:p>0.812</text:p>
              </table:table-cell>
              <table:table-cell office:value-type="float" office:value="0.7995">
                <text:p>0.7995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37">
                <text:p>0.837</text:p>
              </table:table-cell>
              <table:table-cell office:value-type="float" office:value="0.7995">
                <text:p>0.7995</text:p>
              </table:table-cell>
              <table:table-cell office:value-type="float" office:value="0.7955">
                <text:p>0.7955</text:p>
              </table:table-cell>
              <table:table-cell office:value-type="float" office:value="0.8325">
                <text:p>0.83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841">
                <text:p>0.841</text:p>
              </table:table-cell>
              <table:table-cell office:value-type="float" office:value="0.849">
                <text:p>0.849</text:p>
              </table:table-cell>
              <table:table-cell office:value-type="float" office:value="0.812">
                <text:p>0.812</text:p>
              </table:table-cell>
              <table:table-cell office:value-type="float" office:value="0.8155">
                <text:p>0.81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37">
                <text:p>0.837</text:p>
              </table:table-cell>
              <table:table-cell office:value-type="float" office:value="0.866">
                <text:p>0.866</text:p>
              </table:table-cell>
              <table:table-cell office:value-type="float" office:value="0.8035">
                <text:p>0.8035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8325">
                <text:p>0.8325</text:p>
              </table:table-cell>
              <table:table-cell office:value-type="float" office:value="0.8535">
                <text:p>0.8535</text:p>
              </table:table-cell>
              <table:table-cell office:value-type="float" office:value="0.8535">
                <text:p>0.8535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841">
                <text:p>0.841</text:p>
              </table:table-cell>
              <table:table-cell office:value-type="float" office:value="0.8575">
                <text:p>0.8575</text:p>
              </table:table-cell>
              <table:table-cell office:value-type="float" office:value="0.841">
                <text:p>0.841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8455">
                <text:p>0.8455</text:p>
              </table:table-cell>
              <table:table-cell office:value-type="float" office:value="0.8535">
                <text:p>0.8535</text:p>
              </table:table-cell>
              <table:table-cell office:value-type="float" office:value="0.9145">
                <text:p>0.9145</text:p>
              </table:table-cell>
              <table:table-cell office:value-type="float" office:value="0.9075">
                <text:p>0.907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858">
                <text:p>0.858</text:p>
              </table:table-cell>
              <table:table-cell office:value-type="float" office:value="0.887">
                <text:p>0.887</text:p>
              </table:table-cell>
              <table:table-cell office:value-type="float" office:value="0.937">
                <text:p>0.937</text:p>
              </table:table-cell>
              <table:table-cell office:value-type="float" office:value="1.0245">
                <text:p>1.024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887">
                <text:p>0.887</text:p>
              </table:table-cell>
              <table:table-cell office:value-type="float" office:value="0.97">
                <text:p>0.97</text:p>
              </table:table-cell>
              <table:table-cell office:value-type="float" office:value="1.058">
                <text:p>1.058</text:p>
              </table:table-cell>
              <table:table-cell office:value-type="float" office:value="1.2745">
                <text:p>1.27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12">
                <text:p>1.012</text:p>
              </table:table-cell>
              <table:table-cell office:value-type="float" office:value="1.0995">
                <text:p>1.0995</text:p>
              </table:table-cell>
              <table:table-cell office:value-type="float" office:value="1.3365">
                <text:p>1.3365</text:p>
              </table:table-cell>
              <table:table-cell office:value-type="float" office:value="1.7655">
                <text:p>1.765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1455">
                <text:p>1.1455</text:p>
              </table:table-cell>
              <table:table-cell office:value-type="float" office:value="1.3785">
                <text:p>1.3785</text:p>
              </table:table-cell>
              <table:table-cell office:value-type="float" office:value="1.853">
                <text:p>1.853</text:p>
              </table:table-cell>
              <table:table-cell office:value-type="float" office:value="2.769">
                <text:p>2.76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5075">
                <text:p>1.5075</text:p>
              </table:table-cell>
              <table:table-cell office:value-type="float" office:value="1.974">
                <text:p>1.974</text:p>
              </table:table-cell>
              <table:table-cell office:value-type="float" office:value="2.998">
                <text:p>2.998</text:p>
              </table:table-cell>
              <table:table-cell office:value-type="float" office:value="4.9245">
                <text:p>4.924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186">
                <text:p>2.186</text:p>
              </table:table-cell>
              <table:table-cell office:value-type="float" office:value="3.2955">
                <text:p>3.2955</text:p>
              </table:table-cell>
              <table:table-cell office:value-type="float" office:value="5.426">
                <text:p>5.426</text:p>
              </table:table-cell>
              <table:table-cell office:value-type="float" office:value="9.466">
                <text:p>9.4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7855">
                <text:p>3.7855</text:p>
              </table:table-cell>
              <table:table-cell office:value-type="float" office:value="6.3115">
                <text:p>6.3115</text:p>
              </table:table-cell>
              <table:table-cell office:value-type="float" office:value="11.4605">
                <text:p>11.4605</text:p>
              </table:table-cell>
              <table:table-cell office:value-type="float" office:value="20.645">
                <text:p>20.64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.338">
                <text:p>7.338</text:p>
              </table:table-cell>
              <table:table-cell office:value-type="float" office:value="12.887">
                <text:p>12.887</text:p>
              </table:table-cell>
              <table:table-cell office:value-type="float" office:value="23.148">
                <text:p>23.148</text:p>
              </table:table-cell>
              <table:table-cell office:value-type="float" office:value="43.451">
                <text:p>43.45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.6525">
                <text:p>14.6525</text:p>
              </table:table-cell>
              <table:table-cell office:value-type="float" office:value="26.77">
                <text:p>26.77</text:p>
              </table:table-cell>
              <table:table-cell office:value-type="float" office:value="47.853">
                <text:p>47.853</text:p>
              </table:table-cell>
              <table:table-cell office:value-type="float" office:value="92.8555">
                <text:p>92.855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81cm" svg:height="9.095cm" xlink:href=".." xlink:type="simple" chart:class="chart:line" chart:style-name="ch1">
        <chart:title svg:x="3.221cm" svg:y="0.316cm" chart:style-name="ch2">
          <text:p>Read Memory Instructions vs Graph Vertices</text:p>
        </chart:title>
        <chart:legend chart:legend-position="end" svg:x="13.708cm" svg:y="3.471cm" style:legend-expansion="high" chart:style-name="ch3"/>
        <chart:plot-area chart:style-name="ch4" table:cell-range-address="Instructions.A5:Instructions.E23" chart:data-source-has-labels="both" svg:x="1.317cm" svg:y="1.644cm" svg:width="11.765cm" svg:height="6.296cm">
          <chartooo:coordinate-region svg:x="3.697cm" svg:y="1.851cm" svg:width="9.19cm" svg:height="5.427cm"/>
          <chart:axis chart:dimension="x" chart:name="primary-x" chart:style-name="ch5" chartooo:axis-type="auto">
            <chartooo:date-scale/>
            <chart:title svg:x="5.799cm" svg:y="8.122cm" chart:style-name="ch6">
              <text:p># of Graph Vertices</text:p>
            </chart:title>
            <chart:categories table:cell-range-address="Instructions.A6:Instructions.A23"/>
            <chart:grid chart:style-name="ch7" chart:class="major"/>
          </chart:axis>
          <chart:axis chart:dimension="y" chart:name="primary-y" chart:style-name="ch5">
            <chart:title svg:x="0.451cm" svg:y="7.063cm" chart:style-name="ch8">
              <text:p>Read Memory Instruction Count</text:p>
            </chart:title>
            <chart:grid chart:style-name="ch7" chart:class="major"/>
          </chart:axis>
          <chart:series chart:style-name="ch9" chart:values-cell-range-address="Instructions.B6:Instructions.B23" chart:label-cell-address="Instructions.B5:Instructions.B5" chart:class="chart:line">
            <chart:data-point chart:repeated="18"/>
          </chart:series>
          <chart:series chart:style-name="ch10" chart:values-cell-range-address="Instructions.C6:Instructions.C23" chart:label-cell-address="Instructions.C5:Instructions.C5" chart:class="chart:line">
            <chart:data-point chart:repeated="18"/>
          </chart:series>
          <chart:series chart:style-name="ch11" chart:values-cell-range-address="Instructions.D6:Instructions.D23" chart:label-cell-address="Instructions.D5:Instructions.D5" chart:class="chart:line">
            <chart:data-point chart:repeated="18"/>
          </chart:series>
          <chart:series chart:style-name="ch12" chart:values-cell-range-address="Instructions.E6:Instructions.E23" chart:label-cell-address="Instructions.E5:Instructions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5:Instructions.B5</svg:desc>
                </draw:g>
              </table:table-cell>
              <table:table-cell office:value-type="string">
                <text:p>E8</text:p>
                <draw:g>
                  <svg:desc>Instructions.C5:Instructions.C5</svg:desc>
                </draw:g>
              </table:table-cell>
              <table:table-cell office:value-type="string">
                <text:p>E16</text:p>
                <draw:g>
                  <svg:desc>Instructions.D5:Instructions.D5</svg:desc>
                </draw:g>
              </table:table-cell>
              <table:table-cell office:value-type="string">
                <text:p>E32</text:p>
                <draw:g>
                  <svg:desc>Instructions.E5:Instructions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6:Instructions.A23</svg:desc>
                </draw:g>
              </table:table-cell>
              <table:table-cell office:value-type="float" office:value="1402721">
                <text:p>1402721</text:p>
                <draw:g>
                  <svg:desc>Instructions.B6:Instructions.B23</svg:desc>
                </draw:g>
              </table:table-cell>
              <table:table-cell office:value-type="float" office:value="1370221">
                <text:p>1370221</text:p>
                <draw:g>
                  <svg:desc>Instructions.C6:Instructions.C23</svg:desc>
                </draw:g>
              </table:table-cell>
              <table:table-cell office:value-type="float" office:value="1111997">
                <text:p>1111997</text:p>
                <draw:g>
                  <svg:desc>Instructions.D6:Instructions.D23</svg:desc>
                </draw:g>
              </table:table-cell>
              <table:table-cell office:value-type="float" office:value="1434655">
                <text:p>1434655</text:p>
                <draw:g>
                  <svg:desc>Instructions.E6:Instructions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39568">
                <text:p>1339568</text:p>
              </table:table-cell>
              <table:table-cell office:value-type="float" office:value="1102671">
                <text:p>1102671</text:p>
              </table:table-cell>
              <table:table-cell office:value-type="float" office:value="1427291">
                <text:p>1427291</text:p>
              </table:table-cell>
              <table:table-cell office:value-type="float" office:value="1423168">
                <text:p>142316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24748">
                <text:p>1324748</text:p>
              </table:table-cell>
              <table:table-cell office:value-type="float" office:value="1393524">
                <text:p>1393524</text:p>
              </table:table-cell>
              <table:table-cell office:value-type="float" office:value="1365089">
                <text:p>1365089</text:p>
              </table:table-cell>
              <table:table-cell office:value-type="float" office:value="1661281">
                <text:p>166128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00691">
                <text:p>1500691</text:p>
              </table:table-cell>
              <table:table-cell office:value-type="float" office:value="1374719">
                <text:p>1374719</text:p>
              </table:table-cell>
              <table:table-cell office:value-type="float" office:value="1653713">
                <text:p>1653713</text:p>
              </table:table-cell>
              <table:table-cell office:value-type="float" office:value="1848910">
                <text:p>184891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82126">
                <text:p>1482126</text:p>
              </table:table-cell>
              <table:table-cell office:value-type="float" office:value="1866788">
                <text:p>1866788</text:p>
              </table:table-cell>
              <table:table-cell office:value-type="float" office:value="2235497">
                <text:p>2235497</text:p>
              </table:table-cell>
              <table:table-cell office:value-type="float" office:value="2955593">
                <text:p>29555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8968">
                <text:p>2008968</text:p>
              </table:table-cell>
              <table:table-cell office:value-type="float" office:value="2530144">
                <text:p>2530144</text:p>
              </table:table-cell>
              <table:table-cell office:value-type="float" office:value="3779258">
                <text:p>3779258</text:p>
              </table:table-cell>
              <table:table-cell office:value-type="float" office:value="5452605">
                <text:p>545260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963143">
                <text:p>2963143</text:p>
              </table:table-cell>
              <table:table-cell office:value-type="float" office:value="4582858">
                <text:p>4582858</text:p>
              </table:table-cell>
              <table:table-cell office:value-type="float" office:value="6736462">
                <text:p>6736462</text:p>
              </table:table-cell>
              <table:table-cell office:value-type="float" office:value="10721441">
                <text:p>1072144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225929">
                <text:p>5225929</text:p>
              </table:table-cell>
              <table:table-cell office:value-type="float" office:value="7833106">
                <text:p>7833106</text:p>
              </table:table-cell>
              <table:table-cell office:value-type="float" office:value="13445355">
                <text:p>13445355</text:p>
              </table:table-cell>
              <table:table-cell office:value-type="float" office:value="22193583">
                <text:p>2219358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458207">
                <text:p>9458207</text:p>
              </table:table-cell>
              <table:table-cell office:value-type="float" office:value="15411988">
                <text:p>15411988</text:p>
              </table:table-cell>
              <table:table-cell office:value-type="float" office:value="26742653">
                <text:p>26742653</text:p>
              </table:table-cell>
              <table:table-cell office:value-type="float" office:value="46599739">
                <text:p>4659973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7517939">
                <text:p>17517939</text:p>
              </table:table-cell>
              <table:table-cell office:value-type="float" office:value="30222904">
                <text:p>30222904</text:p>
              </table:table-cell>
              <table:table-cell office:value-type="float" office:value="54670801">
                <text:p>54670801</text:p>
              </table:table-cell>
              <table:table-cell office:value-type="float" office:value="98595104">
                <text:p>9859510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4039855">
                <text:p>34039855</text:p>
              </table:table-cell>
              <table:table-cell office:value-type="float" office:value="61422584">
                <text:p>61422584</text:p>
              </table:table-cell>
              <table:table-cell office:value-type="float" office:value="109298287">
                <text:p>109298287</text:p>
              </table:table-cell>
              <table:table-cell office:value-type="float" office:value="208179139">
                <text:p>20817913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8524891">
                <text:p>68524891</text:p>
              </table:table-cell>
              <table:table-cell office:value-type="float" office:value="120315782">
                <text:p>120315782</text:p>
              </table:table-cell>
              <table:table-cell office:value-type="float" office:value="224839319">
                <text:p>224839319</text:p>
              </table:table-cell>
              <table:table-cell office:value-type="float" office:value="423133808">
                <text:p>42313380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7596863">
                <text:p>137596863</text:p>
              </table:table-cell>
              <table:table-cell office:value-type="float" office:value="245511666">
                <text:p>245511666</text:p>
              </table:table-cell>
              <table:table-cell office:value-type="float" office:value="462803768">
                <text:p>462803768</text:p>
              </table:table-cell>
              <table:table-cell office:value-type="float" office:value="879048678">
                <text:p>87904867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77794777">
                <text:p>277794777</text:p>
              </table:table-cell>
              <table:table-cell office:value-type="float" office:value="500427960">
                <text:p>500427960</text:p>
              </table:table-cell>
              <table:table-cell office:value-type="float" office:value="954517082">
                <text:p>954517082</text:p>
              </table:table-cell>
              <table:table-cell office:value-type="float" office:value="1820956801">
                <text:p>182095680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40741593">
                <text:p>540741593</text:p>
              </table:table-cell>
              <table:table-cell office:value-type="float" office:value="1015926168">
                <text:p>1015926168</text:p>
              </table:table-cell>
              <table:table-cell office:value-type="float" office:value="1954433957">
                <text:p>1954433957</text:p>
              </table:table-cell>
              <table:table-cell office:value-type="float" office:value="3779599941">
                <text:p>37795999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9843251">
                <text:p>1089843251</text:p>
              </table:table-cell>
              <table:table-cell office:value-type="float" office:value="2058796395">
                <text:p>2058796395</text:p>
              </table:table-cell>
              <table:table-cell office:value-type="float" office:value="3985287359">
                <text:p>3985287359</text:p>
              </table:table-cell>
              <table:table-cell office:value-type="float" office:value="7771372861">
                <text:p>777137286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204093817">
                <text:p>2204093817</text:p>
              </table:table-cell>
              <table:table-cell office:value-type="float" office:value="4172795470">
                <text:p>4172795470</text:p>
              </table:table-cell>
              <table:table-cell office:value-type="float" office:value="7840166520">
                <text:p>7840166520</text:p>
              </table:table-cell>
              <table:table-cell office:value-type="float" office:value="15390833953">
                <text:p>1539083395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447907865">
                <text:p>4447907865</text:p>
              </table:table-cell>
              <table:table-cell office:value-type="float" office:value="8466201411">
                <text:p>8466201411</text:p>
              </table:table-cell>
              <table:table-cell office:value-type="float" office:value="15966867370">
                <text:p>15966867370</text:p>
              </table:table-cell>
              <table:table-cell office:value-type="float" office:value="31428374597">
                <text:p>314283745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58cm" svg:height="9cm" xlink:href=".." xlink:type="simple" chart:class="chart:line" chart:style-name="ch1">
        <chart:title svg:x="3.184cm" svg:y="0.315cm" chart:style-name="ch2">
          <text:p>Write Memory Instructions vs Graph Vertices</text:p>
        </chart:title>
        <chart:legend chart:legend-position="end" svg:x="13.585cm" svg:y="3.424cm" style:legend-expansion="high" chart:style-name="ch3"/>
        <chart:plot-area chart:style-name="ch4" table:cell-range-address="Instructions.A30:Instructions.E48" chart:data-source-has-labels="both" svg:x="1.315cm" svg:y="1.64cm" svg:width="11.648cm" svg:height="6.206cm">
          <chartooo:coordinate-region svg:x="3.695cm" svg:y="1.847cm" svg:width="9.073cm" svg:height="5.337cm"/>
          <chart:axis chart:dimension="x" chart:name="primary-x" chart:style-name="ch5" chartooo:axis-type="auto">
            <chartooo:date-scale/>
            <chart:title svg:x="5.739cm" svg:y="8.027cm" chart:style-name="ch6">
              <text:p># of Graph Vertices</text:p>
            </chart:title>
            <chart:categories table:cell-range-address="Instructions.A31:Instructions.A48"/>
            <chart:grid chart:style-name="ch7" chart:class="major"/>
          </chart:axis>
          <chart:axis chart:dimension="y" chart:name="primary-y" chart:style-name="ch5">
            <chart:title svg:x="0.451cm" svg:y="7.014cm" chart:style-name="ch8">
              <text:p>Write Memory Instruction Count</text:p>
            </chart:title>
            <chart:grid chart:style-name="ch7" chart:class="major"/>
            <chart:grid chart:style-name="ch7" chart:class="minor"/>
          </chart:axis>
          <chart:series chart:style-name="ch9" chart:values-cell-range-address="Instructions.B31:Instructions.B48" chart:label-cell-address="Instructions.B30:Instructions.B30" chart:class="chart:line">
            <chart:data-point chart:repeated="18"/>
          </chart:series>
          <chart:series chart:style-name="ch10" chart:values-cell-range-address="Instructions.C31:Instructions.C48" chart:label-cell-address="Instructions.C30:Instructions.C30" chart:class="chart:line">
            <chart:data-point chart:repeated="18"/>
          </chart:series>
          <chart:series chart:style-name="ch11" chart:values-cell-range-address="Instructions.D31:Instructions.D48" chart:label-cell-address="Instructions.D30:Instructions.D30" chart:class="chart:line">
            <chart:data-point chart:repeated="18"/>
          </chart:series>
          <chart:series chart:style-name="ch12" chart:values-cell-range-address="Instructions.E31:Instructions.E48" chart:label-cell-address="Instructions.E30:Instructions.E30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30:Instructions.B30</svg:desc>
                </draw:g>
              </table:table-cell>
              <table:table-cell office:value-type="string">
                <text:p>E8</text:p>
                <draw:g>
                  <svg:desc>Instructions.C30:Instructions.C30</svg:desc>
                </draw:g>
              </table:table-cell>
              <table:table-cell office:value-type="string">
                <text:p>E16</text:p>
                <draw:g>
                  <svg:desc>Instructions.D30:Instructions.D30</svg:desc>
                </draw:g>
              </table:table-cell>
              <table:table-cell office:value-type="string">
                <text:p>E32</text:p>
                <draw:g>
                  <svg:desc>Instructions.E30:Instructions.E30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31:Instructions.A48</svg:desc>
                </draw:g>
              </table:table-cell>
              <table:table-cell office:value-type="float" office:value="243543">
                <text:p>243543</text:p>
                <draw:g>
                  <svg:desc>Instructions.B31:Instructions.B48</svg:desc>
                </draw:g>
              </table:table-cell>
              <table:table-cell office:value-type="float" office:value="248549">
                <text:p>248549</text:p>
                <draw:g>
                  <svg:desc>Instructions.C31:Instructions.C48</svg:desc>
                </draw:g>
              </table:table-cell>
              <table:table-cell office:value-type="float" office:value="249387">
                <text:p>249387</text:p>
                <draw:g>
                  <svg:desc>Instructions.D31:Instructions.D48</svg:desc>
                </draw:g>
              </table:table-cell>
              <table:table-cell office:value-type="float" office:value="253007">
                <text:p>253007</text:p>
                <draw:g>
                  <svg:desc>Instructions.E31:Instructions.E48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53295">
                <text:p>253295</text:p>
              </table:table-cell>
              <table:table-cell office:value-type="float" office:value="259757">
                <text:p>259757</text:p>
              </table:table-cell>
              <table:table-cell office:value-type="float" office:value="273348">
                <text:p>273348</text:p>
              </table:table-cell>
              <table:table-cell office:value-type="float" office:value="282147">
                <text:p>28214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72536">
                <text:p>272536</text:p>
              </table:table-cell>
              <table:table-cell office:value-type="float" office:value="291299">
                <text:p>291299</text:p>
              </table:table-cell>
              <table:table-cell office:value-type="float" office:value="315360">
                <text:p>315360</text:p>
              </table:table-cell>
              <table:table-cell office:value-type="float" office:value="351919">
                <text:p>3519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15198">
                <text:p>315198</text:p>
              </table:table-cell>
              <table:table-cell office:value-type="float" office:value="356652">
                <text:p>356652</text:p>
              </table:table-cell>
              <table:table-cell office:value-type="float" office:value="423900">
                <text:p>423900</text:p>
              </table:table-cell>
              <table:table-cell office:value-type="float" office:value="522255">
                <text:p>52225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97279">
                <text:p>397279</text:p>
              </table:table-cell>
              <table:table-cell office:value-type="float" office:value="494822">
                <text:p>494822</text:p>
              </table:table-cell>
              <table:table-cell office:value-type="float" office:value="651736">
                <text:p>651736</text:p>
              </table:table-cell>
              <table:table-cell office:value-type="float" office:value="885368">
                <text:p>8853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78032">
                <text:p>578032</text:p>
              </table:table-cell>
              <table:table-cell office:value-type="float" office:value="789996">
                <text:p>789996</text:p>
              </table:table-cell>
              <table:table-cell office:value-type="float" office:value="1142757">
                <text:p>1142757</text:p>
              </table:table-cell>
              <table:table-cell office:value-type="float" office:value="1722170">
                <text:p>172217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28947">
                <text:p>928947</text:p>
              </table:table-cell>
              <table:table-cell office:value-type="float" office:value="1387913">
                <text:p>1387913</text:p>
              </table:table-cell>
              <table:table-cell office:value-type="float" office:value="2179978">
                <text:p>2179978</text:p>
              </table:table-cell>
              <table:table-cell office:value-type="float" office:value="3491348">
                <text:p>34913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648817">
                <text:p>1648817</text:p>
              </table:table-cell>
              <table:table-cell office:value-type="float" office:value="2631486">
                <text:p>2631486</text:p>
              </table:table-cell>
              <table:table-cell office:value-type="float" office:value="4345764">
                <text:p>4345764</text:p>
              </table:table-cell>
              <table:table-cell office:value-type="float" office:value="7273538">
                <text:p>727353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21976">
                <text:p>3121976</text:p>
              </table:table-cell>
              <table:table-cell office:value-type="float" office:value="5174747">
                <text:p>5174747</text:p>
              </table:table-cell>
              <table:table-cell office:value-type="float" office:value="8881228">
                <text:p>8881228</text:p>
              </table:table-cell>
              <table:table-cell office:value-type="float" office:value="15330060">
                <text:p>1533006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056534">
                <text:p>6056534</text:p>
              </table:table-cell>
              <table:table-cell office:value-type="float" office:value="10383870">
                <text:p>10383870</text:p>
              </table:table-cell>
              <table:table-cell office:value-type="float" office:value="18236106">
                <text:p>18236106</text:p>
              </table:table-cell>
              <table:table-cell office:value-type="float" office:value="32151528">
                <text:p>3215152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989141">
                <text:p>11989141</text:p>
              </table:table-cell>
              <table:table-cell office:value-type="float" office:value="20914884">
                <text:p>20914884</text:p>
              </table:table-cell>
              <table:table-cell office:value-type="float" office:value="37472604">
                <text:p>37472604</text:p>
              </table:table-cell>
              <table:table-cell office:value-type="float" office:value="67323510">
                <text:p>6732351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4050209">
                <text:p>24050209</text:p>
              </table:table-cell>
              <table:table-cell office:value-type="float" office:value="42171457">
                <text:p>42171457</text:p>
              </table:table-cell>
              <table:table-cell office:value-type="float" office:value="76656210">
                <text:p>76656210</text:p>
              </table:table-cell>
              <table:table-cell office:value-type="float" office:value="140026298">
                <text:p>14002629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8218025">
                <text:p>48218025</text:p>
              </table:table-cell>
              <table:table-cell office:value-type="float" office:value="85597604">
                <text:p>85597604</text:p>
              </table:table-cell>
              <table:table-cell office:value-type="float" office:value="156347957">
                <text:p>156347957</text:p>
              </table:table-cell>
              <table:table-cell office:value-type="float" office:value="288735466">
                <text:p>28873546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6859885">
                <text:p>96859885</text:p>
              </table:table-cell>
              <table:table-cell office:value-type="float" office:value="173137210">
                <text:p>173137210</text:p>
              </table:table-cell>
              <table:table-cell office:value-type="float" office:value="319436381">
                <text:p>319436381</text:p>
              </table:table-cell>
              <table:table-cell office:value-type="float" office:value="592332215">
                <text:p>59233221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3318304">
                <text:p>193318304</text:p>
              </table:table-cell>
              <table:table-cell office:value-type="float" office:value="349284655">
                <text:p>349284655</text:p>
              </table:table-cell>
              <table:table-cell office:value-type="float" office:value="649083553">
                <text:p>649083553</text:p>
              </table:table-cell>
              <table:table-cell office:value-type="float" office:value="1217143780">
                <text:p>121714378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7206895">
                <text:p>387206895</text:p>
              </table:table-cell>
              <table:table-cell office:value-type="float" office:value="703422179">
                <text:p>703422179</text:p>
              </table:table-cell>
              <table:table-cell office:value-type="float" office:value="1314046024">
                <text:p>1314046024</text:p>
              </table:table-cell>
              <table:table-cell office:value-type="float" office:value="2482938694">
                <text:p>248293869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77897851">
                <text:p>777897851</text:p>
              </table:table-cell>
              <table:table-cell office:value-type="float" office:value="1414349275">
                <text:p>1414349275</text:p>
              </table:table-cell>
              <table:table-cell office:value-type="float" office:value="2650237976">
                <text:p>2650237976</text:p>
              </table:table-cell>
              <table:table-cell office:value-type="float" office:value="5039059846">
                <text:p>503905984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60661082">
                <text:p>1560661082</text:p>
              </table:table-cell>
              <table:table-cell office:value-type="float" office:value="2848859411">
                <text:p>2848859411</text:p>
              </table:table-cell>
              <table:table-cell office:value-type="float" office:value="5351129422">
                <text:p>5351129422</text:p>
              </table:table-cell>
              <table:table-cell office:value-type="float" office:value="10205820403">
                <text:p>102058204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8cm" svg:height="8.924cm" xlink:href=".." xlink:type="simple" chart:class="chart:line" chart:style-name="ch1">
        <chart:title svg:x="4.239cm" svg:y="0.313cm" chart:style-name="ch2">
          <text:p>Total Instructions vs Graph Vertices</text:p>
        </chart:title>
        <chart:legend chart:legend-position="end" svg:x="13.807cm" svg:y="3.386cm" style:legend-expansion="high" chart:style-name="ch3"/>
        <chart:plot-area chart:style-name="ch4" table:cell-range-address="Instructions.A56:Instructions.E74" chart:data-source-has-labels="both" svg:x="1.319cm" svg:y="1.632cm" svg:width="11.858cm" svg:height="6.14cm">
          <chartooo:coordinate-region svg:x="3.892cm" svg:y="1.839cm" svg:width="9.09cm" svg:height="5.271cm"/>
          <chart:axis chart:dimension="x" chart:name="primary-x" chart:style-name="ch5" chartooo:axis-type="auto">
            <chartooo:date-scale/>
            <chart:title svg:x="5.848cm" svg:y="7.951cm" chart:style-name="ch6">
              <text:p># of Graph Vertices</text:p>
            </chart:title>
            <chart:categories table:cell-range-address="Instructions.A57:Instructions.A74"/>
            <chart:grid chart:style-name="ch7" chart:class="major"/>
          </chart:axis>
          <chart:axis chart:dimension="y" chart:name="primary-y" chart:style-name="ch5">
            <chart:title svg:x="0.451cm" svg:y="6.307cm" chart:style-name="ch8">
              <text:p>Total Instruction Count</text:p>
            </chart:title>
            <chart:grid chart:style-name="ch7" chart:class="major"/>
          </chart:axis>
          <chart:series chart:style-name="ch9" chart:values-cell-range-address="Instructions.B57:Instructions.B74" chart:label-cell-address="Instructions.B56:Instructions.B56" chart:class="chart:line">
            <chart:data-point chart:repeated="18"/>
          </chart:series>
          <chart:series chart:style-name="ch10" chart:values-cell-range-address="Instructions.C57:Instructions.C74" chart:label-cell-address="Instructions.C56:Instructions.C56" chart:class="chart:line">
            <chart:data-point chart:repeated="18"/>
          </chart:series>
          <chart:series chart:style-name="ch11" chart:values-cell-range-address="Instructions.D57:Instructions.D74" chart:label-cell-address="Instructions.D56:Instructions.D56" chart:class="chart:line">
            <chart:data-point chart:repeated="18"/>
          </chart:series>
          <chart:series chart:style-name="ch12" chart:values-cell-range-address="Instructions.E57:Instructions.E74" chart:label-cell-address="Instructions.E56:Instructions.E56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56:Instructions.B56</svg:desc>
                </draw:g>
              </table:table-cell>
              <table:table-cell office:value-type="string">
                <text:p>E8</text:p>
                <draw:g>
                  <svg:desc>Instructions.C56:Instructions.C56</svg:desc>
                </draw:g>
              </table:table-cell>
              <table:table-cell office:value-type="string">
                <text:p>E16</text:p>
                <draw:g>
                  <svg:desc>Instructions.D56:Instructions.D56</svg:desc>
                </draw:g>
              </table:table-cell>
              <table:table-cell office:value-type="string">
                <text:p>E32</text:p>
                <draw:g>
                  <svg:desc>Instructions.E56:Instructions.E56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57:Instructions.A74</svg:desc>
                </draw:g>
              </table:table-cell>
              <table:table-cell office:value-type="float" office:value="7008469">
                <text:p>7008469</text:p>
                <draw:g>
                  <svg:desc>Instructions.B57:Instructions.B74</svg:desc>
                </draw:g>
              </table:table-cell>
              <table:table-cell office:value-type="float" office:value="5704732">
                <text:p>5704732</text:p>
                <draw:g>
                  <svg:desc>Instructions.C57:Instructions.C74</svg:desc>
                </draw:g>
              </table:table-cell>
              <table:table-cell office:value-type="float" office:value="7738825">
                <text:p>7738825</text:p>
                <draw:g>
                  <svg:desc>Instructions.D57:Instructions.D74</svg:desc>
                </draw:g>
              </table:table-cell>
              <table:table-cell office:value-type="float" office:value="6650875">
                <text:p>6650875</text:p>
                <draw:g>
                  <svg:desc>Instructions.E57:Instructions.E74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634475">
                <text:p>6634475</text:p>
              </table:table-cell>
              <table:table-cell office:value-type="float" office:value="6782465">
                <text:p>6782465</text:p>
              </table:table-cell>
              <table:table-cell office:value-type="float" office:value="7009533">
                <text:p>7009533</text:p>
              </table:table-cell>
              <table:table-cell office:value-type="float" office:value="6501691">
                <text:p>650169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718413">
                <text:p>7718413</text:p>
              </table:table-cell>
              <table:table-cell office:value-type="float" office:value="5963682">
                <text:p>5963682</text:p>
              </table:table-cell>
              <table:table-cell office:value-type="float" office:value="7300802">
                <text:p>7300802</text:p>
              </table:table-cell>
              <table:table-cell office:value-type="float" office:value="6730356">
                <text:p>67303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798567">
                <text:p>8798567</text:p>
              </table:table-cell>
              <table:table-cell office:value-type="float" office:value="7661211">
                <text:p>7661211</text:p>
              </table:table-cell>
              <table:table-cell office:value-type="float" office:value="7923819">
                <text:p>7923819</text:p>
              </table:table-cell>
              <table:table-cell office:value-type="float" office:value="8751456">
                <text:p>87514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314365">
                <text:p>7314365</text:p>
              </table:table-cell>
              <table:table-cell office:value-type="float" office:value="7917049">
                <text:p>7917049</text:p>
              </table:table-cell>
              <table:table-cell office:value-type="float" office:value="8768332">
                <text:p>8768332</text:p>
              </table:table-cell>
              <table:table-cell office:value-type="float" office:value="11815654">
                <text:p>118156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538750">
                <text:p>10538750</text:p>
              </table:table-cell>
              <table:table-cell office:value-type="float" office:value="10589086">
                <text:p>10589086</text:p>
              </table:table-cell>
              <table:table-cell office:value-type="float" office:value="13596221">
                <text:p>13596221</text:p>
              </table:table-cell>
              <table:table-cell office:value-type="float" office:value="18631057">
                <text:p>1863105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436751">
                <text:p>12436751</text:p>
              </table:table-cell>
              <table:table-cell office:value-type="float" office:value="17766224">
                <text:p>17766224</text:p>
              </table:table-cell>
              <table:table-cell office:value-type="float" office:value="23488266">
                <text:p>23488266</text:p>
              </table:table-cell>
              <table:table-cell office:value-type="float" office:value="34237825">
                <text:p>3423782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034530">
                <text:p>18034530</text:p>
              </table:table-cell>
              <table:table-cell office:value-type="float" office:value="28432575">
                <text:p>28432575</text:p>
              </table:table-cell>
              <table:table-cell office:value-type="float" office:value="41778216">
                <text:p>41778216</text:p>
              </table:table-cell>
              <table:table-cell office:value-type="float" office:value="70070131">
                <text:p>7007013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331933">
                <text:p>31331933</text:p>
              </table:table-cell>
              <table:table-cell office:value-type="float" office:value="48692945">
                <text:p>48692945</text:p>
              </table:table-cell>
              <table:table-cell office:value-type="float" office:value="81938211">
                <text:p>81938211</text:p>
              </table:table-cell>
              <table:table-cell office:value-type="float" office:value="140332857">
                <text:p>14033285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7232330">
                <text:p>57232330</text:p>
              </table:table-cell>
              <table:table-cell office:value-type="float" office:value="94799055">
                <text:p>94799055</text:p>
              </table:table-cell>
              <table:table-cell office:value-type="float" office:value="165349256">
                <text:p>165349256</text:p>
              </table:table-cell>
              <table:table-cell office:value-type="float" office:value="296341835">
                <text:p>2963418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7580924">
                <text:p>107580924</text:p>
              </table:table-cell>
              <table:table-cell office:value-type="float" office:value="186964857">
                <text:p>186964857</text:p>
              </table:table-cell>
              <table:table-cell office:value-type="float" office:value="332942289">
                <text:p>332942289</text:p>
              </table:table-cell>
              <table:table-cell office:value-type="float" office:value="615059991">
                <text:p>61505999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3471341">
                <text:p>213471341</text:p>
              </table:table-cell>
              <table:table-cell office:value-type="float" office:value="366656899">
                <text:p>366656899</text:p>
              </table:table-cell>
              <table:table-cell office:value-type="float" office:value="673552530">
                <text:p>673552530</text:p>
              </table:table-cell>
              <table:table-cell office:value-type="float" office:value="1254165462">
                <text:p>125416546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26127066">
                <text:p>426127066</text:p>
              </table:table-cell>
              <table:table-cell office:value-type="float" office:value="744775112">
                <text:p>744775112</text:p>
              </table:table-cell>
              <table:table-cell office:value-type="float" office:value="1382555799">
                <text:p>1382555799</text:p>
              </table:table-cell>
              <table:table-cell office:value-type="float" office:value="2591748729">
                <text:p>259174872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56346185">
                <text:p>856346185</text:p>
              </table:table-cell>
              <table:table-cell office:value-type="float" office:value="1512036256">
                <text:p>1512036256</text:p>
              </table:table-cell>
              <table:table-cell office:value-type="float" office:value="2838717308">
                <text:p>2838717308</text:p>
              </table:table-cell>
              <table:table-cell office:value-type="float" office:value="5361587225">
                <text:p>536158722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664245119">
                <text:p>1664245119</text:p>
              </table:table-cell>
              <table:table-cell office:value-type="float" office:value="3061877129">
                <text:p>3061877129</text:p>
              </table:table-cell>
              <table:table-cell office:value-type="float" office:value="5800262476">
                <text:p>5800262476</text:p>
              </table:table-cell>
              <table:table-cell office:value-type="float" office:value="11103015220">
                <text:p>111030152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48178410">
                <text:p>3348178410</text:p>
              </table:table-cell>
              <table:table-cell office:value-type="float" office:value="6188378382">
                <text:p>6188378382</text:p>
              </table:table-cell>
              <table:table-cell office:value-type="float" office:value="11806748796">
                <text:p>11806748796</text:p>
              </table:table-cell>
              <table:table-cell office:value-type="float" office:value="22790746451">
                <text:p>2279074645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752455700">
                <text:p>6752455700</text:p>
              </table:table-cell>
              <table:table-cell office:value-type="float" office:value="12519214350">
                <text:p>12519214350</text:p>
              </table:table-cell>
              <table:table-cell office:value-type="float" office:value="23279846105">
                <text:p>23279846105</text:p>
              </table:table-cell>
              <table:table-cell office:value-type="float" office:value="45258749159">
                <text:p>4525874915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3594320172">
                <text:p>13594320172</text:p>
              </table:table-cell>
              <table:table-cell office:value-type="float" office:value="25353858470">
                <text:p>25353858470</text:p>
              </table:table-cell>
              <table:table-cell office:value-type="float" office:value="47336830095">
                <text:p>47336830095</text:p>
              </table:table-cell>
              <table:table-cell office:value-type="float" office:value="92282429709">
                <text:p>922824297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86cm" svg:height="9cm" xlink:href=".." xlink:type="simple" chart:class="chart:line" chart:style-name="ch1">
        <chart:title svg:x="3.85cm" svg:y="0.315cm" chart:style-name="ch2">
          <text:p>Memory Read Size vs Graph Vertices</text:p>
        </chart:title>
        <chart:legend chart:legend-position="end" svg:x="13.513cm" svg:y="3.424cm" style:legend-expansion="high" chart:style-name="ch3"/>
        <chart:plot-area chart:style-name="ch4" table:cell-range-address="Size.A5:Size.E23" chart:data-source-has-labels="both" svg:x="1.313cm" svg:y="1.64cm" svg:width="11.582cm" svg:height="6.206cm">
          <chartooo:coordinate-region svg:x="3.886cm" svg:y="1.847cm" svg:width="8.814cm" svg:height="5.337cm"/>
          <chart:axis chart:dimension="x" chart:name="primary-x" chart:style-name="ch5" chartooo:axis-type="auto">
            <chartooo:date-scale/>
            <chart:title svg:x="5.704cm" svg:y="8.027cm" chart:style-name="ch6">
              <text:p># of Graph Vertices</text:p>
            </chart:title>
            <chart:categories table:cell-range-address="Size.A6:Size.A23"/>
            <chart:grid chart:style-name="ch7" chart:class="major"/>
          </chart:axis>
          <chart:axis chart:dimension="y" chart:name="primary-y" chart:style-name="ch5">
            <chart:title svg:x="0.451cm" svg:y="6.699cm" chart:style-name="ch8">
              <text:p>Memory Read Size (Bytes)</text:p>
            </chart:title>
            <chart:grid chart:style-name="ch7" chart:class="major"/>
          </chart:axis>
          <chart:series chart:style-name="ch9" chart:values-cell-range-address="Size.B6:Size.B23" chart:label-cell-address="Size.B5:Size.B5" chart:class="chart:line">
            <chart:data-point chart:repeated="18"/>
          </chart:series>
          <chart:series chart:style-name="ch10" chart:values-cell-range-address="Size.C6:Size.C23" chart:label-cell-address="Size.C5:Size.C5" chart:class="chart:line">
            <chart:data-point chart:repeated="18"/>
          </chart:series>
          <chart:series chart:style-name="ch11" chart:values-cell-range-address="Size.D6:Size.D23" chart:label-cell-address="Size.D5:Size.D5" chart:class="chart:line">
            <chart:data-point chart:repeated="18"/>
          </chart:series>
          <chart:series chart:style-name="ch12" chart:values-cell-range-address="Size.E6:Size.E23" chart:label-cell-address="Size.E5:Size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Size.B5:Size.B5</svg:desc>
                </draw:g>
              </table:table-cell>
              <table:table-cell office:value-type="string">
                <text:p>E8</text:p>
                <draw:g>
                  <svg:desc>Size.C5:Size.C5</svg:desc>
                </draw:g>
              </table:table-cell>
              <table:table-cell office:value-type="string">
                <text:p>E16</text:p>
                <draw:g>
                  <svg:desc>Size.D5:Size.D5</svg:desc>
                </draw:g>
              </table:table-cell>
              <table:table-cell office:value-type="string">
                <text:p>E32</text:p>
                <draw:g>
                  <svg:desc>Size.E5:Size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ize.A6:Size.A23</svg:desc>
                </draw:g>
              </table:table-cell>
              <table:table-cell office:value-type="float" office:value="6082580">
                <text:p>6082580</text:p>
                <draw:g>
                  <svg:desc>Size.B6:Size.B23</svg:desc>
                </draw:g>
              </table:table-cell>
              <table:table-cell office:value-type="float" office:value="5909857">
                <text:p>5909857</text:p>
                <draw:g>
                  <svg:desc>Size.C6:Size.C23</svg:desc>
                </draw:g>
              </table:table-cell>
              <table:table-cell office:value-type="float" office:value="4944177">
                <text:p>4944177</text:p>
                <draw:g>
                  <svg:desc>Size.D6:Size.D23</svg:desc>
                </draw:g>
              </table:table-cell>
              <table:table-cell office:value-type="float" office:value="6262682">
                <text:p>6262682</text:p>
                <draw:g>
                  <svg:desc>Size.E6:Size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886109">
                <text:p>5886109</text:p>
              </table:table-cell>
              <table:table-cell office:value-type="float" office:value="4968964">
                <text:p>4968964</text:p>
              </table:table-cell>
              <table:table-cell office:value-type="float" office:value="6331678">
                <text:p>6331678</text:p>
              </table:table-cell>
              <table:table-cell office:value-type="float" office:value="6325730">
                <text:p>632573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915194">
                <text:p>5915194</text:p>
              </table:table-cell>
              <table:table-cell office:value-type="float" office:value="6304187">
                <text:p>6304187</text:p>
              </table:table-cell>
              <table:table-cell office:value-type="float" office:value="6264004">
                <text:p>6264004</text:p>
              </table:table-cell>
              <table:table-cell office:value-type="float" office:value="7564767">
                <text:p>75647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826935">
                <text:p>6826935</text:p>
              </table:table-cell>
              <table:table-cell office:value-type="float" office:value="6499711">
                <text:p>6499711</text:p>
              </table:table-cell>
              <table:table-cell office:value-type="float" office:value="7904452">
                <text:p>7904452</text:p>
              </table:table-cell>
              <table:table-cell office:value-type="float" office:value="9109462">
                <text:p>910946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125376">
                <text:p>7125376</text:p>
              </table:table-cell>
              <table:table-cell office:value-type="float" office:value="9124010">
                <text:p>9124010</text:p>
              </table:table-cell>
              <table:table-cell office:value-type="float" office:value="11260512">
                <text:p>11260512</text:p>
              </table:table-cell>
              <table:table-cell office:value-type="float" office:value="15140824">
                <text:p>151408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147440">
                <text:p>10147440</text:p>
              </table:table-cell>
              <table:table-cell office:value-type="float" office:value="13112748">
                <text:p>13112748</text:p>
              </table:table-cell>
              <table:table-cell office:value-type="float" office:value="19544284">
                <text:p>19544284</text:p>
              </table:table-cell>
              <table:table-cell office:value-type="float" office:value="28768399">
                <text:p>2876839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652588">
                <text:p>15652588</text:p>
              </table:table-cell>
              <table:table-cell office:value-type="float" office:value="24029959">
                <text:p>24029959</text:p>
              </table:table-cell>
              <table:table-cell office:value-type="float" office:value="35845397">
                <text:p>35845397</text:p>
              </table:table-cell>
              <table:table-cell office:value-type="float" office:value="57206782">
                <text:p>5720678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8085399">
                <text:p>28085399</text:p>
              </table:table-cell>
              <table:table-cell office:value-type="float" office:value="42446718">
                <text:p>42446718</text:p>
              </table:table-cell>
              <table:table-cell office:value-type="float" office:value="72025438">
                <text:p>72025438</text:p>
              </table:table-cell>
              <table:table-cell office:value-type="float" office:value="119192451">
                <text:p>11919245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1972501">
                <text:p>51972501</text:p>
              </table:table-cell>
              <table:table-cell office:value-type="float" office:value="84050445">
                <text:p>84050445</text:p>
              </table:table-cell>
              <table:table-cell office:value-type="float" office:value="144734806">
                <text:p>144734806</text:p>
              </table:table-cell>
              <table:table-cell office:value-type="float" office:value="250710175">
                <text:p>25071017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7376029">
                <text:p>97376029</text:p>
              </table:table-cell>
              <table:table-cell office:value-type="float" office:value="166170878">
                <text:p>166170878</text:p>
              </table:table-cell>
              <table:table-cell office:value-type="float" office:value="296518929">
                <text:p>296518929</text:p>
              </table:table-cell>
              <table:table-cell office:value-type="float" office:value="529699666">
                <text:p>52969966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90694374">
                <text:p>190694374</text:p>
              </table:table-cell>
              <table:table-cell office:value-type="float" office:value="337353574">
                <text:p>337353574</text:p>
              </table:table-cell>
              <table:table-cell office:value-type="float" office:value="593088733">
                <text:p>593088733</text:p>
              </table:table-cell>
              <table:table-cell office:value-type="float" office:value="1115692532">
                <text:p>111569253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3494025">
                <text:p>383494025</text:p>
              </table:table-cell>
              <table:table-cell office:value-type="float" office:value="661931897">
                <text:p>661931897</text:p>
              </table:table-cell>
              <table:table-cell office:value-type="float" office:value="1218440967">
                <text:p>1218440967</text:p>
              </table:table-cell>
              <table:table-cell office:value-type="float" office:value="2264610033">
                <text:p>226461003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69885362">
                <text:p>769885362</text:p>
              </table:table-cell>
              <table:table-cell office:value-type="float" office:value="1347594744">
                <text:p>1347594744</text:p>
              </table:table-cell>
              <table:table-cell office:value-type="float" office:value="2502822026">
                <text:p>2502822026</text:p>
              </table:table-cell>
              <table:table-cell office:value-type="float" office:value="4695796041">
                <text:p>469579604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551259464">
                <text:p>1551259464</text:p>
              </table:table-cell>
              <table:table-cell office:value-type="float" office:value="2739385543">
                <text:p>2739385543</text:p>
              </table:table-cell>
              <table:table-cell office:value-type="float" office:value="5144415710">
                <text:p>5144415710</text:p>
              </table:table-cell>
              <table:table-cell office:value-type="float" office:value="9707302994">
                <text:p>970730299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018096977">
                <text:p>3018096977</text:p>
              </table:table-cell>
              <table:table-cell office:value-type="float" office:value="5549428232">
                <text:p>5549428232</text:p>
              </table:table-cell>
              <table:table-cell office:value-type="float" office:value="10507541328">
                <text:p>10507541328</text:p>
              </table:table-cell>
              <table:table-cell office:value-type="float" office:value="20079457496">
                <text:p>200794574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072143443">
                <text:p>6072143443</text:p>
              </table:table-cell>
              <table:table-cell office:value-type="float" office:value="11224146726">
                <text:p>11224146726</text:p>
              </table:table-cell>
              <table:table-cell office:value-type="float" office:value="21378113962">
                <text:p>21378113962</text:p>
              </table:table-cell>
              <table:table-cell office:value-type="float" office:value="41189440059">
                <text:p>4118944005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245255972">
                <text:p>12245255972</text:p>
              </table:table-cell>
              <table:table-cell office:value-type="float" office:value="22697730336">
                <text:p>22697730336</text:p>
              </table:table-cell>
              <table:table-cell office:value-type="float" office:value="42042732427">
                <text:p>42042732427</text:p>
              </table:table-cell>
              <table:table-cell office:value-type="float" office:value="81525837464">
                <text:p>8152583746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4653905627">
                <text:p>24653905627</text:p>
              </table:table-cell>
              <table:table-cell office:value-type="float" office:value="45923595490">
                <text:p>45923595490</text:p>
              </table:table-cell>
              <table:table-cell office:value-type="float" office:value="85405166606">
                <text:p>85405166606</text:p>
              </table:table-cell>
              <table:table-cell office:value-type="float" office:value="166172956381">
                <text:p>166172956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32cm" svg:height="8.912cm" xlink:href=".." xlink:type="simple" chart:class="chart:line" chart:style-name="ch1">
        <chart:title svg:x="3.947cm" svg:y="0.313cm" chart:style-name="ch2">
          <text:p>Memory Write Size vs Graph Vertices</text:p>
        </chart:title>
        <chart:legend chart:legend-position="end" svg:x="13.659cm" svg:y="3.38cm" style:legend-expansion="high" chart:style-name="ch3"/>
        <chart:plot-area chart:style-name="ch4" table:cell-range-address="Size.A30:Size.E48" chart:data-source-has-labels="both" svg:x="1.316cm" svg:y="1.632cm" svg:width="11.719cm" svg:height="6.128cm">
          <chartooo:coordinate-region svg:x="3.696cm" svg:y="1.839cm" svg:width="9.144cm" svg:height="5.259cm"/>
          <chart:axis chart:dimension="x" chart:name="primary-x" chart:style-name="ch5" chartooo:axis-type="auto">
            <chartooo:date-scale/>
            <chart:title svg:x="5.775cm" svg:y="7.939cm" chart:style-name="ch6">
              <text:p># of Graph Vertices</text:p>
            </chart:title>
            <chart:categories table:cell-range-address="Size.A31:Size.A48"/>
            <chart:grid chart:style-name="ch7" chart:class="major"/>
          </chart:axis>
          <chart:axis chart:dimension="y" chart:name="primary-y" chart:style-name="ch5">
            <chart:title svg:x="0.451cm" svg:y="6.652cm" chart:style-name="ch8">
              <text:p>Memory Write Size (Bytes)</text:p>
            </chart:title>
            <chart:grid chart:style-name="ch7" chart:class="major"/>
          </chart:axis>
          <chart:series chart:style-name="ch9" chart:values-cell-range-address="Size.B31:Size.B48" chart:label-cell-address="Size.B30:Size.B30" chart:class="chart:line">
            <chart:data-point chart:repeated="18"/>
          </chart:series>
          <chart:series chart:style-name="ch10" chart:values-cell-range-address="Size.C31:Size.C48" chart:label-cell-address="Size.C30:Size.C30" chart:class="chart:line">
            <chart:data-point chart:repeated="18"/>
          </chart:series>
          <chart:series chart:style-name="ch11" chart:values-cell-range-address="Size.D31:Size.D48" chart:label-cell-address="Size.D30:Size.D30" chart:class="chart:line">
            <chart:data-point chart:repeated="18"/>
          </chart:series>
          <chart:series chart:style-name="ch12" chart:values-cell-range-address="Size.E31:Size.E48" chart:label-cell-address="Size.E30:Size.E30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Size.B30:Size.B30</svg:desc>
                </draw:g>
              </table:table-cell>
              <table:table-cell office:value-type="string">
                <text:p>E8</text:p>
                <draw:g>
                  <svg:desc>Size.C30:Size.C30</svg:desc>
                </draw:g>
              </table:table-cell>
              <table:table-cell office:value-type="string">
                <text:p>E16</text:p>
                <draw:g>
                  <svg:desc>Size.D30:Size.D30</svg:desc>
                </draw:g>
              </table:table-cell>
              <table:table-cell office:value-type="string">
                <text:p>E32</text:p>
                <draw:g>
                  <svg:desc>Size.E30:Size.E30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ize.A31:Size.A48</svg:desc>
                </draw:g>
              </table:table-cell>
              <table:table-cell office:value-type="float" office:value="1444369">
                <text:p>1444369</text:p>
                <draw:g>
                  <svg:desc>Size.B31:Size.B48</svg:desc>
                </draw:g>
              </table:table-cell>
              <table:table-cell office:value-type="float" office:value="1475334">
                <text:p>1475334</text:p>
                <draw:g>
                  <svg:desc>Size.C31:Size.C48</svg:desc>
                </draw:g>
              </table:table-cell>
              <table:table-cell office:value-type="float" office:value="1478102">
                <text:p>1478102</text:p>
                <draw:g>
                  <svg:desc>Size.D31:Size.D48</svg:desc>
                </draw:g>
              </table:table-cell>
              <table:table-cell office:value-type="float" office:value="1500872">
                <text:p>1500872</text:p>
                <draw:g>
                  <svg:desc>Size.E31:Size.E48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05578">
                <text:p>1505578</text:p>
              </table:table-cell>
              <table:table-cell office:value-type="float" office:value="1545685">
                <text:p>1545685</text:p>
              </table:table-cell>
              <table:table-cell office:value-type="float" office:value="1629714">
                <text:p>1629714</text:p>
              </table:table-cell>
              <table:table-cell office:value-type="float" office:value="1681780">
                <text:p>168178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26812">
                <text:p>1626812</text:p>
              </table:table-cell>
              <table:table-cell office:value-type="float" office:value="1740758">
                <text:p>1740758</text:p>
              </table:table-cell>
              <table:table-cell office:value-type="float" office:value="1888659">
                <text:p>1888659</text:p>
              </table:table-cell>
              <table:table-cell office:value-type="float" office:value="2110364">
                <text:p>21103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894371">
                <text:p>1894371</text:p>
              </table:table-cell>
              <table:table-cell office:value-type="float" office:value="2147696">
                <text:p>2147696</text:p>
              </table:table-cell>
              <table:table-cell office:value-type="float" office:value="2562096">
                <text:p>2562096</text:p>
              </table:table-cell>
              <table:table-cell office:value-type="float" office:value="3162765">
                <text:p>316276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09306">
                <text:p>2409306</text:p>
              </table:table-cell>
              <table:table-cell office:value-type="float" office:value="3003440">
                <text:p>3003440</text:p>
              </table:table-cell>
              <table:table-cell office:value-type="float" office:value="3963421">
                <text:p>3963421</text:p>
              </table:table-cell>
              <table:table-cell office:value-type="float" office:value="5391705">
                <text:p>53917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44416">
                <text:p>3544416</text:p>
              </table:table-cell>
              <table:table-cell office:value-type="float" office:value="4837592">
                <text:p>4837592</text:p>
              </table:table-cell>
              <table:table-cell office:value-type="float" office:value="6989242">
                <text:p>6989242</text:p>
              </table:table-cell>
              <table:table-cell office:value-type="float" office:value="10516568">
                <text:p>1051656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739962">
                <text:p>5739962</text:p>
              </table:table-cell>
              <table:table-cell office:value-type="float" office:value="8541067">
                <text:p>8541067</text:p>
              </table:table-cell>
              <table:table-cell office:value-type="float" office:value="13355143">
                <text:p>13355143</text:p>
              </table:table-cell>
              <table:table-cell office:value-type="float" office:value="21350110">
                <text:p>2135011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255468">
                <text:p>10255468</text:p>
              </table:table-cell>
              <table:table-cell office:value-type="float" office:value="16212625">
                <text:p>16212625</text:p>
              </table:table-cell>
              <table:table-cell office:value-type="float" office:value="26656201">
                <text:p>26656201</text:p>
              </table:table-cell>
              <table:table-cell office:value-type="float" office:value="44492432">
                <text:p>4449243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9473404">
                <text:p>19473404</text:p>
              </table:table-cell>
              <table:table-cell office:value-type="float" office:value="31950560">
                <text:p>31950560</text:p>
              </table:table-cell>
              <table:table-cell office:value-type="float" office:value="54482044">
                <text:p>54482044</text:p>
              </table:table-cell>
              <table:table-cell office:value-type="float" office:value="93674857">
                <text:p>9367485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7799618">
                <text:p>37799618</text:p>
              </table:table-cell>
              <table:table-cell office:value-type="float" office:value="64095997">
                <text:p>64095997</text:p>
              </table:table-cell>
              <table:table-cell office:value-type="float" office:value="111853601">
                <text:p>111853601</text:p>
              </table:table-cell>
              <table:table-cell office:value-type="float" office:value="196574579">
                <text:p>19657457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4891303">
                <text:p>74891303</text:p>
              </table:table-cell>
              <table:table-cell office:value-type="float" office:value="129127043">
                <text:p>129127043</text:p>
              </table:table-cell>
              <table:table-cell office:value-type="float" office:value="229552690">
                <text:p>229552690</text:p>
              </table:table-cell>
              <table:table-cell office:value-type="float" office:value="411254822">
                <text:p>4112548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0203142">
                <text:p>150203142</text:p>
              </table:table-cell>
              <table:table-cell office:value-type="float" office:value="260254604">
                <text:p>260254604</text:p>
              </table:table-cell>
              <table:table-cell office:value-type="float" office:value="469519609">
                <text:p>469519609</text:p>
              </table:table-cell>
              <table:table-cell office:value-type="float" office:value="854022755">
                <text:p>85402275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01244012">
                <text:p>301244012</text:p>
              </table:table-cell>
              <table:table-cell office:value-type="float" office:value="527912612">
                <text:p>527912612</text:p>
              </table:table-cell>
              <table:table-cell office:value-type="float" office:value="958301556">
                <text:p>958301556</text:p>
              </table:table-cell>
              <table:table-cell office:value-type="float" office:value="1760988603">
                <text:p>176098860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4939554">
                <text:p>604939554</text:p>
              </table:table-cell>
              <table:table-cell office:value-type="float" office:value="1067393660">
                <text:p>1067393660</text:p>
              </table:table-cell>
              <table:table-cell office:value-type="float" office:value="1956586944">
                <text:p>1956586944</text:p>
              </table:table-cell>
              <table:table-cell office:value-type="float" office:value="3615543230">
                <text:p>361554323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205485388">
                <text:p>1205485388</text:p>
              </table:table-cell>
              <table:table-cell office:value-type="float" office:value="2152453297">
                <text:p>2152453297</text:p>
              </table:table-cell>
              <table:table-cell office:value-type="float" office:value="3973765793">
                <text:p>3973765793</text:p>
              </table:table-cell>
              <table:table-cell office:value-type="float" office:value="7423998713">
                <text:p>74239987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16147736">
                <text:p>2416147736</text:p>
              </table:table-cell>
              <table:table-cell office:value-type="float" office:value="4335285935">
                <text:p>4335285935</text:p>
              </table:table-cell>
              <table:table-cell office:value-type="float" office:value="8040431698">
                <text:p>8040431698</text:p>
              </table:table-cell>
              <table:table-cell office:value-type="float" office:value="15136249963">
                <text:p>1513624996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851631348">
                <text:p>4851631348</text:p>
              </table:table-cell>
              <table:table-cell office:value-type="float" office:value="8719808992">
                <text:p>8719808992</text:p>
              </table:table-cell>
              <table:table-cell office:value-type="float" office:value="16212356116">
                <text:p>16212356116</text:p>
              </table:table-cell>
              <table:table-cell office:value-type="float" office:value="30694470342">
                <text:p>3069447034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731055836">
                <text:p>9731055836</text:p>
              </table:table-cell>
              <table:table-cell office:value-type="float" office:value="17552153514">
                <text:p>17552153514</text:p>
              </table:table-cell>
              <table:table-cell office:value-type="float" office:value="32731339006">
                <text:p>32731339006</text:p>
              </table:table-cell>
              <table:table-cell office:value-type="float" office:value="62198298110">
                <text:p>621982981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18cm" svg:height="8.77cm" xlink:href=".." xlink:type="simple" chart:class="chart:line" chart:style-name="ch1">
        <chart:title svg:x="1.844cm" svg:y="0.31cm" chart:style-name="ch2">
          <text:p>Read Memory Instruction Percentages vs Graph Vertices</text:p>
        </chart:title>
        <chart:legend chart:legend-position="end" svg:x="13.445cm" svg:y="3.309cm" style:legend-expansion="high" chart:style-name="ch3"/>
        <chart:plot-area chart:style-name="ch4" table:cell-range-address="Instructions.P4:Instructions.T22" chart:data-source-has-labels="both" svg:x="1.312cm" svg:y="1.62cm" svg:width="11.517cm" svg:height="6.001cm">
          <chartooo:coordinate-region svg:x="1.95cm" svg:y="1.827cm" svg:width="10.684cm" svg:height="5.132cm"/>
          <chart:axis chart:dimension="x" chart:name="primary-x" chart:style-name="ch5" chartooo:axis-type="auto">
            <chartooo:date-scale/>
            <chart:title svg:x="5.67cm" svg:y="7.797cm" chart:style-name="ch6">
              <text:p># of Graph Vertices</text:p>
            </chart:title>
            <chart:categories table:cell-range-address="Instructions.P5:Instructions.P22"/>
            <chart:grid chart:style-name="ch7" chart:class="major"/>
          </chart:axis>
          <chart:axis chart:dimension="y" chart:name="primary-y" chart:style-name="ch5">
            <chart:title svg:x="0.451cm" svg:y="7.314cm" chart:style-name="ch8">
              <text:p>Percentage of Read Mem Instructions</text:p>
            </chart:title>
            <chart:grid chart:style-name="ch7" chart:class="major"/>
          </chart:axis>
          <chart:series chart:style-name="ch9" chart:values-cell-range-address="Instructions.Q5:Instructions.Q22" chart:label-cell-address="Instructions.Q4:Instructions.Q4" chart:class="chart:line">
            <chart:data-point chart:repeated="18"/>
          </chart:series>
          <chart:series chart:style-name="ch10" chart:values-cell-range-address="Instructions.R5:Instructions.R22" chart:label-cell-address="Instructions.R4:Instructions.R4" chart:class="chart:line">
            <chart:data-point chart:repeated="18"/>
          </chart:series>
          <chart:series chart:style-name="ch11" chart:values-cell-range-address="Instructions.S5:Instructions.S22" chart:label-cell-address="Instructions.S4:Instructions.S4" chart:class="chart:line">
            <chart:data-point chart:repeated="18"/>
          </chart:series>
          <chart:series chart:style-name="ch12" chart:values-cell-range-address="Instructions.T5:Instructions.T22" chart:label-cell-address="Instructions.T4:Instructions.T4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Q4:Instructions.Q4</svg:desc>
                </draw:g>
              </table:table-cell>
              <table:table-cell office:value-type="string">
                <text:p>E8</text:p>
                <draw:g>
                  <svg:desc>Instructions.R4:Instructions.R4</svg:desc>
                </draw:g>
              </table:table-cell>
              <table:table-cell office:value-type="string">
                <text:p>E16</text:p>
                <draw:g>
                  <svg:desc>Instructions.S4:Instructions.S4</svg:desc>
                </draw:g>
              </table:table-cell>
              <table:table-cell office:value-type="string">
                <text:p>E32</text:p>
                <draw:g>
                  <svg:desc>Instructions.T4:Instructions.T4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P5:Instructions.P22</svg:desc>
                </draw:g>
              </table:table-cell>
              <table:table-cell office:value-type="float" office:value="20.0146565533785">
                <text:p>20.0146565533785</text:p>
                <draw:g>
                  <svg:desc>Instructions.Q5:Instructions.Q22</svg:desc>
                </draw:g>
              </table:table-cell>
              <table:table-cell office:value-type="float" office:value="24.0190249077433">
                <text:p>24.0190249077433</text:p>
                <draw:g>
                  <svg:desc>Instructions.R5:Instructions.R22</svg:desc>
                </draw:g>
              </table:table-cell>
              <table:table-cell office:value-type="float" office:value="14.3690676556196">
                <text:p>14.3690676556196</text:p>
                <draw:g>
                  <svg:desc>Instructions.S5:Instructions.S22</svg:desc>
                </draw:g>
              </table:table-cell>
              <table:table-cell office:value-type="float" office:value="21.5709211194016">
                <text:p>21.5709211194016</text:p>
                <draw:g>
                  <svg:desc>Instructions.T5:Instructions.T22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.1910173751503">
                <text:p>20.1910173751503</text:p>
              </table:table-cell>
              <table:table-cell office:value-type="float" office:value="16.2576732795525">
                <text:p>16.2576732795525</text:p>
              </table:table-cell>
              <table:table-cell office:value-type="float" office:value="20.3621411012688">
                <text:p>20.3621411012688</text:p>
              </table:table-cell>
              <table:table-cell office:value-type="float" office:value="21.8891977487088">
                <text:p>21.889197748708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7.1634764814995">
                <text:p>17.1634764814995</text:p>
              </table:table-cell>
              <table:table-cell office:value-type="float" office:value="23.3668394793686">
                <text:p>23.3668394793686</text:p>
              </table:table-cell>
              <table:table-cell office:value-type="float" office:value="18.6977951189472">
                <text:p>18.6977951189472</text:p>
              </table:table-cell>
              <table:table-cell office:value-type="float" office:value="24.6834045628493">
                <text:p>24.68340456284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7.056084246446">
                <text:p>17.056084246446</text:p>
              </table:table-cell>
              <table:table-cell office:value-type="float" office:value="17.9438864169124">
                <text:p>17.9438864169124</text:p>
              </table:table-cell>
              <table:table-cell office:value-type="float" office:value="20.8701511228361">
                <text:p>20.8701511228361</text:p>
              </table:table-cell>
              <table:table-cell office:value-type="float" office:value="21.1268844864215">
                <text:p>21.126884486421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0.2632217560923">
                <text:p>20.2632217560923</text:p>
              </table:table-cell>
              <table:table-cell office:value-type="float" office:value="23.5793412419198">
                <text:p>23.5793412419198</text:p>
              </table:table-cell>
              <table:table-cell office:value-type="float" office:value="25.4951226755556">
                <text:p>25.4951226755556</text:p>
              </table:table-cell>
              <table:table-cell office:value-type="float" office:value="25.0142141941529">
                <text:p>25.01421419415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0626782113628">
                <text:p>19.0626782113628</text:p>
              </table:table-cell>
              <table:table-cell office:value-type="float" office:value="23.8938847035523">
                <text:p>23.8938847035523</text:p>
              </table:table-cell>
              <table:table-cell office:value-type="float" office:value="27.7963854809362">
                <text:p>27.7963854809362</text:p>
              </table:table-cell>
              <table:table-cell office:value-type="float" office:value="29.2662139351514">
                <text:p>29.266213935151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3.8257001366354">
                <text:p>23.8257001366354</text:p>
              </table:table-cell>
              <table:table-cell office:value-type="float" office:value="25.7953406418832">
                <text:p>25.7953406418832</text:p>
              </table:table-cell>
              <table:table-cell office:value-type="float" office:value="28.6801162759311">
                <text:p>28.6801162759311</text:p>
              </table:table-cell>
              <table:table-cell office:value-type="float" office:value="31.3146089157241">
                <text:p>31.314608915724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8.9773506711847">
                <text:p>28.9773506711847</text:p>
              </table:table-cell>
              <table:table-cell office:value-type="float" office:value="27.5497593869004">
                <text:p>27.5497593869004</text:p>
              </table:table-cell>
              <table:table-cell office:value-type="float" office:value="32.1826930091989">
                <text:p>32.1826930091989</text:p>
              </table:table-cell>
              <table:table-cell office:value-type="float" office:value="31.6733859110382">
                <text:p>31.673385911038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0.1871161284559">
                <text:p>30.1871161284559</text:p>
              </table:table-cell>
              <table:table-cell office:value-type="float" office:value="31.6513778330721">
                <text:p>31.6513778330721</text:p>
              </table:table-cell>
              <table:table-cell office:value-type="float" office:value="32.6375846795093">
                <text:p>32.6375846795093</text:p>
              </table:table-cell>
              <table:table-cell office:value-type="float" office:value="33.2065775586682">
                <text:p>33.206577558668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0.6084672771491">
                <text:p>30.6084672771491</text:p>
              </table:table-cell>
              <table:table-cell office:value-type="float" office:value="31.8810182232302">
                <text:p>31.8810182232302</text:p>
              </table:table-cell>
              <table:table-cell office:value-type="float" office:value="33.0638324734887">
                <text:p>33.0638324734887</text:p>
              </table:table-cell>
              <table:table-cell office:value-type="float" office:value="33.2707341169025">
                <text:p>33.270734116902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1.6411625168789">
                <text:p>31.6411625168789</text:p>
              </table:table-cell>
              <table:table-cell office:value-type="float" office:value="32.8524755858263">
                <text:p>32.8524755858263</text:p>
              </table:table-cell>
              <table:table-cell office:value-type="float" office:value="32.8279977074345">
                <text:p>32.8279977074345</text:p>
              </table:table-cell>
              <table:table-cell office:value-type="float" office:value="33.8469648564736">
                <text:p>33.846964856473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2.1002766361973">
                <text:p>32.1002766361973</text:p>
              </table:table-cell>
              <table:table-cell office:value-type="float" office:value="32.8142692332103">
                <text:p>32.8142692332103</text:p>
              </table:table-cell>
              <table:table-cell office:value-type="float" office:value="33.3811111955886">
                <text:p>33.3811111955886</text:p>
              </table:table-cell>
              <table:table-cell office:value-type="float" office:value="33.7382762339217">
                <text:p>33.738276233921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2.2901017040772">
                <text:p>32.2901017040772</text:p>
              </table:table-cell>
              <table:table-cell office:value-type="float" office:value="32.9645368171218">
                <text:p>32.9645368171218</text:p>
              </table:table-cell>
              <table:table-cell office:value-type="float" office:value="33.4745091904967">
                <text:p>33.4745091904967</text:p>
              </table:table-cell>
              <table:table-cell office:value-type="float" office:value="33.9172030129314">
                <text:p>33.917203012931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2.4395416089814">
                <text:p>32.4395416089814</text:p>
              </table:table-cell>
              <table:table-cell office:value-type="float" office:value="33.0962936909894">
                <text:p>33.0962936909894</text:p>
              </table:table-cell>
              <table:table-cell office:value-type="float" office:value="33.6249431850789">
                <text:p>33.6249431850789</text:p>
              </table:table-cell>
              <table:table-cell office:value-type="float" office:value="33.963017378683">
                <text:p>33.96301737868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2.4917037055766">
                <text:p>32.4917037055766</text:p>
              </table:table-cell>
              <table:table-cell office:value-type="float" office:value="33.1798476946656">
                <text:p>33.1798476946656</text:p>
              </table:table-cell>
              <table:table-cell office:value-type="float" office:value="33.6956123121488">
                <text:p>33.6956123121488</text:p>
              </table:table-cell>
              <table:table-cell office:value-type="float" office:value="34.04120291749">
                <text:p>34.041202917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2.5503338694547">
                <text:p>32.5503338694547</text:p>
              </table:table-cell>
              <table:table-cell office:value-type="float" office:value="33.2687542343625">
                <text:p>33.2687542343625</text:p>
              </table:table-cell>
              <table:table-cell office:value-type="float" office:value="33.7543165172632">
                <text:p>33.7543165172632</text:p>
              </table:table-cell>
              <table:table-cell office:value-type="float" office:value="34.0988079425499">
                <text:p>34.098807942549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2.64136656239">
                <text:p>32.64136656239</text:p>
              </table:table-cell>
              <table:table-cell office:value-type="float" office:value="33.3311288819014">
                <text:p>33.3311288819014</text:p>
              </table:table-cell>
              <table:table-cell office:value-type="float" office:value="33.6779138686664">
                <text:p>33.6779138686664</text:p>
              </table:table-cell>
              <table:table-cell office:value-type="float" office:value="34.0063175385823">
                <text:p>34.006317538582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2.7188694154878">
                <text:p>32.7188694154878</text:p>
              </table:table-cell>
              <table:table-cell office:value-type="float" office:value="33.3921616743962">
                <text:p>33.3921616743962</text:p>
              </table:table-cell>
              <table:table-cell office:value-type="float" office:value="33.7303265511362">
                <text:p>33.7303265511362</text:p>
              </table:table-cell>
              <table:table-cell office:value-type="float" office:value="34.0567263953767">
                <text:p>34.05672639537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01cm" svg:height="8.806cm" xlink:href=".." xlink:type="simple" chart:class="chart:line" chart:style-name="ch1">
        <chart:title svg:x="1.909cm" svg:y="0.311cm" chart:style-name="ch2">
          <text:p>Write Memory Instruction Percentages vs Graph Vertices</text:p>
        </chart:title>
        <chart:legend chart:legend-position="end" svg:x="13.528cm" svg:y="3.327cm" style:legend-expansion="high" chart:style-name="ch3"/>
        <chart:plot-area chart:style-name="ch4" table:cell-range-address="Instructions.P29:Instructions.T47" chart:data-source-has-labels="both" svg:x="1.314cm" svg:y="1.624cm" svg:width="11.594cm" svg:height="6.032cm">
          <chartooo:coordinate-region svg:x="1.952cm" svg:y="1.831cm" svg:width="10.761cm" svg:height="5.163cm"/>
          <chart:axis chart:dimension="x" chart:name="primary-x" chart:style-name="ch5" chartooo:axis-type="auto">
            <chartooo:date-scale/>
            <chart:title svg:x="5.711cm" svg:y="7.833cm" chart:style-name="ch6">
              <text:p># of Graph Vertices</text:p>
            </chart:title>
            <chart:categories table:cell-range-address="Instructions.P30:Instructions.P47"/>
            <chart:grid chart:style-name="ch7" chart:class="major"/>
          </chart:axis>
          <chart:axis chart:dimension="y" chart:name="primary-y" chart:style-name="ch5">
            <chart:title svg:x="0.451cm" svg:y="7.419cm" chart:style-name="ch8">
              <text:p>Percentages of Write Mem Instructions</text:p>
            </chart:title>
            <chart:grid chart:style-name="ch7" chart:class="major"/>
          </chart:axis>
          <chart:series chart:style-name="ch9" chart:values-cell-range-address="Instructions.Q30:Instructions.Q47" chart:label-cell-address="Instructions.Q29:Instructions.Q29" chart:class="chart:line">
            <chart:data-point chart:repeated="18"/>
          </chart:series>
          <chart:series chart:style-name="ch10" chart:values-cell-range-address="Instructions.R30:Instructions.R47" chart:label-cell-address="Instructions.R29:Instructions.R29" chart:class="chart:line">
            <chart:data-point chart:repeated="18"/>
          </chart:series>
          <chart:series chart:style-name="ch11" chart:values-cell-range-address="Instructions.S30:Instructions.S47" chart:label-cell-address="Instructions.S29:Instructions.S29" chart:class="chart:line">
            <chart:data-point chart:repeated="18"/>
          </chart:series>
          <chart:series chart:style-name="ch12" chart:values-cell-range-address="Instructions.T30:Instructions.T47" chart:label-cell-address="Instructions.T29:Instructions.T29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Q29:Instructions.Q29</svg:desc>
                </draw:g>
              </table:table-cell>
              <table:table-cell office:value-type="string">
                <text:p>E8</text:p>
                <draw:g>
                  <svg:desc>Instructions.R29:Instructions.R29</svg:desc>
                </draw:g>
              </table:table-cell>
              <table:table-cell office:value-type="string">
                <text:p>E16</text:p>
                <draw:g>
                  <svg:desc>Instructions.S29:Instructions.S29</svg:desc>
                </draw:g>
              </table:table-cell>
              <table:table-cell office:value-type="string">
                <text:p>E32</text:p>
                <draw:g>
                  <svg:desc>Instructions.T29:Instructions.T29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P30:Instructions.P47</svg:desc>
                </draw:g>
              </table:table-cell>
              <table:table-cell office:value-type="float" office:value="3.47498148311707">
                <text:p>3.47498148311707</text:p>
                <draw:g>
                  <svg:desc>Instructions.Q30:Instructions.Q47</svg:desc>
                </draw:g>
              </table:table-cell>
              <table:table-cell office:value-type="float" office:value="4.35689178737932">
                <text:p>4.35689178737932</text:p>
                <draw:g>
                  <svg:desc>Instructions.R30:Instructions.R47</svg:desc>
                </draw:g>
              </table:table-cell>
              <table:table-cell office:value-type="float" office:value="3.22254347397699">
                <text:p>3.22254347397699</text:p>
                <draw:g>
                  <svg:desc>Instructions.S30:Instructions.S47</svg:desc>
                </draw:g>
              </table:table-cell>
              <table:table-cell office:value-type="float" office:value="3.80411599977447">
                <text:p>3.80411599977447</text:p>
                <draw:g>
                  <svg:desc>Instructions.T30:Instructions.T4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81786049385972">
                <text:p>3.81786049385972</text:p>
              </table:table-cell>
              <table:table-cell office:value-type="float" office:value="3.82983177944892">
                <text:p>3.82983177944892</text:p>
              </table:table-cell>
              <table:table-cell office:value-type="float" office:value="3.89966064786342">
                <text:p>3.89966064786342</text:p>
              </table:table-cell>
              <table:table-cell office:value-type="float" office:value="4.33959411482336">
                <text:p>4.3395941148233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.53098493174698">
                <text:p>3.53098493174698</text:p>
              </table:table-cell>
              <table:table-cell office:value-type="float" office:value="4.8845495115266">
                <text:p>4.8845495115266</text:p>
              </table:table-cell>
              <table:table-cell office:value-type="float" office:value="4.31952544391698">
                <text:p>4.31952544391698</text:p>
              </table:table-cell>
              <table:table-cell office:value-type="float" office:value="5.2288318775411">
                <text:p>5.22883187754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58237881236797">
                <text:p>3.58237881236797</text:p>
              </table:table-cell>
              <table:table-cell office:value-type="float" office:value="4.65529535735277">
                <text:p>4.65529535735277</text:p>
              </table:table-cell>
              <table:table-cell office:value-type="float" office:value="5.34969312146075">
                <text:p>5.34969312146075</text:p>
              </table:table-cell>
              <table:table-cell office:value-type="float" office:value="5.96763555687191">
                <text:p>5.9676355568719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43148995162259">
                <text:p>5.43148995162259</text:p>
              </table:table-cell>
              <table:table-cell office:value-type="float" office:value="6.25008131186254">
                <text:p>6.25008131186254</text:p>
              </table:table-cell>
              <table:table-cell office:value-type="float" office:value="7.43283899377898">
                <text:p>7.43283899377898</text:p>
              </table:table-cell>
              <table:table-cell office:value-type="float" office:value="7.49317811777495">
                <text:p>7.493178117774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4848250504092">
                <text:p>5.4848250504092</text:p>
              </table:table-cell>
              <table:table-cell office:value-type="float" office:value="7.46047392570048">
                <text:p>7.46047392570048</text:p>
              </table:table-cell>
              <table:table-cell office:value-type="float" office:value="8.40496046658847">
                <text:p>8.40496046658847</text:p>
              </table:table-cell>
              <table:table-cell office:value-type="float" office:value="9.24354426053229">
                <text:p>9.2435442605322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.46937041675917">
                <text:p>7.46937041675917</text:p>
              </table:table-cell>
              <table:table-cell office:value-type="float" office:value="7.81208770079675">
                <text:p>7.81208770079675</text:p>
              </table:table-cell>
              <table:table-cell office:value-type="float" office:value="9.28113637677639">
                <text:p>9.28113637677639</text:p>
              </table:table-cell>
              <table:table-cell office:value-type="float" office:value="10.1973416827734">
                <text:p>10.197341682773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.14255597456657">
                <text:p>9.14255597456657</text:p>
              </table:table-cell>
              <table:table-cell office:value-type="float" office:value="9.25518001798993">
                <text:p>9.25518001798993</text:p>
              </table:table-cell>
              <table:table-cell office:value-type="float" office:value="10.401985570662">
                <text:p>10.401985570662</text:p>
              </table:table-cell>
              <table:table-cell office:value-type="float" office:value="10.3803687765333">
                <text:p>10.380368776533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.96419850636091">
                <text:p>9.96419850636091</text:p>
              </table:table-cell>
              <table:table-cell office:value-type="float" office:value="10.6273034009342">
                <text:p>10.6273034009342</text:p>
              </table:table-cell>
              <table:table-cell office:value-type="float" office:value="10.8389332542298">
                <text:p>10.8389332542298</text:p>
              </table:table-cell>
              <table:table-cell office:value-type="float" office:value="10.9240703337209">
                <text:p>10.924070333720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0.5823648976025">
                <text:p>10.5823648976025</text:p>
              </table:table-cell>
              <table:table-cell office:value-type="float" office:value="10.9535585560426">
                <text:p>10.9535585560426</text:p>
              </table:table-cell>
              <table:table-cell office:value-type="float" office:value="11.0288406740699">
                <text:p>11.0288406740699</text:p>
              </table:table-cell>
              <table:table-cell office:value-type="float" office:value="10.8494732105577">
                <text:p>10.849473210557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.1443000805608">
                <text:p>11.1443000805608</text:p>
              </table:table-cell>
              <table:table-cell office:value-type="float" office:value="11.1865322369112">
                <text:p>11.1865322369112</text:p>
              </table:table-cell>
              <table:table-cell office:value-type="float" office:value="11.2549847940764">
                <text:p>11.2549847940764</text:p>
              </table:table-cell>
              <table:table-cell office:value-type="float" office:value="10.9458444680399">
                <text:p>10.94584446803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2662472102051">
                <text:p>11.2662472102051</text:p>
              </table:table-cell>
              <table:table-cell office:value-type="float" office:value="11.5016128470557">
                <text:p>11.5016128470557</text:p>
              </table:table-cell>
              <table:table-cell office:value-type="float" office:value="11.3808807161633">
                <text:p>11.3808807161633</text:p>
              </table:table-cell>
              <table:table-cell office:value-type="float" office:value="11.1648982724099">
                <text:p>11.164898272409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.3154100847469">
                <text:p>11.3154100847469</text:p>
              </table:table-cell>
              <table:table-cell office:value-type="float" office:value="11.4930806119633">
                <text:p>11.4930806119633</text:p>
              </table:table-cell>
              <table:table-cell office:value-type="float" office:value="11.3086182209128">
                <text:p>11.3086182209128</text:p>
              </table:table-cell>
              <table:table-cell office:value-type="float" office:value="11.140565548243">
                <text:p>11.14056554824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.3108327796194">
                <text:p>11.3108327796194</text:p>
              </table:table-cell>
              <table:table-cell office:value-type="float" office:value="11.4505991052109">
                <text:p>11.4505991052109</text:p>
              </table:table-cell>
              <table:table-cell office:value-type="float" office:value="11.2528422643485">
                <text:p>11.2528422643485</text:p>
              </table:table-cell>
              <table:table-cell office:value-type="float" office:value="11.0477026698004">
                <text:p>11.047702669800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1.6159754229088">
                <text:p>11.6159754229088</text:p>
              </table:table-cell>
              <table:table-cell office:value-type="float" office:value="11.4075333621919">
                <text:p>11.4075333621919</text:p>
              </table:table-cell>
              <table:table-cell office:value-type="float" office:value="11.190589317048">
                <text:p>11.190589317048</text:p>
              </table:table-cell>
              <table:table-cell office:value-type="float" office:value="10.9622814693395">
                <text:p>10.96228146933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5647031784068">
                <text:p>11.5647031784068</text:p>
              </table:table-cell>
              <table:table-cell office:value-type="float" office:value="11.3668256137347">
                <text:p>11.3668256137347</text:p>
              </table:table-cell>
              <table:table-cell office:value-type="float" office:value="11.1296178711381">
                <text:p>11.1296178711381</text:p>
              </table:table-cell>
              <table:table-cell office:value-type="float" office:value="10.8945036062698">
                <text:p>10.894503606269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.5202214655033">
                <text:p>11.5202214655033</text:p>
              </table:table-cell>
              <table:table-cell office:value-type="float" office:value="11.2974283805597">
                <text:p>11.2974283805597</text:p>
              </table:table-cell>
              <table:table-cell office:value-type="float" office:value="11.3842590026005">
                <text:p>11.3842590026005</text:p>
              </table:table-cell>
              <table:table-cell office:value-type="float" office:value="11.133891103126">
                <text:p>11.13389110312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1.480243677168">
                <text:p>11.480243677168</text:p>
              </table:table-cell>
              <table:table-cell office:value-type="float" office:value="11.2363939176">
                <text:p>11.2363939176</text:p>
              </table:table-cell>
              <table:table-cell office:value-type="float" office:value="11.3043678912611">
                <text:p>11.3043678912611</text:p>
              </table:table-cell>
              <table:table-cell office:value-type="float" office:value="11.0593321341697">
                <text:p>11.059332134169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63cm" svg:y="0.315cm" chart:style-name="ch2">
          <text:p>No Pin Page Rank Runtimes vs Graph Vertices</text:p>
        </chart:title>
        <chart:legend chart:legend-position="end" svg:x="14.027cm" svg:y="3.424cm" style:legend-expansion="high" chart:style-name="ch3"/>
        <chart:plot-area chart:style-name="ch4" table:cell-range-address="Time.A26:Time.E44" chart:data-source-has-labels="both" svg:x="1.324cm" svg:y="1.64cm" svg:width="12.063cm" svg:height="6.206cm">
          <chartooo:coordinate-region svg:x="1.962cm" svg:y="1.847cm" svg:width="11.23cm" svg:height="5.337cm"/>
          <chart:axis chart:dimension="x" chart:name="primary-x" chart:style-name="ch5" chartooo:axis-type="auto">
            <chartooo:date-scale/>
            <chart:title svg:x="5.955cm" svg:y="8.027cm" chart:style-name="ch6">
              <text:p># of Graph Vertices</text:p>
            </chart:title>
            <chart:categories table:cell-range-address="Time.A27:Time.A44"/>
            <chart:grid chart:style-name="ch7" chart:class="major"/>
          </chart:axis>
          <chart:axis chart:dimension="y" chart:name="primary-y" chart:style-name="ch5">
            <chart:title svg:x="0.451cm" svg:y="7.57cm" chart:style-name="ch8">
              <text:p>No Pin Page Rank Runtimes (Seconds)</text:p>
            </chart:title>
            <chart:grid chart:style-name="ch7" chart:class="major"/>
          </chart:axis>
          <chart:series chart:style-name="ch9" chart:values-cell-range-address="Time.B27:Time.B44" chart:label-cell-address="Time.B26:Time.B26" chart:class="chart:line">
            <chart:data-point chart:repeated="18"/>
          </chart:series>
          <chart:series chart:style-name="ch10" chart:values-cell-range-address="Time.C27:Time.C44" chart:label-cell-address="Time.C26:Time.C26" chart:class="chart:line">
            <chart:data-point chart:repeated="18"/>
          </chart:series>
          <chart:series chart:style-name="ch11" chart:values-cell-range-address="Time.D27:Time.D44" chart:label-cell-address="Time.D26:Time.D26" chart:class="chart:line">
            <chart:data-point chart:repeated="18"/>
          </chart:series>
          <chart:series chart:style-name="ch12" chart:values-cell-range-address="Time.E27:Time.E44" chart:label-cell-address="Time.E26:Time.E26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Time.B26:Time.B26</svg:desc>
                </draw:g>
              </table:table-cell>
              <table:table-cell office:value-type="string">
                <text:p>E8</text:p>
                <draw:g>
                  <svg:desc>Time.C26:Time.C26</svg:desc>
                </draw:g>
              </table:table-cell>
              <table:table-cell office:value-type="string">
                <text:p>E16</text:p>
                <draw:g>
                  <svg:desc>Time.D26:Time.D26</svg:desc>
                </draw:g>
              </table:table-cell>
              <table:table-cell office:value-type="string">
                <text:p>E32</text:p>
                <draw:g>
                  <svg:desc>Time.E26:Time.E26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Time.A27:Time.A44</svg:desc>
                </draw:g>
              </table:table-cell>
              <table:table-cell office:value-type="float" office:value="0.032">
                <text:p>0.032</text:p>
                <draw:g>
                  <svg:desc>Time.B27:Time.B44</svg:desc>
                </draw:g>
              </table:table-cell>
              <table:table-cell office:value-type="float" office:value="0.023">
                <text:p>0.023</text:p>
                <draw:g>
                  <svg:desc>Time.C27:Time.C44</svg:desc>
                </draw:g>
              </table:table-cell>
              <table:table-cell office:value-type="float" office:value="0.023">
                <text:p>0.023</text:p>
                <draw:g>
                  <svg:desc>Time.D27:Time.D44</svg:desc>
                </draw:g>
              </table:table-cell>
              <table:table-cell office:value-type="float" office:value="0.023">
                <text:p>0.023</text:p>
                <draw:g>
                  <svg:desc>Time.E27:Time.E44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0.023">
                <text:p>0.02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32">
                <text:p>0.032</text:p>
              </table:table-cell>
              <table:table-cell office:value-type="float" office:value="0.023">
                <text:p>0.023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3">
                <text:p>0.023</text:p>
              </table:table-cell>
              <table:table-cell office:value-type="float" office:value="0.032">
                <text:p>0.032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31">
                <text:p>0.031</text:p>
              </table:table-cell>
              <table:table-cell office:value-type="float" office:value="0.032">
                <text:p>0.032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31">
                <text:p>0.031</text:p>
              </table:table-cell>
              <table:table-cell office:value-type="float" office:value="0.032">
                <text:p>0.032</text:p>
              </table:table-cell>
              <table:table-cell office:value-type="float" office:value="0.04">
                <text:p>0.04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8">
                <text:p>0.048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1">
                <text:p>0.031</text:p>
              </table:table-cell>
              <table:table-cell office:value-type="float" office:value="0.04">
                <text:p>0.04</text:p>
              </table:table-cell>
              <table:table-cell office:value-type="float" office:value="0.056">
                <text:p>0.05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8">
                <text:p>0.048</text:p>
              </table:table-cell>
              <table:table-cell office:value-type="float" office:value="0.065">
                <text:p>0.065</text:p>
              </table:table-cell>
              <table:table-cell office:value-type="float" office:value="0.098">
                <text:p>0.098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82">
                <text:p>0.082</text:p>
              </table:table-cell>
              <table:table-cell office:value-type="float" office:value="0.106">
                <text:p>0.106</text:p>
              </table:table-cell>
              <table:table-cell office:value-type="float" office:value="0.173">
                <text:p>0.17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23">
                <text:p>0.123</text:p>
              </table:table-cell>
              <table:table-cell office:value-type="float" office:value="0.189">
                <text:p>0.189</text:p>
              </table:table-cell>
              <table:table-cell office:value-type="float" office:value="0.323">
                <text:p>0.323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231">
                <text:p>0.231</text:p>
              </table:table-cell>
              <table:table-cell office:value-type="float" office:value="0.381">
                <text:p>0.381</text:p>
              </table:table-cell>
              <table:table-cell office:value-type="float" office:value="0.689">
                <text:p>0.689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464">
                <text:p>0.464</text:p>
              </table:table-cell>
              <table:table-cell office:value-type="float" office:value="0.822">
                <text:p>0.822</text:p>
              </table:table-cell>
              <table:table-cell office:value-type="float" office:value="1.547">
                <text:p>1.547</text:p>
              </table:table-cell>
              <table:table-cell office:value-type="float" office:value="2.797">
                <text:p>2.7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005">
                <text:p>1.005</text:p>
              </table:table-cell>
              <table:table-cell office:value-type="float" office:value="1.831">
                <text:p>1.831</text:p>
              </table:table-cell>
              <table:table-cell office:value-type="float" office:value="3.821">
                <text:p>3.821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255">
                <text:p>2.255</text:p>
              </table:table-cell>
              <table:table-cell office:value-type="float" office:value="4.371">
                <text:p>4.371</text:p>
              </table:table-cell>
              <table:table-cell office:value-type="float" office:value="7.644">
                <text:p>7.644</text:p>
              </table:table-cell>
              <table:table-cell office:value-type="float" office:value="15.982">
                <text:p>15.98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.92">
                <text:p>4.92</text:p>
              </table:table-cell>
              <table:table-cell office:value-type="float" office:value="9.166">
                <text:p>9.166</text:p>
              </table:table-cell>
              <table:table-cell office:value-type="float" office:value="16.75">
                <text:p>16.75</text:p>
              </table:table-cell>
              <table:table-cell office:value-type="float" office:value="34.37">
                <text:p>34.3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